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GloVe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opics/physics.txt</text:p>
          </table:table-cell>
          <table:table-cell office:value-type="float" office:value="0.744459" calcext:value-type="float">
            <text:p>0.744459</text:p>
          </table:table-cell>
          <table:table-cell office:value-type="float" office:value="0.474961" calcext:value-type="float">
            <text:p>0.474961</text:p>
          </table:table-cell>
          <table:table-cell office:value-type="float" office:value="0.906665" calcext:value-type="float">
            <text:p>0.906665</text:p>
          </table:table-cell>
          <table:table-cell office:value-type="float" office:value="0.592093" calcext:value-type="float">
            <text:p>0.592093</text:p>
          </table:table-cell>
          <table:table-cell office:value-type="float" office:value="0.0805586" calcext:value-type="float">
            <text:p>0.0805586</text:p>
          </table:table-cell>
          <table:table-cell office:value-type="float" office:value="0.21628" calcext:value-type="float">
            <text:p>0.21628</text:p>
          </table:table-cell>
          <table:table-cell office:value-type="float" office:value="0.960672" calcext:value-type="float">
            <text:p>0.960672</text:p>
          </table:table-cell>
          <table:table-cell office:value-type="float" office:value="-0.339509" calcext:value-type="float">
            <text:p>-0.339509</text:p>
          </table:table-cell>
          <table:table-cell office:value-type="float" office:value="0.334456" calcext:value-type="float">
            <text:p>0.334456</text:p>
          </table:table-cell>
          <table:table-cell office:value-type="float" office:value="1.20036" calcext:value-type="float">
            <text:p>1.20036</text:p>
          </table:table-cell>
          <table:table-cell office:value-type="float" office:value="0.81584" calcext:value-type="float">
            <text:p>0.81584</text:p>
          </table:table-cell>
          <table:table-cell office:value-type="float" office:value="0.238389" calcext:value-type="float">
            <text:p>0.238389</text:p>
          </table:table-cell>
          <table:table-cell office:value-type="float" office:value="-0.146492" calcext:value-type="float">
            <text:p>-0.146492</text:p>
          </table:table-cell>
          <table:table-cell office:value-type="float" office:value="0.964075" calcext:value-type="float">
            <text:p>0.964075</text:p>
          </table:table-cell>
          <table:table-cell office:value-type="float" office:value="-0.578042" calcext:value-type="float">
            <text:p>-0.578042</text:p>
          </table:table-cell>
          <table:table-cell office:value-type="float" office:value="0.341831" calcext:value-type="float">
            <text:p>0.341831</text:p>
          </table:table-cell>
          <table:table-cell office:value-type="float" office:value="0.313028" calcext:value-type="float">
            <text:p>0.313028</text:p>
          </table:table-cell>
          <table:table-cell office:value-type="float" office:value="0.734654" calcext:value-type="float">
            <text:p>0.734654</text:p>
          </table:table-cell>
          <table:table-cell office:value-type="float" office:value="-0.735041" calcext:value-type="float">
            <text:p>-0.735041</text:p>
          </table:table-cell>
          <table:table-cell office:value-type="float" office:value="-0.527839" calcext:value-type="float">
            <text:p>-0.527839</text:p>
          </table:table-cell>
          <table:table-cell office:value-type="float" office:value="0.265487" calcext:value-type="float">
            <text:p>0.265487</text:p>
          </table:table-cell>
          <table:table-cell office:value-type="float" office:value="-0.727103" calcext:value-type="float">
            <text:p>-0.727103</text:p>
          </table:table-cell>
          <table:table-cell office:value-type="float" office:value="0.3934" calcext:value-type="float">
            <text:p>0.3934</text:p>
          </table:table-cell>
          <table:table-cell office:value-type="float" office:value="-0.162961" calcext:value-type="float">
            <text:p>-0.162961</text:p>
          </table:table-cell>
          <table:table-cell office:value-type="float" office:value="0.139289" calcext:value-type="float">
            <text:p>0.139289</text:p>
          </table:table-cell>
          <table:table-cell office:value-type="float" office:value="-0.239865" calcext:value-type="float">
            <text:p>-0.239865</text:p>
          </table:table-cell>
          <table:table-cell office:value-type="float" office:value="0.140485" calcext:value-type="float">
            <text:p>0.140485</text:p>
          </table:table-cell>
          <table:table-cell office:value-type="float" office:value="0.0727774" calcext:value-type="float">
            <text:p>0.0727774</text:p>
          </table:table-cell>
          <table:table-cell office:value-type="float" office:value="-0.00779017" calcext:value-type="float">
            <text:p>-0.00779017</text:p>
          </table:table-cell>
          <table:table-cell office:value-type="float" office:value="0.577802" calcext:value-type="float">
            <text:p>0.577802</text:p>
          </table:table-cell>
          <table:table-cell office:value-type="float" office:value="0.580216" calcext:value-type="float">
            <text:p>0.580216</text:p>
          </table:table-cell>
          <table:table-cell office:value-type="float" office:value="-0.587693" calcext:value-type="float">
            <text:p>-0.587693</text:p>
          </table:table-cell>
          <table:table-cell office:value-type="float" office:value="-0.411112" calcext:value-type="float">
            <text:p>-0.411112</text:p>
          </table:table-cell>
          <table:table-cell office:value-type="float" office:value="-0.636885" calcext:value-type="float">
            <text:p>-0.636885</text:p>
          </table:table-cell>
          <table:table-cell office:value-type="float" office:value="0.0638252" calcext:value-type="float">
            <text:p>0.0638252</text:p>
          </table:table-cell>
          <table:table-cell office:value-type="float" office:value="-0.504166" calcext:value-type="float">
            <text:p>-0.504166</text:p>
          </table:table-cell>
          <table:table-cell office:value-type="float" office:value="-0.0484692" calcext:value-type="float">
            <text:p>-0.0484692</text:p>
          </table:table-cell>
          <table:table-cell office:value-type="float" office:value="0.243304" calcext:value-type="float">
            <text:p>0.243304</text:p>
          </table:table-cell>
          <table:table-cell office:value-type="float" office:value="0.410713" calcext:value-type="float">
            <text:p>0.410713</text:p>
          </table:table-cell>
          <table:table-cell office:value-type="float" office:value="0.746652" calcext:value-type="float">
            <text:p>0.746652</text:p>
          </table:table-cell>
          <table:table-cell office:value-type="float" office:value="0.286026" calcext:value-type="float">
            <text:p>0.286026</text:p>
          </table:table-cell>
          <table:table-cell office:value-type="float" office:value="-0.179937" calcext:value-type="float">
            <text:p>-0.179937</text:p>
          </table:table-cell>
          <table:table-cell office:value-type="float" office:value="-0.558234" calcext:value-type="float">
            <text:p>-0.558234</text:p>
          </table:table-cell>
          <table:table-cell office:value-type="float" office:value="0.508516" calcext:value-type="float">
            <text:p>0.508516</text:p>
          </table:table-cell>
          <table:table-cell office:value-type="float" office:value="0.335723" calcext:value-type="float">
            <text:p>0.335723</text:p>
          </table:table-cell>
          <table:table-cell office:value-type="float" office:value="-0.258404" calcext:value-type="float">
            <text:p>-0.258404</text:p>
          </table:table-cell>
          <table:table-cell office:value-type="float" office:value="0.530871" calcext:value-type="float">
            <text:p>0.530871</text:p>
          </table:table-cell>
          <table:table-cell office:value-type="float" office:value="0.07302" calcext:value-type="float">
            <text:p>0.07302</text:p>
          </table:table-cell>
          <table:table-cell office:value-type="float" office:value="-0.0482118" calcext:value-type="float">
            <text:p>-0.0482118</text:p>
          </table:table-cell>
          <table:table-cell office:value-type="float" office:value="-0.112398" calcext:value-type="float">
            <text:p>-0.112398</text:p>
          </table:table-cell>
        </table:table-row>
        <table:table-row table:style-name="ro1" table:visibility="collapse">
          <table:table-cell office:value-type="string" calcext:value-type="string">
            <text:p>proton</text:p>
          </table:table-cell>
          <table:table-cell office:value-type="float" office:value="1.3538" calcext:value-type="float">
            <text:p>1.3538</text:p>
          </table:table-cell>
          <table:table-cell office:value-type="float" office:value="0.45739" calcext:value-type="float">
            <text:p>0.45739</text:p>
          </table:table-cell>
          <table:table-cell office:value-type="float" office:value="1.7245" calcext:value-type="float">
            <text:p>1.7245</text:p>
          </table:table-cell>
          <table:table-cell office:value-type="float" office:value="1.1506" calcext:value-type="float">
            <text:p>1.1506</text:p>
          </table:table-cell>
          <table:table-cell office:value-type="float" office:value="0.28336" calcext:value-type="float">
            <text:p>0.28336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77116" calcext:value-type="float">
            <text:p>0.77116</text:p>
          </table:table-cell>
          <table:table-cell office:value-type="float" office:value="-0.52147" calcext:value-type="float">
            <text:p>-0.52147</text:p>
          </table:table-cell>
          <table:table-cell office:value-type="float" office:value="0.077814" calcext:value-type="float">
            <text:p>0.077814</text:p>
          </table:table-cell>
          <table:table-cell office:value-type="float" office:value="1.3509" calcext:value-type="float">
            <text:p>1.3509</text:p>
          </table:table-cell>
          <table:table-cell office:value-type="float" office:value="1.79" calcext:value-type="float">
            <text:p>1.79</text:p>
          </table:table-cell>
          <table:table-cell office:value-type="float" office:value="0.15357" calcext:value-type="float">
            <text:p>0.15357</text:p>
          </table:table-cell>
          <table:table-cell office:value-type="float" office:value="-1.1799" calcext:value-type="float">
            <text:p>-1.1799</text:p>
          </table:table-cell>
          <table:table-cell office:value-type="float" office:value="0.76619" calcext:value-type="float">
            <text:p>0.76619</text:p>
          </table:table-cell>
          <table:table-cell office:value-type="float" office:value="-0.46428" calcext:value-type="float">
            <text:p>-0.46428</text:p>
          </table:table-cell>
          <table:table-cell office:value-type="float" office:value="1.2494" calcext:value-type="float">
            <text:p>1.2494</text:p>
          </table:table-cell>
          <table:table-cell office:value-type="float" office:value="-0.25908" calcext:value-type="float">
            <text:p>-0.25908</text:p>
          </table:table-cell>
          <table:table-cell office:value-type="float" office:value="1.6357" calcext:value-type="float">
            <text:p>1.6357</text:p>
          </table:table-cell>
          <table:table-cell office:value-type="float" office:value="-0.67237" calcext:value-type="float">
            <text:p>-0.67237</text:p>
          </table:table-cell>
          <table:table-cell office:value-type="float" office:value="-0.18355" calcext:value-type="float">
            <text:p>-0.18355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-0.51696" calcext:value-type="float">
            <text:p>-0.51696</text:p>
          </table:table-cell>
          <table:table-cell office:value-type="float" office:value="-0.32574" calcext:value-type="float">
            <text:p>-0.32574</text:p>
          </table:table-cell>
          <table:table-cell office:value-type="float" office:value="-0.40726" calcext:value-type="float">
            <text:p>-0.40726</text:p>
          </table:table-cell>
          <table:table-cell office:value-type="float" office:value="-0.32659" calcext:value-type="float">
            <text:p>-0.32659</text:p>
          </table:table-cell>
          <table:table-cell office:value-type="float" office:value="-0.17833" calcext:value-type="float">
            <text:p>-0.17833</text:p>
          </table:table-cell>
          <table:table-cell office:value-type="float" office:value="0.53983" calcext:value-type="float">
            <text:p>0.53983</text:p>
          </table:table-cell>
          <table:table-cell office:value-type="float" office:value="0.073299" calcext:value-type="float">
            <text:p>0.073299</text:p>
          </table:table-cell>
          <table:table-cell office:value-type="float" office:value="-0.48303" calcext:value-type="float">
            <text:p>-0.48303</text:p>
          </table:table-cell>
          <table:table-cell office:value-type="float" office:value="0.95459" calcext:value-type="float">
            <text:p>0.95459</text:p>
          </table:table-cell>
          <table:table-cell office:value-type="float" office:value="0.73043" calcext:value-type="float">
            <text:p>0.73043</text:p>
          </table:table-cell>
          <table:table-cell office:value-type="float" office:value="0.60707" calcext:value-type="float">
            <text:p>0.60707</text:p>
          </table:table-cell>
          <table:table-cell office:value-type="float" office:value="-0.14065" calcext:value-type="float">
            <text:p>-0.14065</text:p>
          </table:table-cell>
          <table:table-cell office:value-type="float" office:value="0.68626" calcext:value-type="float">
            <text:p>0.68626</text:p>
          </table:table-cell>
          <table:table-cell office:value-type="float" office:value="0.15897" calcext:value-type="float">
            <text:p>0.15897</text:p>
          </table:table-cell>
          <table:table-cell office:value-type="float" office:value="-0.33126" calcext:value-type="float">
            <text:p>-0.33126</text:p>
          </table:table-cell>
          <table:table-cell office:value-type="float" office:value="0.24806" calcext:value-type="float">
            <text:p>0.24806</text:p>
          </table:table-cell>
          <table:table-cell office:value-type="float" office:value="0.21801" calcext:value-type="float">
            <text:p>0.21801</text:p>
          </table:table-cell>
          <table:table-cell office:value-type="float" office:value="-0.026579" calcext:value-type="float">
            <text:p>-0.026579</text:p>
          </table:table-cell>
          <table:table-cell office:value-type="float" office:value="0.40857" calcext:value-type="float">
            <text:p>0.40857</text:p>
          </table:table-cell>
          <table:table-cell office:value-type="float" office:value="0.34838" calcext:value-type="float">
            <text:p>0.34838</text:p>
          </table:table-cell>
          <table:table-cell office:value-type="float" office:value="-0.54025" calcext:value-type="float">
            <text:p>-0.54025</text:p>
          </table:table-cell>
          <table:table-cell office:value-type="float" office:value="-0.95278" calcext:value-type="float">
            <text:p>-0.95278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1.0352" calcext:value-type="float">
            <text:p>1.0352</text:p>
          </table:table-cell>
          <table:table-cell office:value-type="float" office:value="-0.82223" calcext:value-type="float">
            <text:p>-0.82223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0.38664" calcext:value-type="float">
            <text:p>0.38664</text:p>
          </table:table-cell>
          <table:table-cell office:value-type="float" office:value="0.26652" calcext:value-type="float">
            <text:p>0.26652</text:p>
          </table:table-cell>
          <table:table-cell office:value-type="float" office:value="-0.57474" calcext:value-type="float">
            <text:p>-0.57474</text:p>
          </table:table-cell>
        </table:table-row>
        <table:table-row table:style-name="ro1" table:visibility="collapse">
          <table:table-cell office:value-type="string" calcext:value-type="string">
            <text:p>neutron</text:p>
          </table:table-cell>
          <table:table-cell office:value-type="float" office:value="0.5755" calcext:value-type="float">
            <text:p>0.5755</text:p>
          </table:table-cell>
          <table:table-cell office:value-type="float" office:value="1.0056" calcext:value-type="float">
            <text:p>1.0056</text:p>
          </table:table-cell>
          <table:table-cell office:value-type="float" office:value="1.5079" calcext:value-type="float">
            <text:p>1.5079</text:p>
          </table:table-cell>
          <table:table-cell office:value-type="float" office:value="-0.13799" calcext:value-type="float">
            <text:p>-0.13799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70112" calcext:value-type="float">
            <text:p>0.70112</text:p>
          </table:table-cell>
          <table:table-cell office:value-type="float" office:value="0.74417" calcext:value-type="float">
            <text:p>0.74417</text:p>
          </table:table-cell>
          <table:table-cell office:value-type="float" office:value="-0.2006" calcext:value-type="float">
            <text:p>-0.2006</text:p>
          </table:table-cell>
          <table:table-cell office:value-type="float" office:value="0.83568" calcext:value-type="float">
            <text:p>0.83568</text:p>
          </table:table-cell>
          <table:table-cell office:value-type="float" office:value="1.5638" calcext:value-type="float">
            <text:p>1.5638</text:p>
          </table:table-cell>
          <table:table-cell office:value-type="float" office:value="0.82437" calcext:value-type="float">
            <text:p>0.82437</text:p>
          </table:table-cell>
          <table:table-cell office:value-type="float" office:value="0.091343" calcext:value-type="float">
            <text:p>0.091343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1.8179" calcext:value-type="float">
            <text:p>1.8179</text:p>
          </table:table-cell>
          <table:table-cell office:value-type="float" office:value="-0.70548" calcext:value-type="float">
            <text:p>-0.70548</text:p>
          </table:table-cell>
          <table:table-cell office:value-type="float" office:value="0.66218" calcext:value-type="float">
            <text:p>0.66218</text:p>
          </table:table-cell>
          <table:table-cell office:value-type="float" office:value="0.75908" calcext:value-type="float">
            <text:p>0.75908</text:p>
          </table:table-cell>
          <table:table-cell office:value-type="float" office:value="0.45785" calcext:value-type="float">
            <text:p>0.45785</text:p>
          </table:table-cell>
          <table:table-cell office:value-type="float" office:value="-0.9569" calcext:value-type="float">
            <text:p>-0.9569</text:p>
          </table:table-cell>
          <table:table-cell office:value-type="float" office:value="-0.4965" calcext:value-type="float">
            <text:p>-0.4965</text:p>
          </table:table-cell>
          <table:table-cell office:value-type="float" office:value="-0.10042" calcext:value-type="float">
            <text:p>-0.10042</text:p>
          </table:table-cell>
          <table:table-cell office:value-type="float" office:value="-0.34193" calcext:value-type="float">
            <text:p>-0.34193</text:p>
          </table:table-cell>
          <table:table-cell office:value-type="float" office:value="0.72081" calcext:value-type="float">
            <text:p>0.72081</text:p>
          </table:table-cell>
          <table:table-cell office:value-type="float" office:value="-0.21327" calcext:value-type="float">
            <text:p>-0.21327</text:p>
          </table:table-cell>
          <table:table-cell office:value-type="float" office:value="0.33259" calcext:value-type="float">
            <text:p>0.33259</text:p>
          </table:table-cell>
          <table:table-cell office:value-type="float" office:value="0.30852" calcext:value-type="float">
            <text:p>0.30852</text:p>
          </table:table-cell>
          <table:table-cell office:value-type="float" office:value="0.18981" calcext:value-type="float">
            <text:p>0.18981</text:p>
          </table:table-cell>
          <table:table-cell office:value-type="float" office:value="0.33918" calcext:value-type="float">
            <text:p>0.33918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78063" calcext:value-type="float">
            <text:p>0.78063</text:p>
          </table:table-cell>
          <table:table-cell office:value-type="float" office:value="0.51419" calcext:value-type="float">
            <text:p>0.51419</text:p>
          </table:table-cell>
          <table:table-cell office:value-type="float" office:value="-1.0256" calcext:value-type="float">
            <text:p>-1.0256</text:p>
          </table:table-cell>
          <table:table-cell office:value-type="float" office:value="-0.43583" calcext:value-type="float">
            <text:p>-0.43583</text:p>
          </table:table-cell>
          <table:table-cell office:value-type="float" office:value="-1.0121" calcext:value-type="float">
            <text:p>-1.0121</text:p>
          </table:table-cell>
          <table:table-cell office:value-type="float" office:value="0.55013" calcext:value-type="float">
            <text:p>0.55013</text:p>
          </table:table-cell>
          <table:table-cell office:value-type="float" office:value="0.68561" calcext:value-type="float">
            <text:p>0.68561</text:p>
          </table:table-cell>
          <table:table-cell office:value-type="float" office:value="0.43204" calcext:value-type="float">
            <text:p>0.43204</text:p>
          </table:table-cell>
          <table:table-cell office:value-type="float" office:value="0.032534" calcext:value-type="float">
            <text:p>0.032534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87924" calcext:value-type="float">
            <text:p>0.87924</text:p>
          </table:table-cell>
          <table:table-cell office:value-type="float" office:value="0.35536" calcext:value-type="float">
            <text:p>0.35536</text:p>
          </table:table-cell>
          <table:table-cell office:value-type="float" office:value="0.70427" calcext:value-type="float">
            <text:p>0.70427</text:p>
          </table:table-cell>
          <table:table-cell office:value-type="float" office:value="-1.3676" calcext:value-type="float">
            <text:p>-1.3676</text:p>
          </table:table-cell>
          <table:table-cell office:value-type="float" office:value="-0.11307" calcext:value-type="float">
            <text:p>-0.11307</text:p>
          </table:table-cell>
          <table:table-cell office:value-type="float" office:value="0.69342" calcext:value-type="float">
            <text:p>0.69342</text:p>
          </table:table-cell>
          <table:table-cell office:value-type="float" office:value="-0.14802" calcext:value-type="float">
            <text:p>-0.14802</text:p>
          </table:table-cell>
          <table:table-cell office:value-type="float" office:value="0.98199" calcext:value-type="float">
            <text:p>0.98199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-0.7467" calcext:value-type="float">
            <text:p>-0.7467</text:p>
          </table:table-cell>
          <table:table-cell office:value-type="float" office:value="-0.15469" calcext:value-type="float">
            <text:p>-0.15469</text:p>
          </table:table-cell>
        </table:table-row>
        <table:table-row table:style-name="ro1" table:visibility="collapse">
          <table:table-cell office:value-type="string" calcext:value-type="string">
            <text:p>electron</text:p>
          </table:table-cell>
          <table:table-cell office:value-type="float" office:value="1.1658" calcext:value-type="float">
            <text:p>1.1658</text:p>
          </table:table-cell>
          <table:table-cell office:value-type="float" office:value="0.30361" calcext:value-type="float">
            <text:p>0.30361</text:p>
          </table:table-cell>
          <table:table-cell office:value-type="float" office:value="1.783" calcext:value-type="float">
            <text:p>1.783</text:p>
          </table:table-cell>
          <table:table-cell office:value-type="float" office:value="0.51786" calcext:value-type="float">
            <text:p>0.51786</text:p>
          </table:table-cell>
          <table:table-cell office:value-type="float" office:value="0.75527" calcext:value-type="float">
            <text:p>0.75527</text:p>
          </table:table-cell>
          <table:table-cell office:value-type="float" office:value="0.82576" calcext:value-type="float">
            <text:p>0.82576</text:p>
          </table:table-cell>
          <table:table-cell office:value-type="float" office:value="2.0967" calcext:value-type="float">
            <text:p>2.0967</text:p>
          </table:table-cell>
          <table:table-cell office:value-type="float" office:value="-0.3083" calcext:value-type="float">
            <text:p>-0.3083</text:p>
          </table:table-cell>
          <table:table-cell office:value-type="float" office:value="-0.044606" calcext:value-type="float">
            <text:p>-0.044606</text:p>
          </table:table-cell>
          <table:table-cell office:value-type="float" office:value="1.5747" calcext:value-type="float">
            <text:p>1.5747</text:p>
          </table:table-cell>
          <table:table-cell office:value-type="float" office:value="1.1862" calcext:value-type="float">
            <text:p>1.1862</text:p>
          </table:table-cell>
          <table:table-cell office:value-type="float" office:value="-0.16842" calcext:value-type="float">
            <text:p>-0.16842</text:p>
          </table:table-cell>
          <table:table-cell office:value-type="float" office:value="0.22782" calcext:value-type="float">
            <text:p>0.22782</text:p>
          </table:table-cell>
          <table:table-cell office:value-type="float" office:value="1.2434" calcext:value-type="float">
            <text:p>1.2434</text:p>
          </table:table-cell>
          <table:table-cell office:value-type="float" office:value="-1.4794" calcext:value-type="float">
            <text:p>-1.4794</text:p>
          </table:table-cell>
          <table:table-cell office:value-type="float" office:value="0.55848" calcext:value-type="float">
            <text:p>0.55848</text:p>
          </table:table-cell>
          <table:table-cell office:value-type="float" office:value="-0.21645" calcext:value-type="float">
            <text:p>-0.21645</text:p>
          </table:table-cell>
          <table:table-cell office:value-type="float" office:value="0.66614" calcext:value-type="float">
            <text:p>0.66614</text:p>
          </table:table-cell>
          <table:table-cell office:value-type="float" office:value="-1.5236" calcext:value-type="float">
            <text:p>-1.5236</text:p>
          </table:table-cell>
          <table:table-cell office:value-type="float" office:value="-1.0513" calcext:value-type="float">
            <text:p>-1.0513</text:p>
          </table:table-cell>
          <table:table-cell office:value-type="float" office:value="1.2238" calcext:value-type="float">
            <text:p>1.2238</text:p>
          </table:table-cell>
          <table:table-cell office:value-type="float" office:value="-0.54034" calcext:value-type="float">
            <text:p>-0.54034</text:p>
          </table:table-cell>
          <table:table-cell office:value-type="float" office:value="0.19478" calcext:value-type="float">
            <text:p>0.19478</text:p>
          </table:table-cell>
          <table:table-cell office:value-type="float" office:value="-0.45298" calcext:value-type="float">
            <text:p>-0.45298</text:p>
          </table:table-cell>
          <table:table-cell office:value-type="float" office:value="0.042204" calcext:value-type="float">
            <text:p>0.042204</text:p>
          </table:table-cell>
          <table:table-cell office:value-type="float" office:value="-0.31201" calcext:value-type="float">
            <text:p>-0.31201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-0.26871" calcext:value-type="float">
            <text:p>-0.26871</text:p>
          </table:table-cell>
          <table:table-cell office:value-type="float" office:value="-0.60788" calcext:value-type="float">
            <text:p>-0.60788</text:p>
          </table:table-cell>
          <table:table-cell office:value-type="float" office:value="-0.087012" calcext:value-type="float">
            <text:p>-0.087012</text:p>
          </table:table-cell>
          <table:table-cell office:value-type="float" office:value="1.1539" calcext:value-type="float">
            <text:p>1.1539</text:p>
          </table:table-cell>
          <table:table-cell office:value-type="float" office:value="-0.38444" calcext:value-type="float">
            <text:p>-0.38444</text:p>
          </table:table-cell>
          <table:table-cell office:value-type="float" office:value="0.1692" calcext:value-type="float">
            <text:p>0.1692</text:p>
          </table:table-cell>
          <table:table-cell office:value-type="float" office:value="-1.026" calcext:value-type="float">
            <text:p>-1.026</text:p>
          </table:table-cell>
          <table:table-cell office:value-type="float" office:value="-0.0077172" calcext:value-type="float">
            <text:p>-0.0077172</text:p>
          </table:table-cell>
          <table:table-cell office:value-type="float" office:value="-1.2197" calcext:value-type="float">
            <text:p>-1.2197</text:p>
          </table:table-cell>
          <table:table-cell office:value-type="float" office:value="0.75239" calcext:value-type="float">
            <text:p>0.75239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0.20381" calcext:value-type="float">
            <text:p>0.20381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3583" calcext:value-type="float">
            <text:p>0.53583</text:p>
          </table:table-cell>
          <table:table-cell office:value-type="float" office:value="-0.31386" calcext:value-type="float">
            <text:p>-0.31386</text:p>
          </table:table-cell>
          <table:table-cell office:value-type="float" office:value="-0.41705" calcext:value-type="float">
            <text:p>-0.41705</text:p>
          </table:table-cell>
          <table:table-cell office:value-type="float" office:value="0.98646" calcext:value-type="float">
            <text:p>0.98646</text:p>
          </table:table-cell>
          <table:table-cell office:value-type="float" office:value="0.3244" calcext:value-type="float">
            <text:p>0.3244</text:p>
          </table:table-cell>
          <table:table-cell office:value-type="float" office:value="-0.89517" calcext:value-type="float">
            <text:p>-0.89517</text:p>
          </table:table-cell>
          <table:table-cell office:value-type="float" office:value="0.79843" calcext:value-type="float">
            <text:p>0.79843</text:p>
          </table:table-cell>
          <table:table-cell office:value-type="float" office:value="-0.41032" calcext:value-type="float">
            <text:p>-0.41032</text:p>
          </table:table-cell>
          <table:table-cell office:value-type="float" office:value="-0.062033" calcext:value-type="float">
            <text:p>-0.062033</text:p>
          </table:table-cell>
          <table:table-cell office:value-type="float" office:value="-0.18925" calcext:value-type="float">
            <text:p>-0.18925</text:p>
          </table:table-cell>
        </table:table-row>
        <table:table-row table:style-name="ro1" table:visibility="collapse">
          <table:table-cell office:value-type="string" calcext:value-type="string">
            <text:p>neutrino</text:p>
          </table:table-cell>
          <table:table-cell office:value-type="float" office:value="0.92653" calcext:value-type="float">
            <text:p>0.92653</text:p>
          </table:table-cell>
          <table:table-cell office:value-type="float" office:value="0.5579" calcext:value-type="float">
            <text:p>0.5579</text:p>
          </table:table-cell>
          <table:table-cell office:value-type="float" office:value="-0.17588" calcext:value-type="float">
            <text:p>-0.17588</text:p>
          </table:table-cell>
          <table:table-cell office:value-type="float" office:value="0.66197" calcext:value-type="float">
            <text:p>0.66197</text:p>
          </table:table-cell>
          <table:table-cell office:value-type="float" office:value="-0.70743" calcext:value-type="float">
            <text:p>-0.70743</text:p>
          </table:table-cell>
          <table:table-cell office:value-type="float" office:value="0.33127" calcext:value-type="float">
            <text:p>0.33127</text:p>
          </table:table-cell>
          <table:table-cell office:value-type="float" office:value="0.93359" calcext:value-type="float">
            <text:p>0.93359</text:p>
          </table:table-cell>
          <table:table-cell office:value-type="float" office:value="-0.022404" calcext:value-type="float">
            <text:p>-0.022404</text:p>
          </table:table-cell>
          <table:table-cell office:value-type="float" office:value="1.1312" calcext:value-type="float">
            <text:p>1.1312</text:p>
          </table:table-cell>
          <table:table-cell office:value-type="float" office:value="1.0935" calcext:value-type="float">
            <text:p>1.0935</text:p>
          </table:table-cell>
          <table:table-cell office:value-type="float" office:value="1.1001" calcext:value-type="float">
            <text:p>1.1001</text:p>
          </table:table-cell>
          <table:table-cell office:value-type="float" office:value="-0.38619" calcext:value-type="float">
            <text:p>-0.38619</text:p>
          </table:table-cell>
          <table:table-cell office:value-type="float" office:value="1.033" calcext:value-type="float">
            <text:p>1.033</text:p>
          </table:table-cell>
          <table:table-cell office:value-type="float" office:value="1.3261" calcext:value-type="float">
            <text:p>1.3261</text:p>
          </table:table-cell>
          <table:table-cell office:value-type="float" office:value="-0.63968" calcext:value-type="float">
            <text:p>-0.63968</text:p>
          </table:table-cell>
          <table:table-cell office:value-type="float" office:value="0.10393" calcext:value-type="float">
            <text:p>0.10393</text:p>
          </table:table-cell>
          <table:table-cell office:value-type="float" office:value="0.13874" calcext:value-type="float">
            <text:p>0.13874</text:p>
          </table:table-cell>
          <table:table-cell office:value-type="float" office:value="0.88197" calcext:value-type="float">
            <text:p>0.88197</text:p>
          </table:table-cell>
          <table:table-cell office:value-type="float" office:value="-1.5185" calcext:value-type="float">
            <text:p>-1.5185</text:p>
          </table:table-cell>
          <table:table-cell office:value-type="float" office:value="-0.65725" calcext:value-type="float">
            <text:p>-0.65725</text:p>
          </table:table-cell>
          <table:table-cell office:value-type="float" office:value="-0.48338" calcext:value-type="float">
            <text:p>-0.48338</text:p>
          </table:table-cell>
          <table:table-cell office:value-type="float" office:value="-1.0488" calcext:value-type="float">
            <text:p>-1.0488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0.029396" calcext:value-type="float">
            <text:p>0.029396</text:p>
          </table:table-cell>
          <table:table-cell office:value-type="float" office:value="0.85352" calcext:value-type="float">
            <text:p>0.85352</text:p>
          </table:table-cell>
          <table:table-cell office:value-type="float" office:value="-0.0329" calcext:value-type="float">
            <text:p>-0.0329</text:p>
          </table:table-cell>
          <table:table-cell office:value-type="float" office:value="-0.25319" calcext:value-type="float">
            <text:p>-0.25319</text:p>
          </table:table-cell>
          <table:table-cell office:value-type="float" office:value="0.36612" calcext:value-type="float">
            <text:p>0.36612</text:p>
          </table:table-cell>
          <table:table-cell office:value-type="float" office:value="-0.21899" calcext:value-type="float">
            <text:p>-0.21899</text:p>
          </table:table-cell>
          <table:table-cell office:value-type="float" office:value="0.16644" calcext:value-type="float">
            <text:p>0.16644</text:p>
          </table:table-cell>
          <table:table-cell office:value-type="float" office:value="-0.53253" calcext:value-type="float">
            <text:p>-0.53253</text:p>
          </table:table-cell>
          <table:table-cell office:value-type="float" office:value="-0.087974" calcext:value-type="float">
            <text:p>-0.087974</text:p>
          </table:table-cell>
          <table:table-cell office:value-type="float" office:value="-0.60241" calcext:value-type="float">
            <text:p>-0.60241</text:p>
          </table:table-cell>
          <table:table-cell office:value-type="float" office:value="-0.99426" calcext:value-type="float">
            <text:p>-0.99426</text:p>
          </table:table-cell>
          <table:table-cell office:value-type="float" office:value="-0.22265" calcext:value-type="float">
            <text:p>-0.22265</text:p>
          </table:table-cell>
          <table:table-cell office:value-type="float" office:value="-0.69635" calcext:value-type="float">
            <text:p>-0.69635</text:p>
          </table:table-cell>
          <table:table-cell office:value-type="float" office:value="0.37446" calcext:value-type="float">
            <text:p>0.37446</text:p>
          </table:table-cell>
          <table:table-cell office:value-type="float" office:value="0.70137" calcext:value-type="float">
            <text:p>0.70137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1.643" calcext:value-type="float">
            <text:p>1.643</text:p>
          </table:table-cell>
          <table:table-cell office:value-type="float" office:value="-0.41847" calcext:value-type="float">
            <text:p>-0.41847</text:p>
          </table:table-cell>
          <table:table-cell office:value-type="float" office:value="-0.04469" calcext:value-type="float">
            <text:p>-0.04469</text:p>
          </table:table-cell>
          <table:table-cell office:value-type="float" office:value="-0.79524" calcext:value-type="float">
            <text:p>-0.79524</text:p>
          </table:table-cell>
          <table:table-cell office:value-type="float" office:value="1.4773" calcext:value-type="float">
            <text:p>1.4773</text:p>
          </table:table-cell>
          <table:table-cell office:value-type="float" office:value="0.5433" calcext:value-type="float">
            <text:p>0.5433</text:p>
          </table:table-cell>
          <table:table-cell office:value-type="float" office:value="-0.22755" calcext:value-type="float">
            <text:p>-0.22755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12677" calcext:value-type="float">
            <text:p>0.12677</text:p>
          </table:table-cell>
          <table:table-cell office:value-type="float" office:value="-0.14859" calcext:value-type="float">
            <text:p>-0.14859</text:p>
          </table:table-cell>
          <table:table-cell office:value-type="float" office:value="-0.044328" calcext:value-type="float">
            <text:p>-0.044328</text:p>
          </table:table-cell>
        </table:table-row>
        <table:table-row table:style-name="ro1" table:visibility="collapse">
          <table:table-cell office:value-type="string" calcext:value-type="string">
            <text:p>quark</text:p>
          </table:table-cell>
          <table:table-cell office:value-type="float" office:value="0.82338" calcext:value-type="float">
            <text:p>0.82338</text:p>
          </table:table-cell>
          <table:table-cell office:value-type="float" office:value="0.837" calcext:value-type="float">
            <text:p>0.837</text:p>
          </table:table-cell>
          <table:table-cell office:value-type="float" office:value="0.24539" calcext:value-type="float">
            <text:p>0.24539</text:p>
          </table:table-cell>
          <table:table-cell office:value-type="float" office:value="0.78914" calcext:value-type="float">
            <text:p>0.78914</text:p>
          </table:table-cell>
          <table:table-cell office:value-type="float" office:value="0.080415" calcext:value-type="float">
            <text:p>0.080415</text:p>
          </table:table-cell>
          <table:table-cell office:value-type="float" office:value="-0.043555" calcext:value-type="float">
            <text:p>-0.043555</text:p>
          </table:table-cell>
          <table:table-cell office:value-type="float" office:value="0.41188" calcext:value-type="float">
            <text:p>0.41188</text:p>
          </table:table-cell>
          <table:table-cell office:value-type="float" office:value="0.042774" calcext:value-type="float">
            <text:p>0.042774</text:p>
          </table:table-cell>
          <table:table-cell office:value-type="float" office:value="-0.36815" calcext:value-type="float">
            <text:p>-0.36815</text:p>
          </table:table-cell>
          <table:table-cell office:value-type="float" office:value="0.83514" calcext:value-type="float">
            <text:p>0.83514</text:p>
          </table:table-cell>
          <table:table-cell office:value-type="float" office:value="0.22721" calcext:value-type="float">
            <text:p>0.22721</text:p>
          </table:table-cell>
          <table:table-cell office:value-type="float" office:value="0.42644" calcext:value-type="float">
            <text:p>0.42644</text:p>
          </table:table-cell>
          <table:table-cell office:value-type="float" office:value="-0.46526" calcext:value-type="float">
            <text:p>-0.46526</text:p>
          </table:table-cell>
          <table:table-cell office:value-type="float" office:value="0.87813" calcext:value-type="float">
            <text:p>0.87813</text:p>
          </table:table-cell>
          <table:table-cell office:value-type="float" office:value="-0.3233" calcext:value-type="float">
            <text:p>-0.3233</text:p>
          </table:table-cell>
          <table:table-cell office:value-type="float" office:value="-0.22382" calcext:value-type="float">
            <text:p>-0.22382</text:p>
          </table:table-cell>
          <table:table-cell office:value-type="float" office:value="-0.05608" calcext:value-type="float">
            <text:p>-0.05608</text:p>
          </table:table-cell>
          <table:table-cell office:value-type="float" office:value="0.81728" calcext:value-type="float">
            <text:p>0.81728</text:p>
          </table:table-cell>
          <table:table-cell office:value-type="float" office:value="-0.76811" calcext:value-type="float">
            <text:p>-0.76811</text:p>
          </table:table-cell>
          <table:table-cell office:value-type="float" office:value="-1.1911" calcext:value-type="float">
            <text:p>-1.1911</text:p>
          </table:table-cell>
          <table:table-cell office:value-type="float" office:value="0.0087891" calcext:value-type="float">
            <text:p>0.0087891</text:p>
          </table:table-cell>
          <table:table-cell office:value-type="float" office:value="-0.31062" calcext:value-type="float">
            <text:p>-0.31062</text:p>
          </table:table-cell>
          <table:table-cell office:value-type="float" office:value="1.0232" calcext:value-type="float">
            <text:p>1.023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-0.11513" calcext:value-type="float">
            <text:p>-0.11513</text:p>
          </table:table-cell>
          <table:table-cell office:value-type="float" office:value="0.40808" calcext:value-type="float">
            <text:p>0.40808</text:p>
          </table:table-cell>
          <table:table-cell office:value-type="float" office:value="-0.83795" calcext:value-type="float">
            <text:p>-0.8379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091544" calcext:value-type="float">
            <text:p>0.091544</text:p>
          </table:table-cell>
          <table:table-cell office:value-type="float" office:value="0.85822" calcext:value-type="float">
            <text:p>0.85822</text:p>
          </table:table-cell>
          <table:table-cell office:value-type="float" office:value="-0.59672" calcext:value-type="float">
            <text:p>-0.59672</text:p>
          </table:table-cell>
          <table:table-cell office:value-type="float" office:value="-0.747" calcext:value-type="float">
            <text:p>-0.747</text:p>
          </table:table-cell>
          <table:table-cell office:value-type="float" office:value="-0.71608" calcext:value-type="float">
            <text:p>-0.71608</text:p>
          </table:table-cell>
          <table:table-cell office:value-type="float" office:value="0.039627" calcext:value-type="float">
            <text:p>0.039627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-0.54572" calcext:value-type="float">
            <text:p>-0.54572</text:p>
          </table:table-cell>
          <table:table-cell office:value-type="float" office:value="-1.31" calcext:value-type="float">
            <text:p>-1.31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51146" calcext:value-type="float">
            <text:p>0.51146</text:p>
          </table:table-cell>
          <table:table-cell office:value-type="float" office:value="-0.25948" calcext:value-type="float">
            <text:p>-0.25948</text:p>
          </table:table-cell>
          <table:table-cell office:value-type="float" office:value="1.1305" calcext:value-type="float">
            <text:p>1.1305</text:p>
          </table:table-cell>
          <table:table-cell office:value-type="float" office:value="-0.76786" calcext:value-type="float">
            <text:p>-0.76786</text:p>
          </table:table-cell>
          <table:table-cell office:value-type="float" office:value="-0.51396" calcext:value-type="float">
            <text:p>-0.51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09025" calcext:value-type="float">
            <text:p>0.09025</text:p>
          </table:table-cell>
          <table:table-cell office:value-type="float" office:value="-0.32673" calcext:value-type="float">
            <text:p>-0.32673</text:p>
          </table:table-cell>
          <table:table-cell office:value-type="float" office:value="1.2804" calcext:value-type="float">
            <text:p>1.2804</text:p>
          </table:table-cell>
          <table:table-cell office:value-type="float" office:value="-0.36762" calcext:value-type="float">
            <text:p>-0.36762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-0.69382" calcext:value-type="float">
            <text:p>-0.69382</text:p>
          </table:table-cell>
        </table:table-row>
        <table:table-row table:style-name="ro1" table:visibility="collapse">
          <table:table-cell office:value-type="string" calcext:value-type="string">
            <text:p>muon</text:p>
          </table:table-cell>
          <table:table-cell office:value-type="float" office:value="0.56674" calcext:value-type="float">
            <text:p>0.56674</text:p>
          </table:table-cell>
          <table:table-cell office:value-type="float" office:value="-0.10625" calcext:value-type="float">
            <text:p>-0.10625</text:p>
          </table:table-cell>
          <table:table-cell office:value-type="float" office:value="0.49441" calcext:value-type="float">
            <text:p>0.49441</text:p>
          </table:table-cell>
          <table:table-cell office:value-type="float" office:value="0.60618" calcext:value-type="float">
            <text:p>0.60618</text:p>
          </table:table-cell>
          <table:table-cell office:value-type="float" office:value="-0.23872" calcext:value-type="float">
            <text:p>-0.23872</text:p>
          </table:table-cell>
          <table:table-cell office:value-type="float" office:value="0.2548" calcext:value-type="float">
            <text:p>0.2548</text:p>
          </table:table-cell>
          <table:table-cell office:value-type="float" office:value="1.1874" calcext:value-type="float">
            <text:p>1.1874</text:p>
          </table:table-cell>
          <table:table-cell office:value-type="float" office:value="-0.41486" calcext:value-type="float">
            <text:p>-0.41486</text:p>
          </table:table-cell>
          <table:table-cell office:value-type="float" office:value="1.4839" calcext:value-type="float">
            <text:p>1.4839</text:p>
          </table:table-cell>
          <table:table-cell office:value-type="float" office:value="1.7949" calcext:value-type="float">
            <text:p>1.7949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73211" calcext:value-type="float">
            <text:p>-0.073211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2.1165" calcext:value-type="float">
            <text:p>2.1165</text:p>
          </table:table-cell>
          <table:table-cell office:value-type="float" office:value="-0.48998" calcext:value-type="float">
            <text:p>-0.48998</text:p>
          </table:table-cell>
          <table:table-cell office:value-type="float" office:value="-0.25163" calcext:value-type="float">
            <text:p>-0.25163</text:p>
          </table:table-cell>
          <table:table-cell office:value-type="float" office:value="-0.078631" calcext:value-type="float">
            <text:p>-0.078631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-0.42709" calcext:value-type="float">
            <text:p>-0.42709</text:p>
          </table:table-cell>
          <table:table-cell office:value-type="float" office:value="-0.28172" calcext:value-type="float">
            <text:p>-0.28172</text:p>
          </table:table-cell>
          <table:table-cell office:value-type="float" office:value="-0.52296" calcext:value-type="float">
            <text:p>-0.52296</text:p>
          </table:table-cell>
          <table:table-cell office:value-type="float" office:value="-1.3521" calcext:value-type="float">
            <text:p>-1.3521</text:p>
          </table:table-cell>
          <table:table-cell office:value-type="float" office:value="0.82728" calcext:value-type="float">
            <text:p>0.82728</text:p>
          </table:table-cell>
          <table:table-cell office:value-type="float" office:value="0.262" calcext:value-type="float">
            <text:p>0.262</text:p>
          </table:table-cell>
          <table:table-cell office:value-type="float" office:value="0.70248" calcext:value-type="float">
            <text:p>0.70248</text:p>
          </table:table-cell>
          <table:table-cell office:value-type="float" office:value="0.072237" calcext:value-type="float">
            <text:p>0.072237</text:p>
          </table:table-cell>
          <table:table-cell office:value-type="float" office:value="0.41761" calcext:value-type="float">
            <text:p>0.41761</text:p>
          </table:table-cell>
          <table:table-cell office:value-type="float" office:value="0.26047" calcext:value-type="float">
            <text:p>0.26047</text:p>
          </table:table-cell>
          <table:table-cell office:value-type="float" office:value="-0.6252" calcext:value-type="float">
            <text:p>-0.6252</text:p>
          </table:table-cell>
          <table:table-cell office:value-type="float" office:value="0.037707" calcext:value-type="float">
            <text:p>0.037707</text:p>
          </table:table-cell>
          <table:table-cell office:value-type="float" office:value="-0.86728" calcext:value-type="float">
            <text:p>-0.86728</text:p>
          </table:table-cell>
          <table:table-cell office:value-type="float" office:value="-0.035539" calcext:value-type="float">
            <text:p>-0.035539</text:p>
          </table:table-cell>
          <table:table-cell office:value-type="float" office:value="-0.5182" calcext:value-type="float">
            <text:p>-0.5182</text:p>
          </table:table-cell>
          <table:table-cell office:value-type="float" office:value="-0.27301" calcext:value-type="float">
            <text:p>-0.27301</text:p>
          </table:table-cell>
          <table:table-cell office:value-type="float" office:value="-0.2977" calcext:value-type="float">
            <text:p>-0.2977</text:p>
          </table:table-cell>
          <table:table-cell office:value-type="float" office:value="-0.74763" calcext:value-type="float">
            <text:p>-0.74763</text:p>
          </table:table-cell>
          <table:table-cell office:value-type="float" office:value="0.23047" calcext:value-type="float">
            <text:p>0.23047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0.012235" calcext:value-type="float">
            <text:p>0.012235</text:p>
          </table:table-cell>
          <table:table-cell office:value-type="float" office:value="1.2105" calcext:value-type="float">
            <text:p>1.2105</text:p>
          </table:table-cell>
          <table:table-cell office:value-type="float" office:value="-0.65343" calcext:value-type="float">
            <text:p>-0.65343</text:p>
          </table:table-cell>
          <table:table-cell office:value-type="float" office:value="0.11972" calcext:value-type="float">
            <text:p>0.11972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87938" calcext:value-type="float">
            <text:p>0.87938</text:p>
          </table:table-cell>
          <table:table-cell office:value-type="float" office:value="0.14757" calcext:value-type="float">
            <text:p>0.14757</text:p>
          </table:table-cell>
          <table:table-cell office:value-type="float" office:value="-0.49965" calcext:value-type="float">
            <text:p>-0.49965</text:p>
          </table:table-cell>
          <table:table-cell office:value-type="float" office:value="0.35495" calcext:value-type="float">
            <text:p>0.35495</text:p>
          </table:table-cell>
          <table:table-cell office:value-type="float" office:value="-0.7889" calcext:value-type="float">
            <text:p>-0.7889</text:p>
          </table:table-cell>
          <table:table-cell office:value-type="float" office:value="0.22789" calcext:value-type="float">
            <text:p>0.22789</text:p>
          </table:table-cell>
          <table:table-cell office:value-type="float" office:value="-0.4162" calcext:value-type="float">
            <text:p>-0.4162</text:p>
          </table:table-cell>
        </table:table-row>
        <table:table-row table:style-name="ro1" table:visibility="collapse">
          <table:table-cell office:value-type="string" calcext:value-type="string">
            <text:p>meson</text:p>
          </table:table-cell>
          <table:table-cell office:value-type="float" office:value="0.95476" calcext:value-type="float">
            <text:p>0.95476</text:p>
          </table:table-cell>
          <table:table-cell office:value-type="float" office:value="0.042152" calcext:value-type="float">
            <text:p>0.042152</text:p>
          </table:table-cell>
          <table:table-cell office:value-type="float" office:value="-0.34875" calcext:value-type="float">
            <text:p>-0.34875</text:p>
          </table:table-cell>
          <table:table-cell office:value-type="float" office:value="0.74607" calcext:value-type="float">
            <text:p>0.74607</text:p>
          </table:table-cell>
          <table:table-cell office:value-type="float" office:value="0.24776" calcext:value-type="float">
            <text:p>0.24776</text:p>
          </table:table-cell>
          <table:table-cell office:value-type="float" office:value="-0.80294" calcext:value-type="float">
            <text:p>-0.80294</text:p>
          </table:table-cell>
          <table:table-cell office:value-type="float" office:value="1.506" calcext:value-type="float">
            <text:p>1.506</text:p>
          </table:table-cell>
          <table:table-cell office:value-type="float" office:value="-0.2827" calcext:value-type="float">
            <text:p>-0.2827</text:p>
          </table:table-cell>
          <table:table-cell office:value-type="float" office:value="0.45939" calcext:value-type="float">
            <text:p>0.45939</text:p>
          </table:table-cell>
          <table:table-cell office:value-type="float" office:value="1.6257" calcext:value-type="float">
            <text:p>1.6257</text:p>
          </table:table-cell>
          <table:table-cell office:value-type="float" office:value="0.21172" calcext:value-type="float">
            <text:p>0.21172</text:p>
          </table:table-cell>
          <table:table-cell office:value-type="float" office:value="0.86011" calcext:value-type="float">
            <text:p>0.86011</text:p>
          </table:table-cell>
          <table:table-cell office:value-type="float" office:value="-0.66163" calcext:value-type="float">
            <text:p>-0.66163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-0.69481" calcext:value-type="float">
            <text:p>-0.69481</text:p>
          </table:table-cell>
          <table:table-cell office:value-type="float" office:value="-0.4473" calcext:value-type="float">
            <text:p>-0.4473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57309" calcext:value-type="float">
            <text:p>0.57309</text:p>
          </table:table-cell>
          <table:table-cell office:value-type="float" office:value="-0.39543" calcext:value-type="float">
            <text:p>-0.39543</text:p>
          </table:table-cell>
          <table:table-cell office:value-type="float" office:value="0.72663" calcext:value-type="float">
            <text:p>0.72663</text:p>
          </table:table-cell>
          <table:table-cell office:value-type="float" office:value="-0.91714" calcext:value-type="float">
            <text:p>-0.91714</text:p>
          </table:table-cell>
          <table:table-cell office:value-type="float" office:value="-0.61254" calcext:value-type="float">
            <text:p>-0.61254</text:p>
          </table:table-cell>
          <table:table-cell office:value-type="float" office:value="0.57079" calcext:value-type="float">
            <text:p>0.57079</text:p>
          </table:table-cell>
          <table:table-cell office:value-type="float" office:value="0.27364" calcext:value-type="float">
            <text:p>0.27364</text:p>
          </table:table-cell>
          <table:table-cell office:value-type="float" office:value="-0.87413" calcext:value-type="float">
            <text:p>-0.87413</text:p>
          </table:table-cell>
          <table:table-cell office:value-type="float" office:value="0.60211" calcext:value-type="float">
            <text:p>0.60211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37229" calcext:value-type="float">
            <text:p>0.37229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0.68922" calcext:value-type="float">
            <text:p>0.68922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93561" calcext:value-type="float">
            <text:p>-0.93561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7981" calcext:value-type="float">
            <text:p>0.17981</text:p>
          </table:table-cell>
          <table:table-cell office:value-type="float" office:value="-0.2748" calcext:value-type="float">
            <text:p>-0.2748</text:p>
          </table:table-cell>
          <table:table-cell office:value-type="float" office:value="0.32892" calcext:value-type="float">
            <text:p>0.32892</text:p>
          </table:table-cell>
          <table:table-cell office:value-type="float" office:value="0.94137" calcext:value-type="float">
            <text:p>0.94137</text:p>
          </table:table-cell>
          <table:table-cell office:value-type="float" office:value="0.78677" calcext:value-type="float">
            <text:p>0.78677</text:p>
          </table:table-cell>
          <table:table-cell office:value-type="float" office:value="0.71034" calcext:value-type="float">
            <text:p>0.71034</text:p>
          </table:table-cell>
          <table:table-cell office:value-type="float" office:value="-0.16452" calcext:value-type="float">
            <text:p>-0.16452</text:p>
          </table:table-cell>
          <table:table-cell office:value-type="float" office:value="-0.70944" calcext:value-type="float">
            <text:p>-0.70944</text:p>
          </table:table-cell>
          <table:table-cell office:value-type="float" office:value="1.0871" calcext:value-type="float">
            <text:p>1.0871</text:p>
          </table:table-cell>
          <table:table-cell office:value-type="float" office:value="-0.27016" calcext:value-type="float">
            <text:p>-0.27016</text:p>
          </table:table-cell>
          <table:table-cell office:value-type="float" office:value="0.28818" calcext:value-type="float">
            <text:p>0.28818</text:p>
          </table:table-cell>
          <table:table-cell office:value-type="float" office:value="0.39233" calcext:value-type="float">
            <text:p>0.39233</text:p>
          </table:table-cell>
          <table:table-cell office:value-type="float" office:value="-0.42523" calcext:value-type="float">
            <text:p>-0.42523</text:p>
          </table:table-cell>
          <table:table-cell office:value-type="float" office:value="0.41447" calcext:value-type="float">
            <text:p>0.41447</text:p>
          </table:table-cell>
          <table:table-cell office:value-type="float" office:value="0.36455" calcext:value-type="float">
            <text:p>0.36455</text:p>
          </table:table-cell>
        </table:table-row>
        <table:table-row table:style-name="ro1" table:visibility="collapse">
          <table:table-cell office:value-type="string" calcext:value-type="string">
            <text:p>boson</text:p>
          </table:table-cell>
          <table:table-cell office:value-type="float" office:value="0.64549" calcext:value-type="float">
            <text:p>0.64549</text:p>
          </table:table-cell>
          <table:table-cell office:value-type="float" office:value="0.43758" calcext:value-type="float">
            <text:p>0.43758</text:p>
          </table:table-cell>
          <table:table-cell office:value-type="float" office:value="1.2415" calcext:value-type="float">
            <text:p>1.2415</text:p>
          </table:table-cell>
          <table:table-cell office:value-type="float" office:value="-0.20474" calcext:value-type="float">
            <text:p>-0.20474</text:p>
          </table:table-cell>
          <table:table-cell office:value-type="float" office:value="0.89788" calcext:value-type="float">
            <text:p>0.89788</text:p>
          </table:table-cell>
          <table:table-cell office:value-type="float" office:value="-0.26618" calcext:value-type="float">
            <text:p>-0.26618</text:p>
          </table:table-cell>
          <table:table-cell office:value-type="float" office:value="0.28761" calcext:value-type="float">
            <text:p>0.28761</text:p>
          </table:table-cell>
          <table:table-cell office:value-type="float" office:value="-1.0538" calcext:value-type="float">
            <text:p>-1.0538</text:p>
          </table:table-cell>
          <table:table-cell office:value-type="float" office:value="0.57988" calcext:value-type="float">
            <text:p>0.57988</text:p>
          </table:table-cell>
          <table:table-cell office:value-type="float" office:value="0.5543" calcext:value-type="float">
            <text:p>0.5543</text:p>
          </table:table-cell>
          <table:table-cell office:value-type="float" office:value="-0.042604" calcext:value-type="float">
            <text:p>-0.042604</text:p>
          </table:table-cell>
          <table:table-cell office:value-type="float" office:value="0.52478" calcext:value-type="float">
            <text:p>0.52478</text:p>
          </table:table-cell>
          <table:table-cell office:value-type="float" office:value="-1.1236" calcext:value-type="float">
            <text:p>-1.1236</text:p>
          </table:table-cell>
          <table:table-cell office:value-type="float" office:value="0.27994" calcext:value-type="float">
            <text:p>0.27994</text:p>
          </table:table-cell>
          <table:table-cell office:value-type="float" office:value="-0.28473" calcext:value-type="float">
            <text:p>-0.28473</text:p>
          </table:table-cell>
          <table:table-cell office:value-type="float" office:value="0.32187" calcext:value-type="float">
            <text:p>0.3218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21361" calcext:value-type="float">
            <text:p>-0.21361</text:p>
          </table:table-cell>
          <table:table-cell office:value-type="float" office:value="-0.9812" calcext:value-type="float">
            <text:p>-0.9812</text:p>
          </table:table-cell>
          <table:table-cell office:value-type="float" office:value="-0.80912" calcext:value-type="float">
            <text:p>-0.80912</text:p>
          </table:table-cell>
          <table:table-cell office:value-type="float" office:value="-0.19437" calcext:value-type="float">
            <text:p>-0.19437</text:p>
          </table:table-cell>
          <table:table-cell office:value-type="float" office:value="-1.5079" calcext:value-type="float">
            <text:p>-1.5079</text:p>
          </table:table-cell>
          <table:table-cell office:value-type="float" office:value="0.40994" calcext:value-type="float">
            <text:p>0.40994</text:p>
          </table:table-cell>
          <table:table-cell office:value-type="float" office:value="0.56915" calcext:value-type="float">
            <text:p>0.56915</text:p>
          </table:table-cell>
          <table:table-cell office:value-type="float" office:value="-0.12437" calcext:value-type="float">
            <text:p>-0.12437</text:p>
          </table:table-cell>
          <table:table-cell office:value-type="float" office:value="0.27476" calcext:value-type="float">
            <text:p>0.27476</text:p>
          </table:table-cell>
          <table:table-cell office:value-type="float" office:value="0.4848" calcext:value-type="float">
            <text:p>0.4848</text:p>
          </table:table-cell>
          <table:table-cell office:value-type="float" office:value="-0.11374" calcext:value-type="float">
            <text:p>-0.11374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89625" calcext:value-type="float">
            <text:p>0.89625</text:p>
          </table:table-cell>
          <table:table-cell office:value-type="float" office:value="-1.0935" calcext:value-type="float">
            <text:p>-1.0935</text:p>
          </table:table-cell>
          <table:table-cell office:value-type="float" office:value="-1.5672" calcext:value-type="float">
            <text:p>-1.5672</text:p>
          </table:table-cell>
          <table:table-cell office:value-type="float" office:value="-0.52527" calcext:value-type="float">
            <text:p>-0.52527</text:p>
          </table:table-cell>
          <table:table-cell office:value-type="float" office:value="-0.95532" calcext:value-type="float">
            <text:p>-0.95532</text:p>
          </table:table-cell>
          <table:table-cell office:value-type="float" office:value="0.54016" calcext:value-type="float">
            <text:p>0.54016</text:p>
          </table:table-cell>
          <table:table-cell office:value-type="float" office:value="-1.6019" calcext:value-type="float">
            <text:p>-1.6019</text:p>
          </table:table-cell>
          <table:table-cell office:value-type="float" office:value="0.14092" calcext:value-type="float">
            <text:p>0.14092</text:p>
          </table:table-cell>
          <table:table-cell office:value-type="float" office:value="-0.84215" calcext:value-type="float">
            <text:p>-0.84215</text:p>
          </table:table-cell>
          <table:table-cell office:value-type="float" office:value="-0.14107" calcext:value-type="float">
            <text:p>-0.14107</text:p>
          </table:table-cell>
          <table:table-cell office:value-type="float" office:value="1.0246" calcext:value-type="float">
            <text:p>1.0246</text:p>
          </table:table-cell>
          <table:table-cell office:value-type="float" office:value="0.46205" calcext:value-type="float">
            <text:p>0.46205</text:p>
          </table:table-cell>
          <table:table-cell office:value-type="float" office:value="-0.94024" calcext:value-type="float">
            <text:p>-0.94024</text:p>
          </table:table-cell>
          <table:table-cell office:value-type="float" office:value="-0.95176" calcext:value-type="float">
            <text:p>-0.95176</text:p>
          </table:table-cell>
          <table:table-cell office:value-type="float" office:value="1.0362" calcext:value-type="float">
            <text:p>1.0362</text:p>
          </table:table-cell>
          <table:table-cell office:value-type="float" office:value="1.2694" calcext:value-type="float">
            <text:p>1.2694</text:p>
          </table:table-cell>
          <table:table-cell office:value-type="float" office:value="-0.6203" calcext:value-type="float">
            <text:p>-0.6203</text:p>
          </table:table-cell>
          <table:table-cell office:value-type="float" office:value="0.63146" calcext:value-type="float">
            <text:p>0.63146</text:p>
          </table:table-cell>
          <table:table-cell office:value-type="float" office:value="-0.7225" calcext:value-type="float">
            <text:p>-0.7225</text:p>
          </table:table-cell>
          <table:table-cell office:value-type="float" office:value="0.29626" calcext:value-type="float">
            <text:p>0.29626</text:p>
          </table:table-cell>
          <table:table-cell office:value-type="float" office:value="0.41968" calcext:value-type="float">
            <text:p>0.41968</text:p>
          </table:table-cell>
        </table:table-row>
        <table:table-row table:style-name="ro1" table:visibility="collapse">
          <table:table-cell office:value-type="string" calcext:value-type="string">
            <text:p>energy</text:p>
          </table:table-cell>
          <table:table-cell office:value-type="float" office:value="0.068807" calcext:value-type="float">
            <text:p>0.068807</text:p>
          </table:table-cell>
          <table:table-cell office:value-type="float" office:value="0.36938" calcext:value-type="float">
            <text:p>0.36938</text:p>
          </table:table-cell>
          <table:table-cell office:value-type="float" office:value="1.0194" calcext:value-type="float">
            <text:p>1.0194</text:p>
          </table:table-cell>
          <table:table-cell office:value-type="float" office:value="0.72622" calcext:value-type="float">
            <text:p>0.72622</text:p>
          </table:table-cell>
          <table:table-cell office:value-type="float" office:value="0.33166" calcext:value-type="float">
            <text:p>0.33166</text:p>
          </table:table-cell>
          <table:table-cell office:value-type="float" office:value="-0.11674" calcext:value-type="float">
            <text:p>-0.11674</text:p>
          </table:table-cell>
          <table:table-cell office:value-type="float" office:value="0.0519" calcext:value-type="float">
            <text:p>0.0519</text:p>
          </table:table-cell>
          <table:table-cell office:value-type="float" office:value="-0.6263" calcext:value-type="float">
            <text:p>-0.6263</text:p>
          </table:table-cell>
          <table:table-cell office:value-type="float" office:value="0.69984" calcext:value-type="float">
            <text:p>0.69984</text:p>
          </table:table-cell>
          <table:table-cell office:value-type="float" office:value="1.1034" calcext:value-type="float">
            <text:p>1.1034</text:p>
          </table:table-cell>
          <table:table-cell office:value-type="float" office:value="0.88412" calcext:value-type="float">
            <text:p>0.88412</text:p>
          </table:table-cell>
          <table:table-cell office:value-type="float" office:value="0.61662" calcext:value-type="float">
            <text:p>0.61662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52554" calcext:value-type="float">
            <text:p>0.52554</text:p>
          </table:table-cell>
          <table:table-cell office:value-type="float" office:value="-0.60775" calcext:value-type="float">
            <text:p>-0.60775</text:p>
          </table:table-cell>
          <table:table-cell office:value-type="float" office:value="0.58884" calcext:value-type="float">
            <text:p>0.58884</text:p>
          </table:table-cell>
          <table:table-cell office:value-type="float" office:value="0.86194" calcext:value-type="float">
            <text:p>0.86194</text:p>
          </table:table-cell>
          <table:table-cell office:value-type="float" office:value="0.73354" calcext:value-type="float">
            <text:p>0.73354</text:p>
          </table:table-cell>
          <table:table-cell office:value-type="float" office:value="-0.27098" calcext:value-type="float">
            <text:p>-0.27098</text:p>
          </table:table-cell>
          <table:table-cell office:value-type="float" office:value="-1.1423" calcext:value-type="float">
            <text:p>-1.1423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8583" calcext:value-type="float">
            <text:p>-0.38583</text:p>
          </table:table-cell>
          <table:table-cell office:value-type="float" office:value="0.16454" calcext:value-type="float">
            <text:p>0.16454</text:p>
          </table:table-cell>
          <table:table-cell office:value-type="float" office:value="-1.2052" calcext:value-type="float">
            <text:p>-1.2052</text:p>
          </table:table-cell>
          <table:table-cell office:value-type="float" office:value="0.081969" calcext:value-type="float">
            <text:p>0.081969</text:p>
          </table:table-cell>
          <table:table-cell office:value-type="float" office:value="-1.1499" calcext:value-type="float">
            <text:p>-1.1499</text:p>
          </table:table-cell>
          <table:table-cell office:value-type="float" office:value="0.34174" calcext:value-type="float">
            <text:p>0.34174</text:p>
          </table:table-cell>
          <table:table-cell office:value-type="float" office:value="0.16186" calcext:value-type="float">
            <text:p>0.1618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1.2949" calcext:value-type="float">
            <text:p>1.2949</text:p>
          </table:table-cell>
          <table:table-cell office:value-type="float" office:value="3.2169" calcext:value-type="float">
            <text:p>3.2169</text:p>
          </table:table-cell>
          <table:table-cell office:value-type="float" office:value="0.25992" calcext:value-type="float">
            <text:p>0.25992</text:p>
          </table:table-cell>
          <table:table-cell office:value-type="float" office:value="-0.19911" calcext:value-type="float">
            <text:p>-0.19911</text:p>
          </table:table-cell>
          <table:table-cell office:value-type="float" office:value="-0.86953" calcext:value-type="float">
            <text:p>-0.86953</text:p>
          </table:table-cell>
          <table:table-cell office:value-type="float" office:value="-0.43616" calcext:value-type="float">
            <text:p>-0.43616</text:p>
          </table:table-cell>
          <table:table-cell office:value-type="float" office:value="-0.7124" calcext:value-type="float">
            <text:p>-0.7124</text:p>
          </table:table-cell>
          <table:table-cell office:value-type="float" office:value="-1.0666" calcext:value-type="float">
            <text:p>-1.0666</text:p>
          </table:table-cell>
          <table:table-cell office:value-type="float" office:value="0.37666" calcext:value-type="float">
            <text:p>0.37666</text:p>
          </table:table-cell>
          <table:table-cell office:value-type="float" office:value="1.222" calcext:value-type="float">
            <text:p>1.222</text:p>
          </table:table-cell>
          <table:table-cell office:value-type="float" office:value="0.49324" calcext:value-type="float">
            <text:p>0.49324</text:p>
          </table:table-cell>
          <table:table-cell office:value-type="float" office:value="-0.11295" calcext:value-type="float">
            <text:p>-0.11295</text:p>
          </table:table-cell>
          <table:table-cell office:value-type="float" office:value="0.31521" calcext:value-type="float">
            <text:p>0.31521</text:p>
          </table:table-cell>
          <table:table-cell office:value-type="float" office:value="-0.073187" calcext:value-type="float">
            <text:p>-0.073187</text:p>
          </table:table-cell>
          <table:table-cell office:value-type="float" office:value="-0.56738" calcext:value-type="float">
            <text:p>-0.56738</text:p>
          </table:table-cell>
          <table:table-cell office:value-type="float" office:value="-0.21031" calcext:value-type="float">
            <text:p>-0.21031</text:p>
          </table:table-cell>
          <table:table-cell office:value-type="float" office:value="0.75698" calcext:value-type="float">
            <text:p>0.75698</text:p>
          </table:table-cell>
          <table:table-cell office:value-type="float" office:value="-0.53484" calcext:value-type="float">
            <text:p>-0.53484</text:p>
          </table:table-cell>
          <table:table-cell office:value-type="float" office:value="0.86998" calcext:value-type="float">
            <text:p>0.86998</text:p>
          </table:table-cell>
          <table:table-cell office:value-type="float" office:value="0.023162" calcext:value-type="float">
            <text:p>0.023162</text:p>
          </table:table-cell>
          <table:table-cell office:value-type="float" office:value="0.49219" calcext:value-type="float">
            <text:p>0.49219</text:p>
          </table:table-cell>
        </table:table-row>
        <table:table-row table:style-name="ro1" table:visibility="collapse">
          <table:table-cell office:value-type="string" calcext:value-type="string">
            <text:p>nuclear</text:p>
          </table:table-cell>
          <table:table-cell office:value-type="float" office:value="0.58108" calcext:value-type="float">
            <text:p>0.58108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34879" calcext:value-type="float">
            <text:p>0.34879</text:p>
          </table:table-cell>
          <table:table-cell office:value-type="float" office:value="-0.34613" calcext:value-type="float">
            <text:p>-0.34613</text:p>
          </table:table-cell>
          <table:table-cell office:value-type="float" office:value="0.20463" calcext:value-type="float">
            <text:p>0.20463</text:p>
          </table:table-cell>
          <table:table-cell office:value-type="float" office:value="0.78436" calcext:value-type="float">
            <text:p>0.78436</text:p>
          </table:table-cell>
          <table:table-cell office:value-type="float" office:value="0.11287" calcext:value-type="float">
            <text:p>0.11287</text:p>
          </table:table-cell>
          <table:table-cell office:value-type="float" office:value="0.77594" calcext:value-type="float">
            <text:p>0.77594</text:p>
          </table:table-cell>
          <table:table-cell office:value-type="float" office:value="0.43579" calcext:value-type="float">
            <text:p>0.43579</text:p>
          </table:table-cell>
          <table:table-cell office:value-type="float" office:value="0.18566" calcext:value-type="float">
            <text:p>0.18566</text:p>
          </table:table-cell>
          <table:table-cell office:value-type="float" office:value="-0.20375" calcext:value-type="float">
            <text:p>-0.20375</text:p>
          </table:table-cell>
          <table:table-cell office:value-type="float" office:value="-0.53369" calcext:value-type="float">
            <text:p>-0.53369</text:p>
          </table:table-cell>
          <table:table-cell office:value-type="float" office:value="0.55578" calcext:value-type="float">
            <text:p>0.55578</text:p>
          </table:table-cell>
          <table:table-cell office:value-type="float" office:value="-0.099609" calcext:value-type="float">
            <text:p>-0.099609</text:p>
          </table:table-cell>
          <table:table-cell office:value-type="float" office:value="1.1739" calcext:value-type="float">
            <text:p>1.1739</text:p>
          </table:table-cell>
          <table:table-cell office:value-type="float" office:value="0.83277" calcext:value-type="float">
            <text:p>0.83277</text:p>
          </table:table-cell>
          <table:table-cell office:value-type="float" office:value="1.2848" calcext:value-type="float">
            <text:p>1.2848</text:p>
          </table:table-cell>
          <table:table-cell office:value-type="float" office:value="-0.19772" calcext:value-type="float">
            <text:p>-0.19772</text:p>
          </table:table-cell>
          <table:table-cell office:value-type="float" office:value="0.41573" calcext:value-type="float">
            <text:p>0.41573</text:p>
          </table:table-cell>
          <table:table-cell office:value-type="float" office:value="1.1255" calcext:value-type="float">
            <text:p>1.1255</text:p>
          </table:table-cell>
          <table:table-cell office:value-type="float" office:value="-0.31634" calcext:value-type="float">
            <text:p>-0.31634</text:p>
          </table:table-cell>
          <table:table-cell office:value-type="float" office:value="0.22493" calcext:value-type="float">
            <text:p>0.22493</text:p>
          </table:table-cell>
          <table:table-cell office:value-type="float" office:value="-1.0348" calcext:value-type="float">
            <text:p>-1.0348</text:p>
          </table:table-cell>
          <table:table-cell office:value-type="float" office:value="0.28462" calcext:value-type="float">
            <text:p>0.28462</text:p>
          </table:table-cell>
          <table:table-cell office:value-type="float" office:value="-2.7709" calcext:value-type="float">
            <text:p>-2.7709</text:p>
          </table:table-cell>
          <table:table-cell office:value-type="float" office:value="0.80654" calcext:value-type="float">
            <text:p>0.80654</text:p>
          </table:table-cell>
          <table:table-cell office:value-type="float" office:value="0.24704" calcext:value-type="float">
            <text:p>0.24704</text:p>
          </table:table-cell>
          <table:table-cell office:value-type="float" office:value="0.64272" calcext:value-type="float">
            <text:p>0.64272</text:p>
          </table:table-cell>
          <table:table-cell office:value-type="float" office:value="0.41439" calcext:value-type="float">
            <text:p>0.41439</text:p>
          </table:table-cell>
          <table:table-cell office:value-type="float" office:value="2.4058" calcext:value-type="float">
            <text:p>2.4058</text:p>
          </table:table-cell>
          <table:table-cell office:value-type="float" office:value="-1.1552" calcext:value-type="float">
            <text:p>-1.1552</text:p>
          </table:table-cell>
          <table:table-cell office:value-type="float" office:value="-1.3758" calcext:value-type="float">
            <text:p>-1.3758</text:p>
          </table:table-cell>
          <table:table-cell office:value-type="float" office:value="-0.90799" calcext:value-type="float">
            <text:p>-0.90799</text:p>
          </table:table-cell>
          <table:table-cell office:value-type="float" office:value="0.20109" calcext:value-type="float">
            <text:p>0.20109</text:p>
          </table:table-cell>
          <table:table-cell office:value-type="float" office:value="-0.29947" calcext:value-type="float">
            <text:p>-0.29947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29975" calcext:value-type="float">
            <text:p>0.29975</text:p>
          </table:table-cell>
          <table:table-cell office:value-type="float" office:value="-0.94256" calcext:value-type="float">
            <text:p>-0.94256</text:p>
          </table:table-cell>
          <table:table-cell office:value-type="float" office:value="0.26281" calcext:value-type="float">
            <text:p>0.26281</text:p>
          </table:table-cell>
          <table:table-cell office:value-type="float" office:value="-0.17048" calcext:value-type="float">
            <text:p>-0.17048</text:p>
          </table:table-cell>
          <table:table-cell office:value-type="float" office:value="-1.1831" calcext:value-type="float">
            <text:p>-1.1831</text:p>
          </table:table-cell>
          <table:table-cell office:value-type="float" office:value="0.99454" calcext:value-type="float">
            <text:p>0.99454</text:p>
          </table:table-cell>
          <table:table-cell office:value-type="float" office:value="-0.50074" calcext:value-type="float">
            <text:p>-0.50074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8123" calcext:value-type="float">
            <text:p>0.8123</text:p>
          </table:table-cell>
          <table:table-cell office:value-type="float" office:value="-0.20606" calcext:value-type="float">
            <text:p>-0.20606</text:p>
          </table:table-cell>
          <table:table-cell office:value-type="float" office:value="1.9433" calcext:value-type="float">
            <text:p>1.9433</text:p>
          </table:table-cell>
          <table:table-cell office:value-type="float" office:value="-1.2817" calcext:value-type="float">
            <text:p>-1.2817</text:p>
          </table:table-cell>
          <table:table-cell office:value-type="float" office:value="-0.49774" calcext:value-type="float">
            <text:p>-0.49774</text:p>
          </table:table-cell>
        </table:table-row>
        <table:table-row table:style-name="ro1" table:visibility="collapse">
          <table:table-cell office:value-type="string" calcext:value-type="string">
            <text:p>ion</text:p>
          </table:table-cell>
          <table:table-cell office:value-type="float" office:value="0.86015" calcext:value-type="float">
            <text:p>0.86015</text:p>
          </table:table-cell>
          <table:table-cell office:value-type="float" office:value="0.97526" calcext:value-type="float">
            <text:p>0.97526</text:p>
          </table:table-cell>
          <table:table-cell office:value-type="float" office:value="1.8838" calcext:value-type="float">
            <text:p>1.8838</text:p>
          </table:table-cell>
          <table:table-cell office:value-type="float" office:value="0.76662" calcext:value-type="float">
            <text:p>0.76662</text:p>
          </table:table-cell>
          <table:table-cell office:value-type="float" office:value="-0.66205" calcext:value-type="float">
            <text:p>-0.66205</text:p>
          </table:table-cell>
          <table:table-cell office:value-type="float" office:value="0.71453" calcext:value-type="float">
            <text:p>0.71453</text:p>
          </table:table-cell>
          <table:table-cell office:value-type="float" office:value="1.7028" calcext:value-type="float">
            <text:p>1.7028</text:p>
          </table:table-cell>
          <table:table-cell office:value-type="float" office:value="0.17846" calcext:value-type="float">
            <text:p>0.17846</text:p>
          </table:table-cell>
          <table:table-cell office:value-type="float" office:value="-1.3807" calcext:value-type="float">
            <text:p>-1.3807</text:p>
          </table:table-cell>
          <table:table-cell office:value-type="float" office:value="1.3071" calcext:value-type="float">
            <text:p>1.3071</text:p>
          </table:table-cell>
          <table:table-cell office:value-type="float" office:value="1.5096" calcext:value-type="float">
            <text:p>1.5096</text:p>
          </table:table-cell>
          <table:table-cell office:value-type="float" office:value="0.16913" calcext:value-type="float">
            <text:p>0.16913</text:p>
          </table:table-cell>
          <table:table-cell office:value-type="float" office:value="0.42233" calcext:value-type="float">
            <text:p>0.42233</text:p>
          </table:table-cell>
          <table:table-cell office:value-type="float" office:value="0.66916" calcext:value-type="float">
            <text:p>0.66916</text:p>
          </table:table-cell>
          <table:table-cell office:value-type="float" office:value="-0.73155" calcext:value-type="float">
            <text:p>-0.73155</text:p>
          </table:table-cell>
          <table:table-cell office:value-type="float" office:value="-0.016123" calcext:value-type="float">
            <text:p>-0.016123</text:p>
          </table:table-cell>
          <table:table-cell office:value-type="float" office:value="-0.14876" calcext:value-type="float">
            <text:p>-0.14876</text:p>
          </table:table-cell>
          <table:table-cell office:value-type="float" office:value="1.1084" calcext:value-type="float">
            <text:p>1.1084</text:p>
          </table:table-cell>
          <table:table-cell office:value-type="float" office:value="-0.20503" calcext:value-type="float">
            <text:p>-0.20503</text:p>
          </table:table-cell>
          <table:table-cell office:value-type="float" office:value="-0.58949" calcext:value-type="float">
            <text:p>-0.58949</text:p>
          </table:table-cell>
          <table:table-cell office:value-type="float" office:value="0.55854" calcext:value-type="float">
            <text:p>0.55854</text:p>
          </table:table-cell>
          <table:table-cell office:value-type="float" office:value="-1.0771" calcext:value-type="float">
            <text:p>-1.0771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-0.028311" calcext:value-type="float">
            <text:p>-0.028311</text:p>
          </table:table-cell>
          <table:table-cell office:value-type="float" office:value="-0.14963" calcext:value-type="float">
            <text:p>-0.14963</text:p>
          </table:table-cell>
          <table:table-cell office:value-type="float" office:value="-0.057773" calcext:value-type="float">
            <text:p>-0.057773</text:p>
          </table:table-cell>
          <table:table-cell office:value-type="float" office:value="0.34439" calcext:value-type="float">
            <text:p>0.34439</text:p>
          </table:table-cell>
          <table:table-cell office:value-type="float" office:value="-0.12496" calcext:value-type="float">
            <text:p>-0.12496</text:p>
          </table:table-cell>
          <table:table-cell office:value-type="float" office:value="-0.36509" calcext:value-type="float">
            <text:p>-0.36509</text:p>
          </table:table-cell>
          <table:table-cell office:value-type="float" office:value="0.8127" calcext:value-type="float">
            <text:p>0.8127</text:p>
          </table:table-cell>
          <table:table-cell office:value-type="float" office:value="1.0916" calcext:value-type="float">
            <text:p>1.0916</text:p>
          </table:table-cell>
          <table:table-cell office:value-type="float" office:value="-0.40304" calcext:value-type="float">
            <text:p>-0.40304</text:p>
          </table:table-cell>
          <table:table-cell office:value-type="float" office:value="-0.24614" calcext:value-type="float">
            <text:p>-0.24614</text:p>
          </table:table-cell>
          <table:table-cell office:value-type="float" office:value="-1.1973" calcext:value-type="float">
            <text:p>-1.1973</text:p>
          </table:table-cell>
          <table:table-cell office:value-type="float" office:value="-0.29586" calcext:value-type="float">
            <text:p>-0.29586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70019" calcext:value-type="float">
            <text:p>0.70019</text:p>
          </table:table-cell>
          <table:table-cell office:value-type="float" office:value="0.59334" calcext:value-type="float">
            <text:p>0.59334</text:p>
          </table:table-cell>
          <table:table-cell office:value-type="float" office:value="0.49608" calcext:value-type="float">
            <text:p>0.49608</text:p>
          </table:table-cell>
          <table:table-cell office:value-type="float" office:value="1.2426" calcext:value-type="float">
            <text:p>1.2426</text:p>
          </table:table-cell>
          <table:table-cell office:value-type="float" office:value="0.86966" calcext:value-type="float">
            <text:p>0.86966</text:p>
          </table:table-cell>
          <table:table-cell office:value-type="float" office:value="-0.78135" calcext:value-type="float">
            <text:p>-0.78135</text:p>
          </table:table-cell>
          <table:table-cell office:value-type="float" office:value="-1.172" calcext:value-type="float">
            <text:p>-1.172</text:p>
          </table:table-cell>
          <table:table-cell office:value-type="float" office:value="0.50111" calcext:value-type="float">
            <text:p>0.50111</text:p>
          </table:table-cell>
          <table:table-cell office:value-type="float" office:value="-1.0162" calcext:value-type="float">
            <text:p>-1.0162</text:p>
          </table:table-cell>
          <table:table-cell office:value-type="float" office:value="0.021788" calcext:value-type="float">
            <text:p>0.021788</text:p>
          </table:table-cell>
          <table:table-cell office:value-type="float" office:value="-0.55317" calcext:value-type="float">
            <text:p>-0.55317</text:p>
          </table:table-cell>
          <table:table-cell office:value-type="float" office:value="0.49329" calcext:value-type="float">
            <text:p>0.49329</text:p>
          </table:table-cell>
          <table:table-cell office:value-type="float" office:value="0.16569" calcext:value-type="float">
            <text:p>0.16569</text:p>
          </table:table-cell>
        </table:table-row>
        <table:table-row table:style-name="ro1" table:visibility="collapse">
          <table:table-cell office:value-type="string" calcext:value-type="string">
            <text:p>quantum</text:p>
          </table:table-cell>
          <table:table-cell office:value-type="float" office:value="0.41147" calcext:value-type="float">
            <text:p>0.41147</text:p>
          </table:table-cell>
          <table:table-cell office:value-type="float" office:value="0.15166" calcext:value-type="float">
            <text:p>0.15166</text:p>
          </table:table-cell>
          <table:table-cell office:value-type="float" office:value="0.42761" calcext:value-type="float">
            <text:p>0.42761</text:p>
          </table:table-cell>
          <table:table-cell office:value-type="float" office:value="1.1344" calcext:value-type="float">
            <text:p>1.1344</text:p>
          </table:table-cell>
          <table:table-cell office:value-type="float" office:value="0.085898" calcext:value-type="float">
            <text:p>0.085898</text:p>
          </table:table-cell>
          <table:table-cell office:value-type="float" office:value="0.67437" calcext:value-type="float">
            <text:p>0.67437</text:p>
          </table:table-cell>
          <table:table-cell office:value-type="float" office:value="1.0505" calcext:value-type="float">
            <text:p>1.0505</text:p>
          </table:table-cell>
          <table:table-cell office:value-type="float" office:value="-0.97778" calcext:value-type="float">
            <text:p>-0.97778</text:p>
          </table:table-cell>
          <table:table-cell office:value-type="float" office:value="-0.23671" calcext:value-type="float">
            <text:p>-0.23671</text:p>
          </table:table-cell>
          <table:table-cell office:value-type="float" office:value="1.1651" calcext:value-type="float">
            <text:p>1.1651</text:p>
          </table:table-cell>
          <table:table-cell office:value-type="float" office:value="0.91251" calcext:value-type="float">
            <text:p>0.91251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-0.57815" calcext:value-type="float">
            <text:p>-0.57815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1593" calcext:value-type="float">
            <text:p>-0.41593</text:p>
          </table:table-cell>
          <table:table-cell office:value-type="float" office:value="0.38224" calcext:value-type="float">
            <text:p>0.38224</text:p>
          </table:table-cell>
          <table:table-cell office:value-type="float" office:value="0.55149" calcext:value-type="float">
            <text:p>0.55149</text:p>
          </table:table-cell>
          <table:table-cell office:value-type="float" office:value="0.25466" calcext:value-type="float">
            <text:p>0.25466</text:p>
          </table:table-cell>
          <table:table-cell office:value-type="float" office:value="-0.90356" calcext:value-type="float">
            <text:p>-0.90356</text:p>
          </table:table-cell>
          <table:table-cell office:value-type="float" office:value="-1.0741" calcext:value-type="float">
            <text:p>-1.0741</text:p>
          </table:table-cell>
          <table:table-cell office:value-type="float" office:value="0.92841" calcext:value-type="float">
            <text:p>0.92841</text:p>
          </table:table-cell>
          <table:table-cell office:value-type="float" office:value="-0.71477" calcext:value-type="float">
            <text:p>-0.71477</text:p>
          </table:table-cell>
          <table:table-cell office:value-type="float" office:value="-0.32424" calcext:value-type="float">
            <text:p>-0.32424</text:p>
          </table:table-cell>
          <table:table-cell office:value-type="float" office:value="-0.46824" calcext:value-type="float">
            <text:p>-0.46824</text:p>
          </table:table-cell>
          <table:table-cell office:value-type="float" office:value="0.96393" calcext:value-type="float">
            <text:p>0.96393</text:p>
          </table:table-cell>
          <table:table-cell office:value-type="float" office:value="-0.04227" calcext:value-type="float">
            <text:p>-0.04227</text:p>
          </table:table-cell>
          <table:table-cell office:value-type="float" office:value="-1.1594" calcext:value-type="float">
            <text:p>-1.1594</text:p>
          </table:table-cell>
          <table:table-cell office:value-type="float" office:value="-0.74222" calcext:value-type="float">
            <text:p>-0.74222</text:p>
          </table:table-cell>
          <table:table-cell office:value-type="float" office:value="0.20138" calcext:value-type="float">
            <text:p>0.20138</text:p>
          </table:table-cell>
          <table:table-cell office:value-type="float" office:value="0.11559" calcext:value-type="float">
            <text:p>0.11559</text:p>
          </table:table-cell>
          <table:table-cell office:value-type="float" office:value="1.4088" calcext:value-type="float">
            <text:p>1.4088</text:p>
          </table:table-cell>
          <table:table-cell office:value-type="float" office:value="-1.5777" calcext:value-type="float">
            <text:p>-1.5777</text:p>
          </table:table-cell>
          <table:table-cell office:value-type="float" office:value="-0.37774" calcext:value-type="float">
            <text:p>-0.37774</text:p>
          </table:table-cell>
          <table:table-cell office:value-type="float" office:value="-1.1129" calcext:value-type="float">
            <text:p>-1.1129</text:p>
          </table:table-cell>
          <table:table-cell office:value-type="float" office:value="-0.21055" calcext:value-type="float">
            <text:p>-0.21055</text:p>
          </table:table-cell>
          <table:table-cell office:value-type="float" office:value="-1.1192" calcext:value-type="float">
            <text:p>-1.1192</text:p>
          </table:table-cell>
          <table:table-cell office:value-type="float" office:value="-0.46491" calcext:value-type="float">
            <text:p>-0.46491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1.5" calcext:value-type="float">
            <text:p>1.5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-0.21358" calcext:value-type="float">
            <text:p>-0.21358</text:p>
          </table:table-cell>
          <table:table-cell office:value-type="float" office:value="-0.26398" calcext:value-type="float">
            <text:p>-0.2639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1.1379" calcext:value-type="float">
            <text:p>-1.1379</text:p>
          </table:table-cell>
          <table:table-cell office:value-type="float" office:value="-0.40246" calcext:value-type="float">
            <text:p>-0.40246</text:p>
          </table:table-cell>
          <table:table-cell office:value-type="float" office:value="1.7081" calcext:value-type="float">
            <text:p>1.7081</text:p>
          </table:table-cell>
          <table:table-cell office:value-type="float" office:value="0.51376" calcext:value-type="float">
            <text:p>0.51376</text:p>
          </table:table-cell>
          <table:table-cell office:value-type="float" office:value="-0.38176" calcext:value-type="float">
            <text:p>-0.38176</text:p>
          </table:table-cell>
          <table:table-cell office:value-type="float" office:value="-0.22012" calcext:value-type="float">
            <text:p>-0.22012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topics/biology.txt</text:p>
          </table:table-cell>
          <table:table-cell office:value-type="float" office:value="1.14697" calcext:value-type="float">
            <text:p>1.14697</text:p>
          </table:table-cell>
          <table:table-cell office:value-type="float" office:value="0.133033" calcext:value-type="float">
            <text:p>0.133033</text:p>
          </table:table-cell>
          <table:table-cell office:value-type="float" office:value="0.215187" calcext:value-type="float">
            <text:p>0.215187</text:p>
          </table:table-cell>
          <table:table-cell office:value-type="float" office:value="0.516279" calcext:value-type="float">
            <text:p>0.516279</text:p>
          </table:table-cell>
          <table:table-cell office:value-type="float" office:value="0.753478" calcext:value-type="float">
            <text:p>0.753478</text:p>
          </table:table-cell>
          <table:table-cell office:value-type="float" office:value="0.998151" calcext:value-type="float">
            <text:p>0.998151</text:p>
          </table:table-cell>
          <table:table-cell office:value-type="float" office:value="0.805701" calcext:value-type="float">
            <text:p>0.805701</text:p>
          </table:table-cell>
          <table:table-cell office:value-type="float" office:value="-0.720708" calcext:value-type="float">
            <text:p>-0.720708</text:p>
          </table:table-cell>
          <table:table-cell office:value-type="float" office:value="1.40186" calcext:value-type="float">
            <text:p>1.40186</text:p>
          </table:table-cell>
          <table:table-cell office:value-type="float" office:value="0.400416" calcext:value-type="float">
            <text:p>0.400416</text:p>
          </table:table-cell>
          <table:table-cell office:value-type="float" office:value="0.928952" calcext:value-type="float">
            <text:p>0.928952</text:p>
          </table:table-cell>
          <table:table-cell office:value-type="float" office:value="-0.0938866" calcext:value-type="float">
            <text:p>-0.0938866</text:p>
          </table:table-cell>
          <table:table-cell office:value-type="float" office:value="0.497838" calcext:value-type="float">
            <text:p>0.497838</text:p>
          </table:table-cell>
          <table:table-cell office:value-type="float" office:value="0.558413" calcext:value-type="float">
            <text:p>0.558413</text:p>
          </table:table-cell>
          <table:table-cell office:value-type="float" office:value="-0.298321" calcext:value-type="float">
            <text:p>-0.298321</text:p>
          </table:table-cell>
          <table:table-cell office:value-type="float" office:value="0.593463" calcext:value-type="float">
            <text:p>0.593463</text:p>
          </table:table-cell>
          <table:table-cell office:value-type="float" office:value="0.0119545" calcext:value-type="float">
            <text:p>0.0119545</text:p>
          </table:table-cell>
          <table:table-cell office:value-type="float" office:value="-0.158649" calcext:value-type="float">
            <text:p>-0.158649</text:p>
          </table:table-cell>
          <table:table-cell office:value-type="float" office:value="0.154623" calcext:value-type="float">
            <text:p>0.154623</text:p>
          </table:table-cell>
          <table:table-cell office:value-type="float" office:value="0.262524" calcext:value-type="float">
            <text:p>0.262524</text:p>
          </table:table-cell>
          <table:table-cell office:value-type="float" office:value="-0.159758" calcext:value-type="float">
            <text:p>-0.159758</text:p>
          </table:table-cell>
          <table:table-cell office:value-type="float" office:value="-0.862101" calcext:value-type="float">
            <text:p>-0.862101</text:p>
          </table:table-cell>
          <table:table-cell office:value-type="float" office:value="1.02988" calcext:value-type="float">
            <text:p>1.02988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0440273" calcext:value-type="float">
            <text:p>0.0440273</text:p>
          </table:table-cell>
          <table:table-cell office:value-type="float" office:value="-0.263644" calcext:value-type="float">
            <text:p>-0.263644</text:p>
          </table:table-cell>
          <table:table-cell office:value-type="float" office:value="-0.112443" calcext:value-type="float">
            <text:p>-0.112443</text:p>
          </table:table-cell>
          <table:table-cell office:value-type="float" office:value="-0.0560341" calcext:value-type="float">
            <text:p>-0.0560341</text:p>
          </table:table-cell>
          <table:table-cell office:value-type="float" office:value="0.385549" calcext:value-type="float">
            <text:p>0.385549</text:p>
          </table:table-cell>
          <table:table-cell office:value-type="float" office:value="-0.202285" calcext:value-type="float">
            <text:p>-0.202285</text:p>
          </table:table-cell>
          <table:table-cell office:value-type="float" office:value="1.43547" calcext:value-type="float">
            <text:p>1.43547</text:p>
          </table:table-cell>
          <table:table-cell office:value-type="float" office:value="-0.680703" calcext:value-type="float">
            <text:p>-0.680703</text:p>
          </table:table-cell>
          <table:table-cell office:value-type="float" office:value="0.00422857" calcext:value-type="float">
            <text:p>0.00422857</text:p>
          </table:table-cell>
          <table:table-cell office:value-type="float" office:value="-1.28475" calcext:value-type="float">
            <text:p>-1.28475</text:p>
          </table:table-cell>
          <table:table-cell office:value-type="float" office:value="-0.0354869" calcext:value-type="float">
            <text:p>-0.0354869</text:p>
          </table:table-cell>
          <table:table-cell office:value-type="float" office:value="0.137261" calcext:value-type="float">
            <text:p>0.137261</text:p>
          </table:table-cell>
          <table:table-cell office:value-type="float" office:value="-0.03683" calcext:value-type="float">
            <text:p>-0.03683</text:p>
          </table:table-cell>
          <table:table-cell office:value-type="float" office:value="0.689955" calcext:value-type="float">
            <text:p>0.689955</text:p>
          </table:table-cell>
          <table:table-cell office:value-type="float" office:value="0.464948" calcext:value-type="float">
            <text:p>0.464948</text:p>
          </table:table-cell>
          <table:table-cell office:value-type="float" office:value="0.598597" calcext:value-type="float">
            <text:p>0.598597</text:p>
          </table:table-cell>
          <table:table-cell office:value-type="float" office:value="-0.0169939" calcext:value-type="float">
            <text:p>-0.0169939</text:p>
          </table:table-cell>
          <table:table-cell office:value-type="float" office:value="-0.653911" calcext:value-type="float">
            <text:p>-0.653911</text:p>
          </table:table-cell>
          <table:table-cell office:value-type="float" office:value="0.00682288" calcext:value-type="float">
            <text:p>0.00682288</text:p>
          </table:table-cell>
          <table:table-cell office:value-type="float" office:value="0.550952" calcext:value-type="float">
            <text:p>0.550952</text:p>
          </table:table-cell>
          <table:table-cell office:value-type="float" office:value="0.695134" calcext:value-type="float">
            <text:p>0.695134</text:p>
          </table:table-cell>
          <table:table-cell office:value-type="float" office:value="0.344873" calcext:value-type="float">
            <text:p>0.344873</text:p>
          </table:table-cell>
          <table:table-cell office:value-type="float" office:value="0.880048" calcext:value-type="float">
            <text:p>0.880048</text:p>
          </table:table-cell>
          <table:table-cell office:value-type="float" office:value="-0.357972" calcext:value-type="float">
            <text:p>-0.357972</text:p>
          </table:table-cell>
          <table:table-cell office:value-type="float" office:value="-0.165408" calcext:value-type="float">
            <text:p>-0.165408</text:p>
          </table:table-cell>
          <table:table-cell office:value-type="float" office:value="-0.0226705" calcext:value-type="float">
            <text:p>-0.0226705</text:p>
          </table:table-cell>
        </table:table-row>
        <table:table-row table:style-name="ro1" table:visibility="collapse">
          <table:table-cell office:value-type="string" calcext:value-type="string">
            <text:p>cell</text:p>
          </table:table-cell>
          <table:table-cell office:value-type="float" office:value="1.4761" calcext:value-type="float">
            <text:p>1.4761</text:p>
          </table:table-cell>
          <table:table-cell office:value-type="float" office:value="0.42424" calcext:value-type="float">
            <text:p>0.42424</text:p>
          </table:table-cell>
          <table:table-cell office:value-type="float" office:value="1.4387" calcext:value-type="float">
            <text:p>1.4387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68466" calcext:value-type="float">
            <text:p>0.68466</text:p>
          </table:table-cell>
          <table:table-cell office:value-type="float" office:value="1.0248" calcext:value-type="float">
            <text:p>1.0248</text:p>
          </table:table-cell>
          <table:table-cell office:value-type="float" office:value="0.42836" calcext:value-type="float">
            <text:p>0.42836</text:p>
          </table:table-cell>
          <table:table-cell office:value-type="float" office:value="-0.43636" calcext:value-type="float">
            <text:p>-0.43636</text:p>
          </table:table-cell>
          <table:table-cell office:value-type="float" office:value="0.93776" calcext:value-type="float">
            <text:p>0.93776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76628" calcext:value-type="float">
            <text:p>0.76628</text:p>
          </table:table-cell>
          <table:table-cell office:value-type="float" office:value="-0.6257" calcext:value-type="float">
            <text:p>-0.6257</text:p>
          </table:table-cell>
          <table:table-cell office:value-type="float" office:value="0.11867" calcext:value-type="float">
            <text:p>0.11867</text:p>
          </table:table-cell>
          <table:table-cell office:value-type="float" office:value="0.76455" calcext:value-type="float">
            <text:p>0.76455</text:p>
          </table:table-cell>
          <table:table-cell office:value-type="float" office:value="-0.41856" calcext:value-type="float">
            <text:p>-0.41856</text:p>
          </table:table-cell>
          <table:table-cell office:value-type="float" office:value="0.80716" calcext:value-type="float">
            <text:p>0.80716</text:p>
          </table:table-cell>
          <table:table-cell office:value-type="float" office:value="-1.145" calcext:value-type="float">
            <text:p>-1.145</text:p>
          </table:table-cell>
          <table:table-cell office:value-type="float" office:value="-0.075398" calcext:value-type="float">
            <text:p>-0.075398</text:p>
          </table:table-cell>
          <table:table-cell office:value-type="float" office:value="0.47328" calcext:value-type="float">
            <text:p>0.47328</text:p>
          </table:table-cell>
          <table:table-cell office:value-type="float" office:value="0.16632" calcext:value-type="float">
            <text:p>0.16632</text:p>
          </table:table-cell>
          <table:table-cell office:value-type="float" office:value="0.25749" calcext:value-type="float">
            <text:p>0.25749</text:p>
          </table:table-cell>
          <table:table-cell office:value-type="float" office:value="-0.41617" calcext:value-type="float">
            <text:p>-0.41617</text:p>
          </table:table-cell>
          <table:table-cell office:value-type="float" office:value="0.45851" calcext:value-type="float">
            <text:p>0.45851</text:p>
          </table:table-cell>
          <table:table-cell office:value-type="float" office:value="0.65778" calcext:value-type="float">
            <text:p>0.65778</text:p>
          </table:table-cell>
          <table:table-cell office:value-type="float" office:value="-0.47289" calcext:value-type="float">
            <text:p>-0.47289</text:p>
          </table:table-cell>
          <table:table-cell office:value-type="float" office:value="-1.4163" calcext:value-type="float">
            <text:p>-1.4163</text:p>
          </table:table-cell>
          <table:table-cell office:value-type="float" office:value="0.4418" calcext:value-type="float">
            <text:p>0.4418</text:p>
          </table:table-cell>
          <table:table-cell office:value-type="float" office:value="-0.25573" calcext:value-type="float">
            <text:p>-0.25573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2.5676" calcext:value-type="float">
            <text:p>2.5676</text:p>
          </table:table-cell>
          <table:table-cell office:value-type="float" office:value="-0.31983" calcext:value-type="float">
            <text:p>-0.31983</text:p>
          </table:table-cell>
          <table:table-cell office:value-type="float" office:value="-0.44509" calcext:value-type="float">
            <text:p>-0.44509</text:p>
          </table:table-cell>
          <table:table-cell office:value-type="float" office:value="-1.2688" calcext:value-type="float">
            <text:p>-1.2688</text:p>
          </table:table-cell>
          <table:table-cell office:value-type="float" office:value="-0.073922" calcext:value-type="float">
            <text:p>-0.073922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35743" calcext:value-type="float">
            <text:p>0.35743</text:p>
          </table:table-cell>
          <table:table-cell office:value-type="float" office:value="0.44641" calcext:value-type="float">
            <text:p>0.44641</text:p>
          </table:table-cell>
          <table:table-cell office:value-type="float" office:value="0.26805" calcext:value-type="float">
            <text:p>0.26805</text:p>
          </table:table-cell>
          <table:table-cell office:value-type="float" office:value="0.38776" calcext:value-type="float">
            <text:p>0.38776</text:p>
          </table:table-cell>
          <table:table-cell office:value-type="float" office:value="0.44051" calcext:value-type="float">
            <text:p>0.44051</text:p>
          </table:table-cell>
          <table:table-cell office:value-type="float" office:value="-0.26319" calcext:value-type="float">
            <text:p>-0.26319</text:p>
          </table:table-cell>
          <table:table-cell office:value-type="float" office:value="-0.48449" calcext:value-type="float">
            <text:p>-0.48449</text:p>
          </table:table-cell>
          <table:table-cell office:value-type="float" office:value="0.78691" calcext:value-type="float">
            <text:p>0.78691</text:p>
          </table:table-cell>
          <table:table-cell office:value-type="float" office:value="1.4343" calcext:value-type="float">
            <text:p>1.4343</text:p>
          </table:table-cell>
          <table:table-cell office:value-type="float" office:value="-0.34328" calcext:value-type="float">
            <text:p>-0.34328</text:p>
          </table:table-cell>
          <table:table-cell office:value-type="float" office:value="0.60773" calcext:value-type="float">
            <text:p>0.60773</text:p>
          </table:table-cell>
          <table:table-cell office:value-type="float" office:value="-0.9809" calcext:value-type="float">
            <text:p>-0.9809</text:p>
          </table:table-cell>
          <table:table-cell office:value-type="float" office:value="-0.47391" calcext:value-type="float">
            <text:p>-0.47391</text:p>
          </table:table-cell>
          <table:table-cell office:value-type="float" office:value="-0.0090641" calcext:value-type="float">
            <text:p>-0.0090641</text:p>
          </table:table-cell>
        </table:table-row>
        <table:table-row table:style-name="ro1" table:visibility="collapse">
          <table:table-cell office:value-type="string" calcext:value-type="string">
            <text:p>bacteria</text:p>
          </table:table-cell>
          <table:table-cell office:value-type="float" office:value="1.8136" calcext:value-type="float">
            <text:p>1.8136</text:p>
          </table:table-cell>
          <table:table-cell office:value-type="float" office:value="-0.98021" calcext:value-type="float">
            <text:p>-0.98021</text:p>
          </table:table-cell>
          <table:table-cell office:value-type="float" office:value="0.045116" calcext:value-type="float">
            <text:p>0.045116</text:p>
          </table:table-cell>
          <table:table-cell office:value-type="float" office:value="-0.054527" calcext:value-type="float">
            <text:p>-0.054527</text:p>
          </table:table-cell>
          <table:table-cell office:value-type="float" office:value="0.25901" calcext:value-type="float">
            <text:p>0.25901</text:p>
          </table:table-cell>
          <table:table-cell office:value-type="float" office:value="0.78756" calcext:value-type="float">
            <text:p>0.78756</text:p>
          </table:table-cell>
          <table:table-cell office:value-type="float" office:value="1.3212" calcext:value-type="float">
            <text:p>1.3212</text:p>
          </table:table-cell>
          <table:table-cell office:value-type="float" office:value="-0.29285" calcext:value-type="float">
            <text:p>-0.29285</text:p>
          </table:table-cell>
          <table:table-cell office:value-type="float" office:value="1.5247" calcext:value-type="float">
            <text:p>1.5247</text:p>
          </table:table-cell>
          <table:table-cell office:value-type="float" office:value="0.70072" calcext:value-type="float">
            <text:p>0.70072</text:p>
          </table:table-cell>
          <table:table-cell office:value-type="float" office:value="0.45972" calcext:value-type="float">
            <text:p>0.45972</text:p>
          </table:table-cell>
          <table:table-cell office:value-type="float" office:value="0.2664" calcext:value-type="float">
            <text:p>0.2664</text:p>
          </table:table-cell>
          <table:table-cell office:value-type="float" office:value="1.2711" calcext:value-type="float">
            <text:p>1.2711</text:p>
          </table:table-cell>
          <table:table-cell office:value-type="float" office:value="0.17532" calcext:value-type="float">
            <text:p>0.17532</text:p>
          </table:table-cell>
          <table:table-cell office:value-type="float" office:value="-0.0048449" calcext:value-type="float">
            <text:p>-0.00484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0865" calcext:value-type="float">
            <text:p>0.10865</text:p>
          </table:table-cell>
          <table:table-cell office:value-type="float" office:value="-0.41522" calcext:value-type="float">
            <text:p>-0.41522</text:p>
          </table:table-cell>
          <table:table-cell office:value-type="float" office:value="-0.41345" calcext:value-type="float">
            <text:p>-0.41345</text:p>
          </table:table-cell>
          <table:table-cell office:value-type="float" office:value="-0.43295" calcext:value-type="float">
            <text:p>-0.43295</text:p>
          </table:table-cell>
          <table:table-cell office:value-type="float" office:value="-0.64414" calcext:value-type="float">
            <text:p>-0.64414</text:p>
          </table:table-cell>
          <table:table-cell office:value-type="float" office:value="-1.5182" calcext:value-type="float">
            <text:p>-1.5182</text:p>
          </table:table-cell>
          <table:table-cell office:value-type="float" office:value="2.6311" calcext:value-type="float">
            <text:p>2.631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39087" calcext:value-type="float">
            <text:p>0.39087</text:p>
          </table:table-cell>
          <table:table-cell office:value-type="float" office:value="-0.62217" calcext:value-type="float">
            <text:p>-0.62217</text:p>
          </table:table-cell>
          <table:table-cell office:value-type="float" office:value="-0.12432" calcext:value-type="float">
            <text:p>-0.12432</text:p>
          </table:table-cell>
          <table:table-cell office:value-type="float" office:value="-0.047487" calcext:value-type="float">
            <text:p>-0.047487</text:p>
          </table:table-cell>
          <table:table-cell office:value-type="float" office:value="1.1417" calcext:value-type="float">
            <text:p>1.1417</text:p>
          </table:table-cell>
          <table:table-cell office:value-type="float" office:value="0.31804" calcext:value-type="float">
            <text:p>0.31804</text:p>
          </table:table-cell>
          <table:table-cell office:value-type="float" office:value="1.3707" calcext:value-type="float">
            <text:p>1.3707</text:p>
          </table:table-cell>
          <table:table-cell office:value-type="float" office:value="-0.93411" calcext:value-type="float">
            <text:p>-0.93411</text:p>
          </table:table-cell>
          <table:table-cell office:value-type="float" office:value="-0.092423" calcext:value-type="float">
            <text:p>-0.092423</text:p>
          </table:table-cell>
          <table:table-cell office:value-type="float" office:value="-1.3615" calcext:value-type="float">
            <text:p>-1.3615</text:p>
          </table:table-cell>
          <table:table-cell office:value-type="float" office:value="-0.43151" calcext:value-type="float">
            <text:p>-0.43151</text:p>
          </table:table-cell>
          <table:table-cell office:value-type="float" office:value="-0.17843" calcext:value-type="float">
            <text:p>-0.17843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85686" calcext:value-type="float">
            <text:p>0.85686</text:p>
          </table:table-cell>
          <table:table-cell office:value-type="float" office:value="0.66361" calcext:value-type="float">
            <text:p>0.66361</text:p>
          </table:table-cell>
          <table:table-cell office:value-type="float" office:value="0.862" calcext:value-type="float">
            <text:p>0.862</text:p>
          </table:table-cell>
          <table:table-cell office:value-type="float" office:value="-0.23196" calcext:value-type="float">
            <text:p>-0.23196</text:p>
          </table:table-cell>
          <table:table-cell office:value-type="float" office:value="-0.76041" calcext:value-type="float">
            <text:p>-0.76041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1.2635" calcext:value-type="float">
            <text:p>1.2635</text:p>
          </table:table-cell>
          <table:table-cell office:value-type="float" office:value="2.1353" calcext:value-type="float">
            <text:p>2.1353</text:p>
          </table:table-cell>
          <table:table-cell office:value-type="float" office:value="1.3886" calcext:value-type="float">
            <text:p>1.3886</text:p>
          </table:table-cell>
          <table:table-cell office:value-type="float" office:value="-0.23674" calcext:value-type="float">
            <text:p>-0.23674</text:p>
          </table:table-cell>
          <table:table-cell office:value-type="float" office:value="-1.4089" calcext:value-type="float">
            <text:p>-1.4089</text:p>
          </table:table-cell>
          <table:table-cell office:value-type="float" office:value="0.27016" calcext:value-type="float">
            <text:p>0.27016</text:p>
          </table:table-cell>
          <table:table-cell office:value-type="float" office:value="0.14336" calcext:value-type="float">
            <text:p>0.14336</text:p>
          </table:table-cell>
        </table:table-row>
        <table:table-row table:style-name="ro1" table:visibility="collapse">
          <table:table-cell office:value-type="string" calcext:value-type="string">
            <text:p>biology</text:p>
          </table:table-cell>
          <table:table-cell office:value-type="float" office:value="-0.32519" calcext:value-type="float">
            <text:p>-0.32519</text:p>
          </table:table-cell>
          <table:table-cell office:value-type="float" office:value="1.0813" calcext:value-type="float">
            <text:p>1.0813</text:p>
          </table:table-cell>
          <table:table-cell office:value-type="float" office:value="-0.73782" calcext:value-type="float">
            <text:p>-0.73782</text:p>
          </table:table-cell>
          <table:table-cell office:value-type="float" office:value="0.087665" calcext:value-type="float">
            <text:p>0.087665</text:p>
          </table:table-cell>
          <table:table-cell office:value-type="float" office:value="0.22888" calcext:value-type="float">
            <text:p>0.22888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13426" calcext:value-type="float">
            <text:p>0.13426</text:p>
          </table:table-cell>
          <table:table-cell office:value-type="float" office:value="-1.5758" calcext:value-type="float">
            <text:p>-1.5758</text:p>
          </table:table-cell>
          <table:table-cell office:value-type="float" office:value="0.51152" calcext:value-type="float">
            <text:p>0.51152</text:p>
          </table:table-cell>
          <table:table-cell office:value-type="float" office:value="-0.087914" calcext:value-type="float">
            <text:p>-0.087914</text:p>
          </table:table-cell>
          <table:table-cell office:value-type="float" office:value="0.93531" calcext:value-type="float">
            <text:p>0.93531</text:p>
          </table:table-cell>
          <table:table-cell office:value-type="float" office:value="0.20949" calcext:value-type="float">
            <text:p>0.20949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051" calcext:value-type="float">
            <text:p>0.2051</text:p>
          </table:table-cell>
          <table:table-cell office:value-type="float" office:value="-0.45107" calcext:value-type="float">
            <text:p>-0.45107</text:p>
          </table:table-cell>
          <table:table-cell office:value-type="float" office:value="0.13479" calcext:value-type="float">
            <text:p>0.13479</text:p>
          </table:table-cell>
          <table:table-cell office:value-type="float" office:value="-0.19415" calcext:value-type="float">
            <text:p>-0.19415</text:p>
          </table:table-cell>
          <table:table-cell office:value-type="float" office:value="0.86683" calcext:value-type="float">
            <text:p>0.86683</text:p>
          </table:table-cell>
          <table:table-cell office:value-type="float" office:value="-0.28273" calcext:value-type="float">
            <text:p>-0.28273</text:p>
          </table:table-cell>
          <table:table-cell office:value-type="float" office:value="0.77492" calcext:value-type="float">
            <text:p>0.77492</text:p>
          </table:table-cell>
          <table:table-cell office:value-type="float" office:value="-0.032939" calcext:value-type="float">
            <text:p>-0.032939</text:p>
          </table:table-cell>
          <table:table-cell office:value-type="float" office:value="0.0015082" calcext:value-type="float">
            <text:p>0.0015082</text:p>
          </table:table-cell>
          <table:table-cell office:value-type="float" office:value="0.59856" calcext:value-type="float">
            <text:p>0.59856</text:p>
          </table:table-cell>
          <table:table-cell office:value-type="float" office:value="0.027327" calcext:value-type="float">
            <text:p>0.027327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-0.92576" calcext:value-type="float">
            <text:p>-0.92576</text:p>
          </table:table-cell>
          <table:table-cell office:value-type="float" office:value="-0.32665" calcext:value-type="float">
            <text:p>-0.32665</text:p>
          </table:table-cell>
          <table:table-cell office:value-type="float" office:value="-1.0078" calcext:value-type="float">
            <text:p>-1.0078</text:p>
          </table:table-cell>
          <table:table-cell office:value-type="float" office:value="-0.70243" calcext:value-type="float">
            <text:p>-0.70243</text:p>
          </table:table-cell>
          <table:table-cell office:value-type="float" office:value="-0.043362" calcext:value-type="float">
            <text:p>-0.043362</text:p>
          </table:table-cell>
          <table:table-cell office:value-type="float" office:value="1.7215" calcext:value-type="float">
            <text:p>1.7215</text:p>
          </table:table-cell>
          <table:table-cell office:value-type="float" office:value="-1.0031" calcext:value-type="float">
            <text:p>-1.0031</text:p>
          </table:table-cell>
          <table:table-cell office:value-type="float" office:value="-0.41169" calcext:value-type="float">
            <text:p>-0.41169</text:p>
          </table:table-cell>
          <table:table-cell office:value-type="float" office:value="-2.1112" calcext:value-type="float">
            <text:p>-2.1112</text:p>
          </table:table-cell>
          <table:table-cell office:value-type="float" office:value="0.10656" calcext:value-type="float">
            <text:p>0.10656</text:p>
          </table:table-cell>
          <table:table-cell office:value-type="float" office:value="0.20487" calcext:value-type="float">
            <text:p>0.20487</text:p>
          </table:table-cell>
          <table:table-cell office:value-type="float" office:value="-0.85575" calcext:value-type="float">
            <text:p>-0.85575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6879" calcext:value-type="float">
            <text:p>1.6879</text:p>
          </table:table-cell>
          <table:table-cell office:value-type="float" office:value="0.71521" calcext:value-type="float">
            <text:p>0.71521</text:p>
          </table:table-cell>
          <table:table-cell office:value-type="float" office:value="-0.31717" calcext:value-type="float">
            <text:p>-0.31717</text:p>
          </table:table-cell>
          <table:table-cell office:value-type="float" office:value="-1.1002" calcext:value-type="float">
            <text:p>-1.1002</text:p>
          </table:table-cell>
          <table:table-cell office:value-type="float" office:value="0.483" calcext:value-type="float">
            <text:p>0.483</text:p>
          </table:table-cell>
          <table:table-cell office:value-type="float" office:value="1.2608" calcext:value-type="float">
            <text:p>1.2608</text:p>
          </table:table-cell>
          <table:table-cell office:value-type="float" office:value="0.68829" calcext:value-type="float">
            <text:p>0.68829</text:p>
          </table:table-cell>
          <table:table-cell office:value-type="float" office:value="0.53763" calcext:value-type="float">
            <text:p>0.53763</text:p>
          </table:table-cell>
          <table:table-cell office:value-type="float" office:value="1.9542" calcext:value-type="float">
            <text:p>1.9542</text:p>
          </table:table-cell>
          <table:table-cell office:value-type="float" office:value="0.44175" calcext:value-type="float">
            <text:p>0.44175</text:p>
          </table:table-cell>
          <table:table-cell office:value-type="float" office:value="-0.3014" calcext:value-type="float">
            <text:p>-0.3014</text:p>
          </table:table-cell>
          <table:table-cell office:value-type="float" office:value="0.39389" calcext:value-type="float">
            <text:p>0.39389</text:p>
          </table:table-cell>
        </table:table-row>
        <table:table-row table:style-name="ro1" table:visibility="collapse">
          <table:table-cell office:value-type="string" calcext:value-type="string">
            <text:p>biodiversity</text:p>
          </table:table-cell>
          <table:table-cell office:value-type="float" office:value="0.39612" calcext:value-type="float">
            <text:p>0.39612</text:p>
          </table:table-cell>
          <table:table-cell office:value-type="float" office:value="0.64807" calcext:value-type="float">
            <text:p>0.64807</text:p>
          </table:table-cell>
          <table:table-cell office:value-type="float" office:value="-0.6504" calcext:value-type="float">
            <text:p>-0.6504</text:p>
          </table:table-cell>
          <table:table-cell office:value-type="float" office:value="0.78784" calcext:value-type="float">
            <text:p>0.78784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-0.67079" calcext:value-type="float">
            <text:p>-0.67079</text:p>
          </table:table-cell>
          <table:table-cell office:value-type="float" office:value="-0.13463" calcext:value-type="float">
            <text:p>-0.13463</text:p>
          </table:table-cell>
          <table:table-cell office:value-type="float" office:value="-1.4594" calcext:value-type="float">
            <text:p>-1.4594</text:p>
          </table:table-cell>
          <table:table-cell office:value-type="float" office:value="2.2237" calcext:value-type="float">
            <text:p>2.2237</text:p>
          </table:table-cell>
          <table:table-cell office:value-type="float" office:value="-0.05103" calcext:value-type="float">
            <text:p>-0.05103</text:p>
          </table:table-cell>
          <table:table-cell office:value-type="float" office:value="0.29842" calcext:value-type="float">
            <text:p>0.29842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1.1389" calcext:value-type="float">
            <text:p>1.1389</text:p>
          </table:table-cell>
          <table:table-cell office:value-type="float" office:value="-0.43925" calcext:value-type="float">
            <text:p>-0.43925</text:p>
          </table:table-cell>
          <table:table-cell office:value-type="float" office:value="-0.29157" calcext:value-type="float">
            <text:p>-0.29157</text:p>
          </table:table-cell>
          <table:table-cell office:value-type="float" office:value="0.4362" calcext:value-type="float">
            <text:p>0.4362</text:p>
          </table:table-cell>
          <table:table-cell office:value-type="float" office:value="1.6484" calcext:value-type="float">
            <text:p>1.6484</text:p>
          </table:table-cell>
          <table:table-cell office:value-type="float" office:value="-0.27968" calcext:value-type="float">
            <text:p>-0.27968</text:p>
          </table:table-cell>
          <table:table-cell office:value-type="float" office:value="-0.29519" calcext:value-type="float">
            <text:p>-0.29519</text:p>
          </table:table-cell>
          <table:table-cell office:value-type="float" office:value="0.46714" calcext:value-type="float">
            <text:p>0.46714</text:p>
          </table:table-cell>
          <table:table-cell office:value-type="float" office:value="-0.60553" calcext:value-type="float">
            <text:p>-0.60553</text:p>
          </table:table-cell>
          <table:table-cell office:value-type="float" office:value="-0.64908" calcext:value-type="float">
            <text:p>-0.64908</text:p>
          </table:table-cell>
          <table:table-cell office:value-type="float" office:value="-0.050627" calcext:value-type="float">
            <text:p>-0.050627</text:p>
          </table:table-cell>
          <table:table-cell office:value-type="float" office:value="-1.0734" calcext:value-type="float">
            <text:p>-1.0734</text:p>
          </table:table-cell>
          <table:table-cell office:value-type="float" office:value="0.34129" calcext:value-type="float">
            <text:p>0.34129</text:p>
          </table:table-cell>
          <table:table-cell office:value-type="float" office:value="0.63703" calcext:value-type="float">
            <text:p>0.63703</text:p>
          </table:table-cell>
          <table:table-cell office:value-type="float" office:value="-0.031827" calcext:value-type="float">
            <text:p>-0.031827</text:p>
          </table:table-cell>
          <table:table-cell office:value-type="float" office:value="-0.27396" calcext:value-type="float">
            <text:p>-0.27396</text:p>
          </table:table-cell>
          <table:table-cell office:value-type="float" office:value="0.29665" calcext:value-type="float">
            <text:p>0.29665</text:p>
          </table:table-cell>
          <table:table-cell office:value-type="float" office:value="0.95172" calcext:value-type="float">
            <text:p>0.95172</text:p>
          </table:table-cell>
          <table:table-cell office:value-type="float" office:value="1.3854" calcext:value-type="float">
            <text:p>1.3854</text:p>
          </table:table-cell>
          <table:table-cell office:value-type="float" office:value="0.056474" calcext:value-type="float">
            <text:p>0.056474</text:p>
          </table:table-cell>
          <table:table-cell office:value-type="float" office:value="-0.26698" calcext:value-type="float">
            <text:p>-0.26698</text:p>
          </table:table-cell>
          <table:table-cell office:value-type="float" office:value="-1.9747" calcext:value-type="float">
            <text:p>-1.9747</text:p>
          </table:table-cell>
          <table:table-cell office:value-type="float" office:value="-0.79063" calcext:value-type="float">
            <text:p>-0.79063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-0.74292" calcext:value-type="float">
            <text:p>-0.74292</text:p>
          </table:table-cell>
          <table:table-cell office:value-type="float" office:value="-0.31011" calcext:value-type="float">
            <text:p>-0.31011</text:p>
          </table:table-cell>
          <table:table-cell office:value-type="float" office:value="0.18297" calcext:value-type="float">
            <text:p>0.18297</text:p>
          </table:table-cell>
          <table:table-cell office:value-type="float" office:value="-0.15264" calcext:value-type="float">
            <text:p>-0.15264</text:p>
          </table:table-cell>
          <table:table-cell office:value-type="float" office:value="-1.0165" calcext:value-type="float">
            <text:p>-1.0165</text:p>
          </table:table-cell>
          <table:table-cell office:value-type="float" office:value="-1.0273" calcext:value-type="float">
            <text:p>-1.0273</text:p>
          </table:table-cell>
          <table:table-cell office:value-type="float" office:value="0.68283" calcext:value-type="float">
            <text:p>0.68283</text:p>
          </table:table-cell>
          <table:table-cell office:value-type="float" office:value="-0.11051" calcext:value-type="float">
            <text:p>-0.11051</text:p>
          </table:table-cell>
          <table:table-cell office:value-type="float" office:value="-0.02443" calcext:value-type="float">
            <text:p>-0.02443</text:p>
          </table:table-cell>
          <table:table-cell office:value-type="float" office:value="0.90431" calcext:value-type="float">
            <text:p>0.90431</text:p>
          </table:table-cell>
          <table:table-cell office:value-type="float" office:value="-0.12231" calcext:value-type="float">
            <text:p>-0.12231</text:p>
          </table:table-cell>
          <table:table-cell office:value-type="float" office:value="0.53747" calcext:value-type="float">
            <text:p>0.53747</text:p>
          </table:table-cell>
          <table:table-cell office:value-type="float" office:value="0.65932" calcext:value-type="float">
            <text:p>0.65932</text:p>
          </table:table-cell>
          <table:table-cell office:value-type="float" office:value="0.20772" calcext:value-type="float">
            <text:p>0.20772</text:p>
          </table:table-cell>
        </table:table-row>
        <table:table-row table:style-name="ro1" table:visibility="collapse">
          <table:table-cell office:value-type="string" calcext:value-type="string">
            <text:p>membrane</text:p>
          </table:table-cell>
          <table:table-cell office:value-type="float" office:value="1.3573" calcext:value-type="float">
            <text:p>1.3573</text:p>
          </table:table-cell>
          <table:table-cell office:value-type="float" office:value="0.66721" calcext:value-type="float">
            <text:p>0.66721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86606" calcext:value-type="float">
            <text:p>0.86606</text:p>
          </table:table-cell>
          <table:table-cell office:value-type="float" office:value="0.41474" calcext:value-type="float">
            <text:p>0.41474</text:p>
          </table:table-cell>
          <table:table-cell office:value-type="float" office:value="0.98999" calcext:value-type="float">
            <text:p>0.98999</text:p>
          </table:table-cell>
          <table:table-cell office:value-type="float" office:value="2.2146" calcext:value-type="float">
            <text:p>2.2146</text:p>
          </table:table-cell>
          <table:table-cell office:value-type="float" office:value="-0.074692" calcext:value-type="float">
            <text:p>-0.074692</text:p>
          </table:table-cell>
          <table:table-cell office:value-type="float" office:value="1.5298" calcext:value-type="float">
            <text:p>1.5298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3858" calcext:value-type="float">
            <text:p>1.3858</text:p>
          </table:table-cell>
          <table:table-cell office:value-type="float" office:value="-0.088649" calcext:value-type="float">
            <text:p>-0.088649</text:p>
          </table:table-cell>
          <table:table-cell office:value-type="float" office:value="-0.080556" calcext:value-type="float">
            <text:p>-0.080556</text:p>
          </table:table-cell>
          <table:table-cell office:value-type="float" office:value="1.5948" calcext:value-type="float">
            <text:p>1.5948</text:p>
          </table:table-cell>
          <table:table-cell office:value-type="float" office:value="-1.1146" calcext:value-type="float">
            <text:p>-1.1146</text:p>
          </table:table-cell>
          <table:table-cell office:value-type="float" office:value="1.7158" calcext:value-type="float">
            <text:p>1.7158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-0.19045" calcext:value-type="float">
            <text:p>-0.19045</text:p>
          </table:table-cell>
          <table:table-cell office:value-type="float" office:value="0.50429" calcext:value-type="float">
            <text:p>0.504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85512" calcext:value-type="float">
            <text:p>0.85512</text:p>
          </table:table-cell>
          <table:table-cell office:value-type="float" office:value="-0.74819" calcext:value-type="float">
            <text:p>-0.74819</text:p>
          </table:table-cell>
          <table:table-cell office:value-type="float" office:value="1.0883" calcext:value-type="float">
            <text:p>1.0883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-0.65976" calcext:value-type="float">
            <text:p>-0.65976</text:p>
          </table:table-cell>
          <table:table-cell office:value-type="float" office:value="0.15857" calcext:value-type="float">
            <text:p>0.15857</text:p>
          </table:table-cell>
          <table:table-cell office:value-type="float" office:value="0.6389" calcext:value-type="float">
            <text:p>0.6389</text:p>
          </table:table-cell>
          <table:table-cell office:value-type="float" office:value="1.1886" calcext:value-type="float">
            <text:p>1.1886</text:p>
          </table:table-cell>
          <table:table-cell office:value-type="float" office:value="0.74193" calcext:value-type="float">
            <text:p>0.74193</text:p>
          </table:table-cell>
          <table:table-cell office:value-type="float" office:value="0.020334" calcext:value-type="float">
            <text:p>0.020334</text:p>
          </table:table-cell>
          <table:table-cell office:value-type="float" office:value="1.5413" calcext:value-type="float">
            <text:p>1.5413</text:p>
          </table:table-cell>
          <table:table-cell office:value-type="float" office:value="-0.45279" calcext:value-type="float">
            <text:p>-0.45279</text:p>
          </table:table-cell>
          <table:table-cell office:value-type="float" office:value="0.90534" calcext:value-type="float">
            <text:p>0.90534</text:p>
          </table:table-cell>
          <table:table-cell office:value-type="float" office:value="-0.90656" calcext:value-type="float">
            <text:p>-0.90656</text:p>
          </table:table-cell>
          <table:table-cell office:value-type="float" office:value="-0.58774" calcext:value-type="float">
            <text:p>-0.58774</text:p>
          </table:table-cell>
          <table:table-cell office:value-type="float" office:value="0.57343" calcext:value-type="float">
            <text:p>0.57343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.64731" calcext:value-type="float">
            <text:p>0.64731</text:p>
          </table:table-cell>
          <table:table-cell office:value-type="float" office:value="0.17889" calcext:value-type="float">
            <text:p>0.17889</text:p>
          </table:table-cell>
          <table:table-cell office:value-type="float" office:value="1.0352" calcext:value-type="float">
            <text:p>1.0352</text:p>
          </table:table-cell>
          <table:table-cell office:value-type="float" office:value="0.92451" calcext:value-type="float">
            <text:p>0.92451</text:p>
          </table:table-cell>
          <table:table-cell office:value-type="float" office:value="0.016628" calcext:value-type="float">
            <text:p>0.016628</text:p>
          </table:table-cell>
          <table:table-cell office:value-type="float" office:value="-0.36227" calcext:value-type="float">
            <text:p>-0.36227</text:p>
          </table:table-cell>
          <table:table-cell office:value-type="float" office:value="0.4313" calcext:value-type="float">
            <text:p>0.4313</text:p>
          </table:table-cell>
          <table:table-cell office:value-type="float" office:value="0.37275" calcext:value-type="float">
            <text:p>0.37275</text:p>
          </table:table-cell>
          <table:table-cell office:value-type="float" office:value="-0.13814" calcext:value-type="float">
            <text:p>-0.13814</text:p>
          </table:table-cell>
          <table:table-cell office:value-type="float" office:value="1.2857" calcext:value-type="float">
            <text:p>1.2857</text:p>
          </table:table-cell>
          <table:table-cell office:value-type="float" office:value="-1.1118" calcext:value-type="float">
            <text:p>-1.1118</text:p>
          </table:table-cell>
          <table:table-cell office:value-type="float" office:value="-0.53211" calcext:value-type="float">
            <text:p>-0.53211</text:p>
          </table:table-cell>
          <table:table-cell office:value-type="float" office:value="-0.55848" calcext:value-type="float">
            <text:p>-0.55848</text:p>
          </table:table-cell>
        </table:table-row>
        <table:table-row table:style-name="ro1" table:visibility="collapse">
          <table:table-cell office:value-type="string" calcext:value-type="string">
            <text:p>chloroplast</text:p>
          </table:table-cell>
          <table:table-cell office:value-type="float" office:value="1.4249" calcext:value-type="float">
            <text:p>1.4249</text:p>
          </table:table-cell>
          <table:table-cell office:value-type="float" office:value="0.32407" calcext:value-type="float">
            <text:p>0.32407</text:p>
          </table:table-cell>
          <table:table-cell office:value-type="float" office:value="0.51643" calcext:value-type="float">
            <text:p>0.51643</text:p>
          </table:table-cell>
          <table:table-cell office:value-type="float" office:value="0.58162" calcext:value-type="float">
            <text:p>0.58162</text:p>
          </table:table-cell>
          <table:table-cell office:value-type="float" office:value="0.7936" calcext:value-type="float">
            <text:p>0.7936</text:p>
          </table:table-cell>
          <table:table-cell office:value-type="float" office:value="1.2049" calcext:value-type="float">
            <text:p>1.2049</text:p>
          </table:table-cell>
          <table:table-cell office:value-type="float" office:value="0.53323" calcext:value-type="float">
            <text:p>0.53323</text:p>
          </table:table-cell>
          <table:table-cell office:value-type="float" office:value="-0.14088" calcext:value-type="float">
            <text:p>-0.14088</text:p>
          </table:table-cell>
          <table:table-cell office:value-type="float" office:value="1.2769" calcext:value-type="float">
            <text:p>1.2769</text:p>
          </table:table-cell>
          <table:table-cell office:value-type="float" office:value="-0.11431" calcext:value-type="float">
            <text:p>-0.11431</text:p>
          </table:table-cell>
          <table:table-cell office:value-type="float" office:value="1.0032" calcext:value-type="float">
            <text:p>1.0032</text:p>
          </table:table-cell>
          <table:table-cell office:value-type="float" office:value="-0.32328" calcext:value-type="float">
            <text:p>-0.32328</text:p>
          </table:table-cell>
          <table:table-cell office:value-type="float" office:value="0.56765" calcext:value-type="float">
            <text:p>0.56765</text:p>
          </table:table-cell>
          <table:table-cell office:value-type="float" office:value="0.74122" calcext:value-type="float">
            <text:p>0.74122</text:p>
          </table:table-cell>
          <table:table-cell office:value-type="float" office:value="-0.62655" calcext:value-type="float">
            <text:p>-0.62655</text:p>
          </table:table-cell>
          <table:table-cell office:value-type="float" office:value="0.61882" calcext:value-type="float">
            <text:p>0.61882</text:p>
          </table:table-cell>
          <table:table-cell office:value-type="float" office:value="0.021887" calcext:value-type="float">
            <text:p>0.021887</text:p>
          </table:table-cell>
          <table:table-cell office:value-type="float" office:value="-0.62169" calcext:value-type="float">
            <text:p>-0.62169</text:p>
          </table:table-cell>
          <table:table-cell office:value-type="float" office:value="0.65298" calcext:value-type="float">
            <text:p>0.65298</text:p>
          </table:table-cell>
          <table:table-cell office:value-type="float" office:value="0.80604" calcext:value-type="float">
            <text:p>0.80604</text:p>
          </table:table-cell>
          <table:table-cell office:value-type="float" office:value="-0.31475" calcext:value-type="float">
            <text:p>-0.31475</text:p>
          </table:table-cell>
          <table:table-cell office:value-type="float" office:value="-1.394" calcext:value-type="float">
            <text:p>-1.394</text:p>
          </table:table-cell>
          <table:table-cell office:value-type="float" office:value="0.53299" calcext:value-type="float">
            <text:p>0.53299</text:p>
          </table:table-cell>
          <table:table-cell office:value-type="float" office:value="-0.062273" calcext:value-type="float">
            <text:p>-0.062273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55311" calcext:value-type="float">
            <text:p>0.55311</text:p>
          </table:table-cell>
          <table:table-cell office:value-type="float" office:value="-0.67404" calcext:value-type="float">
            <text:p>-0.67404</text:p>
          </table:table-cell>
          <table:table-cell office:value-type="float" office:value="0.41742" calcext:value-type="float">
            <text:p>0.41742</text:p>
          </table:table-cell>
          <table:table-cell office:value-type="float" office:value="0.28448" calcext:value-type="float">
            <text:p>0.28448</text:p>
          </table:table-cell>
          <table:table-cell office:value-type="float" office:value="-1.5107" calcext:value-type="float">
            <text:p>-1.5107</text:p>
          </table:table-cell>
          <table:table-cell office:value-type="float" office:value="-0.60391" calcext:value-type="float">
            <text:p>-0.60391</text:p>
          </table:table-cell>
          <table:table-cell office:value-type="float" office:value="-0.44356" calcext:value-type="float">
            <text:p>-0.44356</text:p>
          </table:table-cell>
          <table:table-cell office:value-type="float" office:value="0.72658" calcext:value-type="float">
            <text:p>0.72658</text:p>
          </table:table-cell>
          <table:table-cell office:value-type="float" office:value="-0.68939" calcext:value-type="float">
            <text:p>-0.68939</text:p>
          </table:table-cell>
          <table:table-cell office:value-type="float" office:value="-0.37321" calcext:value-type="float">
            <text:p>-0.37321</text:p>
          </table:table-cell>
          <table:table-cell office:value-type="float" office:value="0.26551" calcext:value-type="float">
            <text:p>0.26551</text:p>
          </table:table-cell>
          <table:table-cell office:value-type="float" office:value="-0.37561" calcext:value-type="float">
            <text:p>-0.37561</text:p>
          </table:table-cell>
          <table:table-cell office:value-type="float" office:value="0.54229" calcext:value-type="float">
            <text:p>0.54229</text:p>
          </table:table-cell>
          <table:table-cell office:value-type="float" office:value="-0.22311" calcext:value-type="float">
            <text:p>-0.22311</text:p>
          </table:table-cell>
          <table:table-cell office:value-type="float" office:value="0.20912" calcext:value-type="float">
            <text:p>0.20912</text:p>
          </table:table-cell>
          <table:table-cell office:value-type="float" office:value="0.42893" calcext:value-type="float">
            <text:p>0.42893</text:p>
          </table:table-cell>
          <table:table-cell office:value-type="float" office:value="-0.87014" calcext:value-type="float">
            <text:p>-0.87014</text:p>
          </table:table-cell>
          <table:table-cell office:value-type="float" office:value="-0.054434" calcext:value-type="float">
            <text:p>-0.054434</text:p>
          </table:table-cell>
          <table:table-cell office:value-type="float" office:value="-0.10281" calcext:value-type="float">
            <text:p>-0.10281</text:p>
          </table:table-cell>
          <table:table-cell office:value-type="float" office:value="-0.026932" calcext:value-type="float">
            <text:p>-0.026932</text:p>
          </table:table-cell>
          <table:table-cell office:value-type="float" office:value="-0.055157" calcext:value-type="float">
            <text:p>-0.055157</text:p>
          </table:table-cell>
          <table:table-cell office:value-type="float" office:value="1.3179" calcext:value-type="float">
            <text:p>1.3179</text:p>
          </table:table-cell>
          <table:table-cell office:value-type="float" office:value="-0.4613" calcext:value-type="float">
            <text:p>-0.4613</text:p>
          </table:table-cell>
          <table:table-cell office:value-type="float" office:value="-1.1724" calcext:value-type="float">
            <text:p>-1.1724</text:p>
          </table:table-cell>
          <table:table-cell office:value-type="float" office:value="-0.69841" calcext:value-type="float">
            <text:p>-0.69841</text:p>
          </table:table-cell>
        </table:table-row>
        <table:table-row table:style-name="ro1" table:visibility="collapse">
          <table:table-cell office:value-type="string" calcext:value-type="string">
            <text:p>dna</text:p>
          </table:table-cell>
          <table:table-cell office:value-type="float" office:value="1.5254" calcext:value-type="float">
            <text:p>1.5254</text:p>
          </table:table-cell>
          <table:table-cell office:value-type="float" office:value="-0.62415" calcext:value-type="float">
            <text:p>-0.62415</text:p>
          </table:table-cell>
          <table:table-cell office:value-type="float" office:value="0.46343" calcext:value-type="float">
            <text:p>0.46343</text:p>
          </table:table-cell>
          <table:table-cell office:value-type="float" office:value="0.86997" calcext:value-type="float">
            <text:p>0.86997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36667" calcext:value-type="float">
            <text:p>0.36667</text:p>
          </table:table-cell>
          <table:table-cell office:value-type="float" office:value="-0.18018" calcext:value-type="float">
            <text:p>-0.18018</text:p>
          </table:table-cell>
          <table:table-cell office:value-type="float" office:value="1.7664" calcext:value-type="float">
            <text:p>1.7664</text:p>
          </table:table-cell>
          <table:table-cell office:value-type="float" office:value="0.68529" calcext:value-type="float">
            <text:p>0.68529</text:p>
          </table:table-cell>
          <table:table-cell office:value-type="float" office:value="0.93934" calcext:value-type="float">
            <text:p>0.93934</text:p>
          </table:table-cell>
          <table:table-cell office:value-type="float" office:value="-0.59654" calcext:value-type="float">
            <text:p>-0.59654</text:p>
          </table:table-cell>
          <table:table-cell office:value-type="float" office:value="-0.012565" calcext:value-type="float">
            <text:p>-0.012565</text:p>
          </table:table-cell>
          <table:table-cell office:value-type="float" office:value="0.19657" calcext:value-type="float">
            <text:p>0.19657</text:p>
          </table:table-cell>
          <table:table-cell office:value-type="float" office:value="0.57104" calcext:value-type="float">
            <text:p>0.57104</text:p>
          </table:table-cell>
          <table:table-cell office:value-type="float" office:value="0.48641" calcext:value-type="float">
            <text:p>0.48641</text:p>
          </table:table-cell>
          <table:table-cell office:value-type="float" office:value="-0.28174" calcext:value-type="float">
            <text:p>-0.28174</text:p>
          </table:table-cell>
          <table:table-cell office:value-type="float" office:value="-1.2343" calcext:value-type="float">
            <text:p>-1.2343</text:p>
          </table:table-cell>
          <table:table-cell office:value-type="float" office:value="0.47888" calcext:value-type="float">
            <text:p>0.47888</text:p>
          </table:table-cell>
          <table:table-cell office:value-type="float" office:value="-0.24682" calcext:value-type="float">
            <text:p>-0.24682</text:p>
          </table:table-cell>
          <table:table-cell office:value-type="float" office:value="-0.086103" calcext:value-type="float">
            <text:p>-0.086103</text:p>
          </table:table-cell>
          <table:table-cell office:value-type="float" office:value="-0.52538" calcext:value-type="float">
            <text:p>-0.52538</text:p>
          </table:table-cell>
          <table:table-cell office:value-type="float" office:value="0.81786" calcext:value-type="float">
            <text:p>0.81786</text:p>
          </table:table-cell>
          <table:table-cell office:value-type="float" office:value="0.23602" calcext:value-type="float">
            <text:p>0.23602</text:p>
          </table:table-cell>
          <table:table-cell office:value-type="float" office:value="-0.031694" calcext:value-type="float">
            <text:p>-0.031694</text:p>
          </table:table-cell>
          <table:table-cell office:value-type="float" office:value="-0.9552" calcext:value-type="float">
            <text:p>-0.9552</text:p>
          </table:table-cell>
          <table:table-cell office:value-type="float" office:value="-0.83327" calcext:value-type="float">
            <text:p>-0.83327</text:p>
          </table:table-cell>
          <table:table-cell office:value-type="float" office:value="-0.43082" calcext:value-type="float">
            <text:p>-0.43082</text:p>
          </table:table-cell>
          <table:table-cell office:value-type="float" office:value="-0.29061" calcext:value-type="float">
            <text:p>-0.29061</text:p>
          </table:table-cell>
          <table:table-cell office:value-type="float" office:value="-1.5646" calcext:value-type="float">
            <text:p>-1.5646</text:p>
          </table:table-cell>
          <table:table-cell office:value-type="float" office:value="1.8458" calcext:value-type="float">
            <text:p>1.8458</text:p>
          </table:table-cell>
          <table:table-cell office:value-type="float" office:value="-1.7926" calcext:value-type="float">
            <text:p>-1.7926</text:p>
          </table:table-cell>
          <table:table-cell office:value-type="float" office:value="-0.27685" calcext:value-type="float">
            <text:p>-0.27685</text:p>
          </table:table-cell>
          <table:table-cell office:value-type="float" office:value="-1.1984" calcext:value-type="float">
            <text:p>-1.1984</text:p>
          </table:table-cell>
          <table:table-cell office:value-type="float" office:value="1.0755" calcext:value-type="float">
            <text:p>1.0755</text:p>
          </table:table-cell>
          <table:table-cell office:value-type="float" office:value="0.20317" calcext:value-type="float">
            <text:p>0.20317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82424" calcext:value-type="float">
            <text:p>0.82424</text:p>
          </table:table-cell>
          <table:table-cell office:value-type="float" office:value="0.38877" calcext:value-type="float">
            <text:p>0.38877</text:p>
          </table:table-cell>
          <table:table-cell office:value-type="float" office:value="0.29694" calcext:value-type="float">
            <text:p>0.29694</text:p>
          </table:table-cell>
          <table:table-cell office:value-type="float" office:value="0.12745" calcext:value-type="float">
            <text:p>0.12745</text:p>
          </table:table-cell>
          <table:table-cell office:value-type="float" office:value="-0.33873" calcext:value-type="float">
            <text:p>-0.33873</text:p>
          </table:table-cell>
          <table:table-cell office:value-type="float" office:value="0.24523" calcext:value-type="float">
            <text:p>0.24523</text:p>
          </table:table-cell>
          <table:table-cell office:value-type="float" office:value="0.51359" calcext:value-type="float">
            <text:p>0.51359</text:p>
          </table:table-cell>
          <table:table-cell office:value-type="float" office:value="0.66725" calcext:value-type="float">
            <text:p>0.66725</text:p>
          </table:table-cell>
          <table:table-cell office:value-type="float" office:value="-0.48271" calcext:value-type="float">
            <text:p>-0.48271</text:p>
          </table:table-cell>
          <table:table-cell office:value-type="float" office:value="1.5093" calcext:value-type="float">
            <text:p>1.5093</text:p>
          </table:table-cell>
          <table:table-cell office:value-type="float" office:value="0.16717" calcext:value-type="float">
            <text:p>0.16717</text:p>
          </table:table-cell>
          <table:table-cell office:value-type="float" office:value="-0.50899" calcext:value-type="float">
            <text:p>-0.50899</text:p>
          </table:table-cell>
          <table:table-cell office:value-type="float" office:value="-0.66316" calcext:value-type="float">
            <text:p>-0.66316</text:p>
          </table:table-cell>
        </table:table-row>
        <table:table-row table:style-name="ro1" table:visibility="collapse">
          <table:table-cell office:value-type="string" calcext:value-type="string">
            <text:p>protein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20162" calcext:value-type="float">
            <text:p>0.20162</text:p>
          </table:table-cell>
          <table:table-cell office:value-type="float" office:value="0.74268" calcext:value-type="float">
            <text:p>0.74268</text:p>
          </table:table-cell>
          <table:table-cell office:value-type="float" office:value="0.67632" calcext:value-type="float">
            <text:p>0.67632</text:p>
          </table:table-cell>
          <table:table-cell office:value-type="float" office:value="1.7799" calcext:value-type="float">
            <text:p>1.7799</text:p>
          </table:table-cell>
          <table:table-cell office:value-type="float" office:value="1.7606" calcext:value-type="float">
            <text:p>1.7606</text:p>
          </table:table-cell>
          <table:table-cell office:value-type="float" office:value="1.5616" calcext:value-type="float">
            <text:p>1.5616</text:p>
          </table:table-cell>
          <table:table-cell office:value-type="float" office:value="-1.3663" calcext:value-type="float">
            <text:p>-1.366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0018" calcext:value-type="float">
            <text:p>1.0018</text:p>
          </table:table-cell>
          <table:table-cell office:value-type="float" office:value="1.0947" calcext:value-type="float">
            <text:p>1.0947</text:p>
          </table:table-cell>
          <table:table-cell office:value-type="float" office:value="-0.13998" calcext:value-type="float">
            <text:p>-0.13998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90419" calcext:value-type="float">
            <text:p>0.90419</text:p>
          </table:table-cell>
          <table:table-cell office:value-type="float" office:value="-0.4675" calcext:value-type="float">
            <text:p>-0.4675</text:p>
          </table:table-cell>
          <table:table-cell office:value-type="float" office:value="0.71016" calcext:value-type="float">
            <text:p>0.71016</text:p>
          </table:table-cell>
          <table:table-cell office:value-type="float" office:value="-0.40165" calcext:value-type="float">
            <text:p>-0.40165</text:p>
          </table:table-cell>
          <table:table-cell office:value-type="float" office:value="0.14637" calcext:value-type="float">
            <text:p>0.14637</text:p>
          </table:table-cell>
          <table:table-cell office:value-type="float" office:value="0.16859" calcext:value-type="float">
            <text:p>0.16859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18143" calcext:value-type="float">
            <text:p>0.18143</text:p>
          </table:table-cell>
          <table:table-cell office:value-type="float" office:value="-1.4972" calcext:value-type="float">
            <text:p>-1.4972</text:p>
          </table:table-cell>
          <table:table-cell office:value-type="float" office:value="2.6346" calcext:value-type="float">
            <text:p>2.6346</text:p>
          </table:table-cell>
          <table:table-cell office:value-type="float" office:value="0.80667" calcext:value-type="float">
            <text:p>0.80667</text:p>
          </table:table-cell>
          <table:table-cell office:value-type="float" office:value="-0.39974" calcext:value-type="float">
            <text:p>-0.39974</text:p>
          </table:table-cell>
          <table:table-cell office:value-type="float" office:value="0.23169" calcext:value-type="float">
            <text:p>0.23169</text:p>
          </table:table-cell>
          <table:table-cell office:value-type="float" office:value="0.11142" calcext:value-type="float">
            <text:p>0.11142</text:p>
          </table:table-cell>
          <table:table-cell office:value-type="float" office:value="0.21533" calcext:value-type="float">
            <text:p>0.21533</text:p>
          </table:table-cell>
          <table:table-cell office:value-type="float" office:value="0.83184" calcext:value-type="float">
            <text:p>0.83184</text:p>
          </table:table-cell>
          <table:table-cell office:value-type="float" office:value="-0.21805" calcext:value-type="float">
            <text:p>-0.21805</text:p>
          </table:table-cell>
          <table:table-cell office:value-type="float" office:value="1.9804" calcext:value-type="float">
            <text:p>1.9804</text:p>
          </table:table-cell>
          <table:table-cell office:value-type="float" office:value="-0.2726" calcext:value-type="float">
            <text:p>-0.2726</text:p>
          </table:table-cell>
          <table:table-cell office:value-type="float" office:value="0.20391" calcext:value-type="float">
            <text:p>0.20391</text:p>
          </table:table-cell>
          <table:table-cell office:value-type="float" office:value="-0.60179" calcext:value-type="float">
            <text:p>-0.60179</text:p>
          </table:table-cell>
          <table:table-cell office:value-type="float" office:value="1.098" calcext:value-type="float">
            <text:p>1.098</text:p>
          </table:table-cell>
          <table:table-cell office:value-type="float" office:value="-0.015921" calcext:value-type="float">
            <text:p>-0.015921</text:p>
          </table:table-cell>
          <table:table-cell office:value-type="float" office:value="0.52545" calcext:value-type="float">
            <text:p>0.52545</text:p>
          </table:table-cell>
          <table:table-cell office:value-type="float" office:value="1.1012" calcext:value-type="float">
            <text:p>1.1012</text:p>
          </table:table-cell>
          <table:table-cell office:value-type="float" office:value="0.76725" calcext:value-type="float">
            <text:p>0.76725</text:p>
          </table:table-cell>
          <table:table-cell office:value-type="float" office:value="1.7808" calcext:value-type="float">
            <text:p>1.7808</text:p>
          </table:table-cell>
          <table:table-cell office:value-type="float" office:value="-0.021315" calcext:value-type="float">
            <text:p>-0.021315</text:p>
          </table:table-cell>
          <table:table-cell office:value-type="float" office:value="-0.68267" calcext:value-type="float">
            <text:p>-0.68267</text:p>
          </table:table-cell>
          <table:table-cell office:value-type="float" office:value="-0.82121" calcext:value-type="float">
            <text:p>-0.82121</text:p>
          </table:table-cell>
          <table:table-cell office:value-type="float" office:value="0.086806" calcext:value-type="float">
            <text:p>0.086806</text:p>
          </table:table-cell>
          <table:table-cell office:value-type="float" office:value="0.57399" calcext:value-type="float">
            <text:p>0.57399</text:p>
          </table:table-cell>
          <table:table-cell office:value-type="float" office:value="0.79363" calcext:value-type="float">
            <text:p>0.79363</text:p>
          </table:table-cell>
          <table:table-cell office:value-type="float" office:value="0.70141" calcext:value-type="float">
            <text:p>0.7014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55307" calcext:value-type="float">
            <text:p>0.55307</text:p>
          </table:table-cell>
          <table:table-cell office:value-type="float" office:value="0.62865" calcext:value-type="float">
            <text:p>0.62865</text:p>
          </table:table-cell>
        </table:table-row>
        <table:table-row table:style-name="ro1" table:visibility="collapse">
          <table:table-cell office:value-type="string" calcext:value-type="string">
            <text:p>organism</text:p>
          </table:table-cell>
          <table:table-cell office:value-type="float" office:value="1.644" calcext:value-type="float">
            <text:p>1.644</text:p>
          </table:table-cell>
          <table:table-cell office:value-type="float" office:value="-0.54485" calcext:value-type="float">
            <text:p>-0.54485</text:p>
          </table:table-cell>
          <table:table-cell office:value-type="float" office:value="-0.19385" calcext:value-type="float">
            <text:p>-0.19385</text:p>
          </table:table-cell>
          <table:table-cell office:value-type="float" office:value="0.30386" calcext:value-type="float">
            <text:p>0.30386</text:p>
          </table:table-cell>
          <table:table-cell office:value-type="float" office:value="1.363" calcext:value-type="float">
            <text:p>1.363</text:p>
          </table:table-cell>
          <table:table-cell office:value-type="float" office:value="1.5469" calcext:value-type="float">
            <text:p>1.5469</text:p>
          </table:table-cell>
          <table:table-cell office:value-type="float" office:value="0.82602" calcext:value-type="float">
            <text:p>0.82602</text:p>
          </table:table-cell>
          <table:table-cell office:value-type="float" office:value="-0.95991" calcext:value-type="float">
            <text:p>-0.95991</text:p>
          </table:table-cell>
          <table:table-cell office:value-type="float" office:value="1.3099" calcext:value-type="float">
            <text:p>1.3099</text:p>
          </table:table-cell>
          <table:table-cell office:value-type="float" office:value="0.75067" calcext:value-type="float">
            <text:p>0.75067</text:p>
          </table:table-cell>
          <table:table-cell office:value-type="float" office:value="1.4778" calcext:value-type="float">
            <text:p>1.47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95844" calcext:value-type="float">
            <text:p>0.95844</text:p>
          </table:table-cell>
          <table:table-cell office:value-type="float" office:value="0.88322" calcext:value-type="float">
            <text:p>0.88322</text:p>
          </table:table-cell>
          <table:table-cell office:value-type="float" office:value="0.11877" calcext:value-type="float">
            <text:p>0.11877</text:p>
          </table:table-cell>
          <table:table-cell office:value-type="float" office:value="0.26283" calcext:value-type="float">
            <text:p>0.26283</text:p>
          </table:table-cell>
          <table:table-cell office:value-type="float" office:value="0.026054" calcext:value-type="float">
            <text:p>0.026054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10496" calcext:value-type="float">
            <text:p>0.10496</text:p>
          </table:table-cell>
          <table:table-cell office:value-type="float" office:value="0.14202" calcext:value-type="float">
            <text:p>0.14202</text:p>
          </table:table-cell>
          <table:table-cell office:value-type="float" office:value="-1.0484" calcext:value-type="float">
            <text:p>-1.0484</text:p>
          </table:table-cell>
          <table:table-cell office:value-type="float" office:value="-1.0122" calcext:value-type="float">
            <text:p>-1.0122</text:p>
          </table:table-cell>
          <table:table-cell office:value-type="float" office:value="0.55762" calcext:value-type="float">
            <text:p>0.55762</text:p>
          </table:table-cell>
          <table:table-cell office:value-type="float" office:value="0.17163" calcext:value-type="float">
            <text:p>0.17163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-0.033763" calcext:value-type="float">
            <text:p>-0.033763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30986" calcext:value-type="float">
            <text:p>-0.30986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51445" calcext:value-type="float">
            <text:p>0.51445</text:p>
          </table:table-cell>
          <table:table-cell office:value-type="float" office:value="1.1104" calcext:value-type="float">
            <text:p>1.1104</text:p>
          </table:table-cell>
          <table:table-cell office:value-type="float" office:value="-0.96421" calcext:value-type="float">
            <text:p>-0.96421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-1.4504" calcext:value-type="float">
            <text:p>-1.4504</text:p>
          </table:table-cell>
          <table:table-cell office:value-type="float" office:value="-0.34243" calcext:value-type="float">
            <text:p>-0.34243</text:p>
          </table:table-cell>
          <table:table-cell office:value-type="float" office:value="0.070201" calcext:value-type="float">
            <text:p>0.070201</text:p>
          </table:table-cell>
          <table:table-cell office:value-type="float" office:value="-0.11971" calcext:value-type="float">
            <text:p>-0.11971</text:p>
          </table:table-cell>
          <table:table-cell office:value-type="float" office:value="0.69359" calcext:value-type="float">
            <text:p>0.69359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25298" calcext:value-type="float">
            <text:p>0.25298</text:p>
          </table:table-cell>
          <table:table-cell office:value-type="float" office:value="-0.4874" calcext:value-type="float">
            <text:p>-0.4874</text:p>
          </table:table-cell>
          <table:table-cell office:value-type="float" office:value="-0.85919" calcext:value-type="float">
            <text:p>-0.85919</text:p>
          </table:table-cell>
          <table:table-cell office:value-type="float" office:value="-0.22389" calcext:value-type="float">
            <text:p>-0.22389</text:p>
          </table:table-cell>
          <table:table-cell office:value-type="float" office:value="0.82898" calcext:value-type="float">
            <text:p>0.82898</text:p>
          </table:table-cell>
          <table:table-cell office:value-type="float" office:value="0.43569" calcext:value-type="float">
            <text:p>0.43569</text:p>
          </table:table-cell>
          <table:table-cell office:value-type="float" office:value="0.49897" calcext:value-type="float">
            <text:p>0.49897</text:p>
          </table:table-cell>
          <table:table-cell office:value-type="float" office:value="0.90324" calcext:value-type="float">
            <text:p>0.90324</text:p>
          </table:table-cell>
          <table:table-cell office:value-type="float" office:value="-0.6552" calcext:value-type="float">
            <text:p>-0.6552</text:p>
          </table:table-cell>
          <table:table-cell office:value-type="float" office:value="0.017589" calcext:value-type="float">
            <text:p>0.017589</text:p>
          </table:table-cell>
          <table:table-cell office:value-type="float" office:value="0.35146" calcext:value-type="float">
            <text:p>0.35146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topics/chemistry.txt</text:p>
          </table:table-cell>
          <table:table-cell office:value-type="float" office:value="0.769093" calcext:value-type="float">
            <text:p>0.769093</text:p>
          </table:table-cell>
          <table:table-cell office:value-type="float" office:value="0.529707" calcext:value-type="float">
            <text:p>0.529707</text:p>
          </table:table-cell>
          <table:table-cell office:value-type="float" office:value="0.537338" calcext:value-type="float">
            <text:p>0.537338</text:p>
          </table:table-cell>
          <table:table-cell office:value-type="float" office:value="-0.083299" calcext:value-type="float">
            <text:p>-0.083299</text:p>
          </table:table-cell>
          <table:table-cell office:value-type="float" office:value="0.157976" calcext:value-type="float">
            <text:p>0.157976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78805" calcext:value-type="float">
            <text:p>0.978805</text:p>
          </table:table-cell>
          <table:table-cell office:value-type="float" office:value="-0.328394" calcext:value-type="float">
            <text:p>-0.328394</text:p>
          </table:table-cell>
          <table:table-cell office:value-type="float" office:value="-0.0279122" calcext:value-type="float">
            <text:p>-0.0279122</text:p>
          </table:table-cell>
          <table:table-cell office:value-type="float" office:value="1.52347" calcext:value-type="float">
            <text:p>1.52347</text:p>
          </table:table-cell>
          <table:table-cell office:value-type="float" office:value="1.07196" calcext:value-type="float">
            <text:p>1.07196</text:p>
          </table:table-cell>
          <table:table-cell office:value-type="float" office:value="0.267882" calcext:value-type="float">
            <text:p>0.267882</text:p>
          </table:table-cell>
          <table:table-cell office:value-type="float" office:value="0.222647" calcext:value-type="float">
            <text:p>0.222647</text:p>
          </table:table-cell>
          <table:table-cell office:value-type="float" office:value="0.731425" calcext:value-type="float">
            <text:p>0.731425</text:p>
          </table:table-cell>
          <table:table-cell office:value-type="float" office:value="-0.518915" calcext:value-type="float">
            <text:p>-0.518915</text:p>
          </table:table-cell>
          <table:table-cell office:value-type="float" office:value="0.604202" calcext:value-type="float">
            <text:p>0.604202</text:p>
          </table:table-cell>
          <table:table-cell office:value-type="float" office:value="0.461564" calcext:value-type="float">
            <text:p>0.461564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-0.508238" calcext:value-type="float">
            <text:p>-0.508238</text:p>
          </table:table-cell>
          <table:table-cell office:value-type="float" office:value="-0.708193" calcext:value-type="float">
            <text:p>-0.708193</text:p>
          </table:table-cell>
          <table:table-cell office:value-type="float" office:value="0.488575" calcext:value-type="float">
            <text:p>0.488575</text:p>
          </table:table-cell>
          <table:table-cell office:value-type="float" office:value="-0.641704" calcext:value-type="float">
            <text:p>-0.641704</text:p>
          </table:table-cell>
          <table:table-cell office:value-type="float" office:value="0.536152" calcext:value-type="float">
            <text:p>0.536152</text:p>
          </table:table-cell>
          <table:table-cell office:value-type="float" office:value="-0.039453" calcext:value-type="float">
            <text:p>-0.039453</text:p>
          </table:table-cell>
          <table:table-cell office:value-type="float" office:value="-0.513189" calcext:value-type="float">
            <text:p>-0.513189</text:p>
          </table:table-cell>
          <table:table-cell office:value-type="float" office:value="0.013857" calcext:value-type="float">
            <text:p>0.013857</text:p>
          </table:table-cell>
          <table:table-cell office:value-type="float" office:value="0.527538" calcext:value-type="float">
            <text:p>0.527538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451114" calcext:value-type="float">
            <text:p>0.451114</text:p>
          </table:table-cell>
          <table:table-cell office:value-type="float" office:value="0.587064" calcext:value-type="float">
            <text:p>0.587064</text:p>
          </table:table-cell>
          <table:table-cell office:value-type="float" office:value="1.2449" calcext:value-type="float">
            <text:p>1.2449</text:p>
          </table:table-cell>
          <table:table-cell office:value-type="float" office:value="-0.513124" calcext:value-type="float">
            <text:p>-0.513124</text:p>
          </table:table-cell>
          <table:table-cell office:value-type="float" office:value="0.0566878" calcext:value-type="float">
            <text:p>0.0566878</text:p>
          </table:table-cell>
          <table:table-cell office:value-type="float" office:value="-0.511114" calcext:value-type="float">
            <text:p>-0.511114</text:p>
          </table:table-cell>
          <table:table-cell office:value-type="float" office:value="0.534186" calcext:value-type="float">
            <text:p>0.534186</text:p>
          </table:table-cell>
          <table:table-cell office:value-type="float" office:value="0.00489026" calcext:value-type="float">
            <text:p>0.00489026</text:p>
          </table:table-cell>
          <table:table-cell office:value-type="float" office:value="0.13034" calcext:value-type="float">
            <text:p>0.13034</text:p>
          </table:table-cell>
          <table:table-cell office:value-type="float" office:value="-0.223514" calcext:value-type="float">
            <text:p>-0.223514</text:p>
          </table:table-cell>
          <table:table-cell office:value-type="float" office:value="0.527845" calcext:value-type="float">
            <text:p>0.527845</text:p>
          </table:table-cell>
          <table:table-cell office:value-type="float" office:value="0.625523" calcext:value-type="float">
            <text:p>0.625523</text:p>
          </table:table-cell>
          <table:table-cell office:value-type="float" office:value="0.419052" calcext:value-type="float">
            <text:p>0.419052</text:p>
          </table:table-cell>
          <table:table-cell office:value-type="float" office:value="-0.250007" calcext:value-type="float">
            <text:p>-0.250007</text:p>
          </table:table-cell>
          <table:table-cell office:value-type="float" office:value="-0.119982" calcext:value-type="float">
            <text:p>-0.119982</text:p>
          </table:table-cell>
          <table:table-cell office:value-type="float" office:value="0.157551" calcext:value-type="float">
            <text:p>0.157551</text:p>
          </table:table-cell>
          <table:table-cell office:value-type="float" office:value="0.584397" calcext:value-type="float">
            <text:p>0.584397</text:p>
          </table:table-cell>
          <table:table-cell office:value-type="float" office:value="-0.372514" calcext:value-type="float">
            <text:p>-0.372514</text:p>
          </table:table-cell>
          <table:table-cell office:value-type="float" office:value="0.386895" calcext:value-type="float">
            <text:p>0.386895</text:p>
          </table:table-cell>
          <table:table-cell office:value-type="float" office:value="0.253739" calcext:value-type="float">
            <text:p>0.253739</text:p>
          </table:table-cell>
          <table:table-cell office:value-type="float" office:value="0.21576" calcext:value-type="float">
            <text:p>0.21576</text:p>
          </table:table-cell>
          <table:table-cell office:value-type="float" office:value="-0.406649" calcext:value-type="float">
            <text:p>-0.406649</text:p>
          </table:table-cell>
        </table:table-row>
        <table:table-row table:style-name="ro1" table:visibility="collapse">
          <table:table-cell office:value-type="string" calcext:value-type="string">
            <text:p>acid</text:p>
          </table:table-cell>
          <table:table-cell office:value-type="float" office:value="0.9009" calcext:value-type="float">
            <text:p>0.9009</text:p>
          </table:table-cell>
          <table:table-cell office:value-type="float" office:value="-0.60531" calcext:value-type="float">
            <text:p>-0.60531</text:p>
          </table:table-cell>
          <table:table-cell office:value-type="float" office:value="-0.66085" calcext:value-type="float">
            <text:p>-0.66085</text:p>
          </table:table-cell>
          <table:table-cell office:value-type="float" office:value="-0.6966" calcext:value-type="float">
            <text:p>-0.6966</text:p>
          </table:table-cell>
          <table:table-cell office:value-type="float" office:value="-0.33301" calcext:value-type="float">
            <text:p>-0.33301</text:p>
          </table:table-cell>
          <table:table-cell office:value-type="float" office:value="1.5834" calcext:value-type="float">
            <text:p>1.5834</text:p>
          </table:table-cell>
          <table:table-cell office:value-type="float" office:value="1.4175" calcext:value-type="float">
            <text:p>1.4175</text:p>
          </table:table-cell>
          <table:table-cell office:value-type="float" office:value="-0.13336" calcext:value-type="float">
            <text:p>-0.13336</text:p>
          </table:table-cell>
          <table:table-cell office:value-type="float" office:value="0.75595" calcext:value-type="float">
            <text:p>0.75595</text:p>
          </table:table-cell>
          <table:table-cell office:value-type="float" office:value="1.9965" calcext:value-type="float">
            <text:p>1.9965</text:p>
          </table:table-cell>
          <table:table-cell office:value-type="float" office:value="1.0266" calcext:value-type="float">
            <text:p>1.0266</text:p>
          </table:table-cell>
          <table:table-cell office:value-type="float" office:value="0.27829" calcext:value-type="float">
            <text:p>0.27829</text:p>
          </table:table-cell>
          <table:table-cell office:value-type="float" office:value="0.22465" calcext:value-type="float">
            <text:p>0.22465</text:p>
          </table:table-cell>
          <table:table-cell office:value-type="float" office:value="-0.73563" calcext:value-type="float">
            <text:p>-0.73563</text:p>
          </table:table-cell>
          <table:table-cell office:value-type="float" office:value="-0.68329" calcext:value-type="float">
            <text:p>-0.68329</text:p>
          </table:table-cell>
          <table:table-cell office:value-type="float" office:value="0.61814" calcext:value-type="float">
            <text:p>0.61814</text:p>
          </table:table-cell>
          <table:table-cell office:value-type="float" office:value="1.1697" calcext:value-type="float">
            <text:p>1.1697</text:p>
          </table:table-cell>
          <table:table-cell office:value-type="float" office:value="0.087963" calcext:value-type="float">
            <text:p>0.087963</text:p>
          </table:table-cell>
          <table:table-cell office:value-type="float" office:value="0.018513" calcext:value-type="float">
            <text:p>0.018513</text:p>
          </table:table-cell>
          <table:table-cell office:value-type="float" office:value="-0.87816" calcext:value-type="float">
            <text:p>-0.87816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-0.29492" calcext:value-type="float">
            <text:p>-0.29492</text:p>
          </table:table-cell>
          <table:table-cell office:value-type="float" office:value="2.1029" calcext:value-type="float">
            <text:p>2.1029</text:p>
          </table:table-cell>
          <table:table-cell office:value-type="float" office:value="0.55538" calcext:value-type="float">
            <text:p>0.55538</text:p>
          </table:table-cell>
          <table:table-cell office:value-type="float" office:value="-0.59372" calcext:value-type="float">
            <text:p>-0.59372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89391" calcext:value-type="float">
            <text:p>0.089391</text:p>
          </table:table-cell>
          <table:table-cell office:value-type="float" office:value="0.90357" calcext:value-type="float">
            <text:p>0.90357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35314" calcext:value-type="float">
            <text:p>0.35314</text:p>
          </table:table-cell>
          <table:table-cell office:value-type="float" office:value="2.4369" calcext:value-type="float">
            <text:p>2.4369</text:p>
          </table:table-cell>
          <table:table-cell office:value-type="float" office:value="-1.2839" calcext:value-type="float">
            <text:p>-1.2839</text:p>
          </table:table-cell>
          <table:table-cell office:value-type="float" office:value="0.29306" calcext:value-type="float">
            <text:p>0.29306</text:p>
          </table:table-cell>
          <table:table-cell office:value-type="float" office:value="-0.1389" calcext:value-type="float">
            <text:p>-0.1389</text:p>
          </table:table-cell>
          <table:table-cell office:value-type="float" office:value="1.7339" calcext:value-type="float">
            <text:p>1.7339</text:p>
          </table:table-cell>
          <table:table-cell office:value-type="float" office:value="0.24735" calcext:value-type="float">
            <text:p>0.24735</text:p>
          </table:table-cell>
          <table:table-cell office:value-type="float" office:value="0.40881" calcext:value-type="float">
            <text:p>0.40881</text:p>
          </table:table-cell>
          <table:table-cell office:value-type="float" office:value="-0.89665" calcext:value-type="float">
            <text:p>-0.89665</text:p>
          </table:table-cell>
          <table:table-cell office:value-type="float" office:value="1.4681" calcext:value-type="float">
            <text:p>1.4681</text:p>
          </table:table-cell>
          <table:table-cell office:value-type="float" office:value="0.57123" calcext:value-type="float">
            <text:p>0.57123</text:p>
          </table:table-cell>
          <table:table-cell office:value-type="float" office:value="0.47125" calcext:value-type="float">
            <text:p>0.47125</text:p>
          </table:table-cell>
          <table:table-cell office:value-type="float" office:value="-0.23574" calcext:value-type="float">
            <text:p>-0.23574</text:p>
          </table:table-cell>
          <table:table-cell office:value-type="float" office:value="-0.5416" calcext:value-type="float">
            <text:p>-0.5416</text:p>
          </table:table-cell>
          <table:table-cell office:value-type="float" office:value="-0.55583" calcext:value-type="float">
            <text:p>-0.55583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24911" calcext:value-type="float">
            <text:p>0.24911</text:p>
          </table:table-cell>
          <table:table-cell office:value-type="float" office:value="0.73782" calcext:value-type="float">
            <text:p>0.73782</text:p>
          </table:table-cell>
          <table:table-cell office:value-type="float" office:value="-0.050326" calcext:value-type="float">
            <text:p>-0.050326</text:p>
          </table:table-cell>
          <table:table-cell office:value-type="float" office:value="0.65584" calcext:value-type="float">
            <text:p>0.65584</text:p>
          </table:table-cell>
          <table:table-cell office:value-type="float" office:value="-0.38483" calcext:value-type="float">
            <text:p>-0.38483</text:p>
          </table:table-cell>
        </table:table-row>
        <table:table-row table:style-name="ro1" table:visibility="collapse">
          <table:table-cell office:value-type="string" calcext:value-type="string">
            <text:p>proton</text:p>
          </table:table-cell>
          <table:table-cell office:value-type="float" office:value="1.3538" calcext:value-type="float">
            <text:p>1.3538</text:p>
          </table:table-cell>
          <table:table-cell office:value-type="float" office:value="0.45739" calcext:value-type="float">
            <text:p>0.45739</text:p>
          </table:table-cell>
          <table:table-cell office:value-type="float" office:value="1.7245" calcext:value-type="float">
            <text:p>1.7245</text:p>
          </table:table-cell>
          <table:table-cell office:value-type="float" office:value="1.1506" calcext:value-type="float">
            <text:p>1.1506</text:p>
          </table:table-cell>
          <table:table-cell office:value-type="float" office:value="0.28336" calcext:value-type="float">
            <text:p>0.28336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77116" calcext:value-type="float">
            <text:p>0.77116</text:p>
          </table:table-cell>
          <table:table-cell office:value-type="float" office:value="-0.52147" calcext:value-type="float">
            <text:p>-0.52147</text:p>
          </table:table-cell>
          <table:table-cell office:value-type="float" office:value="0.077814" calcext:value-type="float">
            <text:p>0.077814</text:p>
          </table:table-cell>
          <table:table-cell office:value-type="float" office:value="1.3509" calcext:value-type="float">
            <text:p>1.3509</text:p>
          </table:table-cell>
          <table:table-cell office:value-type="float" office:value="1.79" calcext:value-type="float">
            <text:p>1.79</text:p>
          </table:table-cell>
          <table:table-cell office:value-type="float" office:value="0.15357" calcext:value-type="float">
            <text:p>0.15357</text:p>
          </table:table-cell>
          <table:table-cell office:value-type="float" office:value="-1.1799" calcext:value-type="float">
            <text:p>-1.1799</text:p>
          </table:table-cell>
          <table:table-cell office:value-type="float" office:value="0.76619" calcext:value-type="float">
            <text:p>0.76619</text:p>
          </table:table-cell>
          <table:table-cell office:value-type="float" office:value="-0.46428" calcext:value-type="float">
            <text:p>-0.46428</text:p>
          </table:table-cell>
          <table:table-cell office:value-type="float" office:value="1.2494" calcext:value-type="float">
            <text:p>1.2494</text:p>
          </table:table-cell>
          <table:table-cell office:value-type="float" office:value="-0.25908" calcext:value-type="float">
            <text:p>-0.25908</text:p>
          </table:table-cell>
          <table:table-cell office:value-type="float" office:value="1.6357" calcext:value-type="float">
            <text:p>1.6357</text:p>
          </table:table-cell>
          <table:table-cell office:value-type="float" office:value="-0.67237" calcext:value-type="float">
            <text:p>-0.67237</text:p>
          </table:table-cell>
          <table:table-cell office:value-type="float" office:value="-0.18355" calcext:value-type="float">
            <text:p>-0.18355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-0.51696" calcext:value-type="float">
            <text:p>-0.51696</text:p>
          </table:table-cell>
          <table:table-cell office:value-type="float" office:value="-0.32574" calcext:value-type="float">
            <text:p>-0.32574</text:p>
          </table:table-cell>
          <table:table-cell office:value-type="float" office:value="-0.40726" calcext:value-type="float">
            <text:p>-0.40726</text:p>
          </table:table-cell>
          <table:table-cell office:value-type="float" office:value="-0.32659" calcext:value-type="float">
            <text:p>-0.32659</text:p>
          </table:table-cell>
          <table:table-cell office:value-type="float" office:value="-0.17833" calcext:value-type="float">
            <text:p>-0.17833</text:p>
          </table:table-cell>
          <table:table-cell office:value-type="float" office:value="0.53983" calcext:value-type="float">
            <text:p>0.53983</text:p>
          </table:table-cell>
          <table:table-cell office:value-type="float" office:value="0.073299" calcext:value-type="float">
            <text:p>0.073299</text:p>
          </table:table-cell>
          <table:table-cell office:value-type="float" office:value="-0.48303" calcext:value-type="float">
            <text:p>-0.48303</text:p>
          </table:table-cell>
          <table:table-cell office:value-type="float" office:value="0.95459" calcext:value-type="float">
            <text:p>0.95459</text:p>
          </table:table-cell>
          <table:table-cell office:value-type="float" office:value="0.73043" calcext:value-type="float">
            <text:p>0.73043</text:p>
          </table:table-cell>
          <table:table-cell office:value-type="float" office:value="0.60707" calcext:value-type="float">
            <text:p>0.60707</text:p>
          </table:table-cell>
          <table:table-cell office:value-type="float" office:value="-0.14065" calcext:value-type="float">
            <text:p>-0.14065</text:p>
          </table:table-cell>
          <table:table-cell office:value-type="float" office:value="0.68626" calcext:value-type="float">
            <text:p>0.68626</text:p>
          </table:table-cell>
          <table:table-cell office:value-type="float" office:value="0.15897" calcext:value-type="float">
            <text:p>0.15897</text:p>
          </table:table-cell>
          <table:table-cell office:value-type="float" office:value="-0.33126" calcext:value-type="float">
            <text:p>-0.33126</text:p>
          </table:table-cell>
          <table:table-cell office:value-type="float" office:value="0.24806" calcext:value-type="float">
            <text:p>0.24806</text:p>
          </table:table-cell>
          <table:table-cell office:value-type="float" office:value="0.21801" calcext:value-type="float">
            <text:p>0.21801</text:p>
          </table:table-cell>
          <table:table-cell office:value-type="float" office:value="-0.026579" calcext:value-type="float">
            <text:p>-0.026579</text:p>
          </table:table-cell>
          <table:table-cell office:value-type="float" office:value="0.40857" calcext:value-type="float">
            <text:p>0.40857</text:p>
          </table:table-cell>
          <table:table-cell office:value-type="float" office:value="0.34838" calcext:value-type="float">
            <text:p>0.34838</text:p>
          </table:table-cell>
          <table:table-cell office:value-type="float" office:value="-0.54025" calcext:value-type="float">
            <text:p>-0.54025</text:p>
          </table:table-cell>
          <table:table-cell office:value-type="float" office:value="-0.95278" calcext:value-type="float">
            <text:p>-0.95278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1.0352" calcext:value-type="float">
            <text:p>1.0352</text:p>
          </table:table-cell>
          <table:table-cell office:value-type="float" office:value="-0.82223" calcext:value-type="float">
            <text:p>-0.82223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0.38664" calcext:value-type="float">
            <text:p>0.38664</text:p>
          </table:table-cell>
          <table:table-cell office:value-type="float" office:value="0.26652" calcext:value-type="float">
            <text:p>0.26652</text:p>
          </table:table-cell>
          <table:table-cell office:value-type="float" office:value="-0.57474" calcext:value-type="float">
            <text:p>-0.57474</text:p>
          </table:table-cell>
        </table:table-row>
        <table:table-row table:style-name="ro1" table:visibility="collapse">
          <table:table-cell office:value-type="string" calcext:value-type="string">
            <text:p>neutron</text:p>
          </table:table-cell>
          <table:table-cell office:value-type="float" office:value="0.5755" calcext:value-type="float">
            <text:p>0.5755</text:p>
          </table:table-cell>
          <table:table-cell office:value-type="float" office:value="1.0056" calcext:value-type="float">
            <text:p>1.0056</text:p>
          </table:table-cell>
          <table:table-cell office:value-type="float" office:value="1.5079" calcext:value-type="float">
            <text:p>1.5079</text:p>
          </table:table-cell>
          <table:table-cell office:value-type="float" office:value="-0.13799" calcext:value-type="float">
            <text:p>-0.13799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70112" calcext:value-type="float">
            <text:p>0.70112</text:p>
          </table:table-cell>
          <table:table-cell office:value-type="float" office:value="0.74417" calcext:value-type="float">
            <text:p>0.74417</text:p>
          </table:table-cell>
          <table:table-cell office:value-type="float" office:value="-0.2006" calcext:value-type="float">
            <text:p>-0.2006</text:p>
          </table:table-cell>
          <table:table-cell office:value-type="float" office:value="0.83568" calcext:value-type="float">
            <text:p>0.83568</text:p>
          </table:table-cell>
          <table:table-cell office:value-type="float" office:value="1.5638" calcext:value-type="float">
            <text:p>1.5638</text:p>
          </table:table-cell>
          <table:table-cell office:value-type="float" office:value="0.82437" calcext:value-type="float">
            <text:p>0.82437</text:p>
          </table:table-cell>
          <table:table-cell office:value-type="float" office:value="0.091343" calcext:value-type="float">
            <text:p>0.091343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1.8179" calcext:value-type="float">
            <text:p>1.8179</text:p>
          </table:table-cell>
          <table:table-cell office:value-type="float" office:value="-0.70548" calcext:value-type="float">
            <text:p>-0.70548</text:p>
          </table:table-cell>
          <table:table-cell office:value-type="float" office:value="0.66218" calcext:value-type="float">
            <text:p>0.66218</text:p>
          </table:table-cell>
          <table:table-cell office:value-type="float" office:value="0.75908" calcext:value-type="float">
            <text:p>0.75908</text:p>
          </table:table-cell>
          <table:table-cell office:value-type="float" office:value="0.45785" calcext:value-type="float">
            <text:p>0.45785</text:p>
          </table:table-cell>
          <table:table-cell office:value-type="float" office:value="-0.9569" calcext:value-type="float">
            <text:p>-0.9569</text:p>
          </table:table-cell>
          <table:table-cell office:value-type="float" office:value="-0.4965" calcext:value-type="float">
            <text:p>-0.4965</text:p>
          </table:table-cell>
          <table:table-cell office:value-type="float" office:value="-0.10042" calcext:value-type="float">
            <text:p>-0.10042</text:p>
          </table:table-cell>
          <table:table-cell office:value-type="float" office:value="-0.34193" calcext:value-type="float">
            <text:p>-0.34193</text:p>
          </table:table-cell>
          <table:table-cell office:value-type="float" office:value="0.72081" calcext:value-type="float">
            <text:p>0.72081</text:p>
          </table:table-cell>
          <table:table-cell office:value-type="float" office:value="-0.21327" calcext:value-type="float">
            <text:p>-0.21327</text:p>
          </table:table-cell>
          <table:table-cell office:value-type="float" office:value="0.33259" calcext:value-type="float">
            <text:p>0.33259</text:p>
          </table:table-cell>
          <table:table-cell office:value-type="float" office:value="0.30852" calcext:value-type="float">
            <text:p>0.30852</text:p>
          </table:table-cell>
          <table:table-cell office:value-type="float" office:value="0.18981" calcext:value-type="float">
            <text:p>0.18981</text:p>
          </table:table-cell>
          <table:table-cell office:value-type="float" office:value="0.33918" calcext:value-type="float">
            <text:p>0.33918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78063" calcext:value-type="float">
            <text:p>0.78063</text:p>
          </table:table-cell>
          <table:table-cell office:value-type="float" office:value="0.51419" calcext:value-type="float">
            <text:p>0.51419</text:p>
          </table:table-cell>
          <table:table-cell office:value-type="float" office:value="-1.0256" calcext:value-type="float">
            <text:p>-1.0256</text:p>
          </table:table-cell>
          <table:table-cell office:value-type="float" office:value="-0.43583" calcext:value-type="float">
            <text:p>-0.43583</text:p>
          </table:table-cell>
          <table:table-cell office:value-type="float" office:value="-1.0121" calcext:value-type="float">
            <text:p>-1.0121</text:p>
          </table:table-cell>
          <table:table-cell office:value-type="float" office:value="0.55013" calcext:value-type="float">
            <text:p>0.55013</text:p>
          </table:table-cell>
          <table:table-cell office:value-type="float" office:value="0.68561" calcext:value-type="float">
            <text:p>0.68561</text:p>
          </table:table-cell>
          <table:table-cell office:value-type="float" office:value="0.43204" calcext:value-type="float">
            <text:p>0.43204</text:p>
          </table:table-cell>
          <table:table-cell office:value-type="float" office:value="0.032534" calcext:value-type="float">
            <text:p>0.032534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87924" calcext:value-type="float">
            <text:p>0.87924</text:p>
          </table:table-cell>
          <table:table-cell office:value-type="float" office:value="0.35536" calcext:value-type="float">
            <text:p>0.35536</text:p>
          </table:table-cell>
          <table:table-cell office:value-type="float" office:value="0.70427" calcext:value-type="float">
            <text:p>0.70427</text:p>
          </table:table-cell>
          <table:table-cell office:value-type="float" office:value="-1.3676" calcext:value-type="float">
            <text:p>-1.3676</text:p>
          </table:table-cell>
          <table:table-cell office:value-type="float" office:value="-0.11307" calcext:value-type="float">
            <text:p>-0.11307</text:p>
          </table:table-cell>
          <table:table-cell office:value-type="float" office:value="0.69342" calcext:value-type="float">
            <text:p>0.69342</text:p>
          </table:table-cell>
          <table:table-cell office:value-type="float" office:value="-0.14802" calcext:value-type="float">
            <text:p>-0.14802</text:p>
          </table:table-cell>
          <table:table-cell office:value-type="float" office:value="0.98199" calcext:value-type="float">
            <text:p>0.98199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-0.7467" calcext:value-type="float">
            <text:p>-0.7467</text:p>
          </table:table-cell>
          <table:table-cell office:value-type="float" office:value="-0.15469" calcext:value-type="float">
            <text:p>-0.15469</text:p>
          </table:table-cell>
        </table:table-row>
        <table:table-row table:style-name="ro1" table:visibility="collapse">
          <table:table-cell office:value-type="string" calcext:value-type="string">
            <text:p>electron</text:p>
          </table:table-cell>
          <table:table-cell office:value-type="float" office:value="1.1658" calcext:value-type="float">
            <text:p>1.1658</text:p>
          </table:table-cell>
          <table:table-cell office:value-type="float" office:value="0.30361" calcext:value-type="float">
            <text:p>0.30361</text:p>
          </table:table-cell>
          <table:table-cell office:value-type="float" office:value="1.783" calcext:value-type="float">
            <text:p>1.783</text:p>
          </table:table-cell>
          <table:table-cell office:value-type="float" office:value="0.51786" calcext:value-type="float">
            <text:p>0.51786</text:p>
          </table:table-cell>
          <table:table-cell office:value-type="float" office:value="0.75527" calcext:value-type="float">
            <text:p>0.75527</text:p>
          </table:table-cell>
          <table:table-cell office:value-type="float" office:value="0.82576" calcext:value-type="float">
            <text:p>0.82576</text:p>
          </table:table-cell>
          <table:table-cell office:value-type="float" office:value="2.0967" calcext:value-type="float">
            <text:p>2.0967</text:p>
          </table:table-cell>
          <table:table-cell office:value-type="float" office:value="-0.3083" calcext:value-type="float">
            <text:p>-0.3083</text:p>
          </table:table-cell>
          <table:table-cell office:value-type="float" office:value="-0.044606" calcext:value-type="float">
            <text:p>-0.044606</text:p>
          </table:table-cell>
          <table:table-cell office:value-type="float" office:value="1.5747" calcext:value-type="float">
            <text:p>1.5747</text:p>
          </table:table-cell>
          <table:table-cell office:value-type="float" office:value="1.1862" calcext:value-type="float">
            <text:p>1.1862</text:p>
          </table:table-cell>
          <table:table-cell office:value-type="float" office:value="-0.16842" calcext:value-type="float">
            <text:p>-0.16842</text:p>
          </table:table-cell>
          <table:table-cell office:value-type="float" office:value="0.22782" calcext:value-type="float">
            <text:p>0.22782</text:p>
          </table:table-cell>
          <table:table-cell office:value-type="float" office:value="1.2434" calcext:value-type="float">
            <text:p>1.2434</text:p>
          </table:table-cell>
          <table:table-cell office:value-type="float" office:value="-1.4794" calcext:value-type="float">
            <text:p>-1.4794</text:p>
          </table:table-cell>
          <table:table-cell office:value-type="float" office:value="0.55848" calcext:value-type="float">
            <text:p>0.55848</text:p>
          </table:table-cell>
          <table:table-cell office:value-type="float" office:value="-0.21645" calcext:value-type="float">
            <text:p>-0.21645</text:p>
          </table:table-cell>
          <table:table-cell office:value-type="float" office:value="0.66614" calcext:value-type="float">
            <text:p>0.66614</text:p>
          </table:table-cell>
          <table:table-cell office:value-type="float" office:value="-1.5236" calcext:value-type="float">
            <text:p>-1.5236</text:p>
          </table:table-cell>
          <table:table-cell office:value-type="float" office:value="-1.0513" calcext:value-type="float">
            <text:p>-1.0513</text:p>
          </table:table-cell>
          <table:table-cell office:value-type="float" office:value="1.2238" calcext:value-type="float">
            <text:p>1.2238</text:p>
          </table:table-cell>
          <table:table-cell office:value-type="float" office:value="-0.54034" calcext:value-type="float">
            <text:p>-0.54034</text:p>
          </table:table-cell>
          <table:table-cell office:value-type="float" office:value="0.19478" calcext:value-type="float">
            <text:p>0.19478</text:p>
          </table:table-cell>
          <table:table-cell office:value-type="float" office:value="-0.45298" calcext:value-type="float">
            <text:p>-0.45298</text:p>
          </table:table-cell>
          <table:table-cell office:value-type="float" office:value="0.042204" calcext:value-type="float">
            <text:p>0.042204</text:p>
          </table:table-cell>
          <table:table-cell office:value-type="float" office:value="-0.31201" calcext:value-type="float">
            <text:p>-0.31201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-0.26871" calcext:value-type="float">
            <text:p>-0.26871</text:p>
          </table:table-cell>
          <table:table-cell office:value-type="float" office:value="-0.60788" calcext:value-type="float">
            <text:p>-0.60788</text:p>
          </table:table-cell>
          <table:table-cell office:value-type="float" office:value="-0.087012" calcext:value-type="float">
            <text:p>-0.087012</text:p>
          </table:table-cell>
          <table:table-cell office:value-type="float" office:value="1.1539" calcext:value-type="float">
            <text:p>1.1539</text:p>
          </table:table-cell>
          <table:table-cell office:value-type="float" office:value="-0.38444" calcext:value-type="float">
            <text:p>-0.38444</text:p>
          </table:table-cell>
          <table:table-cell office:value-type="float" office:value="0.1692" calcext:value-type="float">
            <text:p>0.1692</text:p>
          </table:table-cell>
          <table:table-cell office:value-type="float" office:value="-1.026" calcext:value-type="float">
            <text:p>-1.026</text:p>
          </table:table-cell>
          <table:table-cell office:value-type="float" office:value="-0.0077172" calcext:value-type="float">
            <text:p>-0.0077172</text:p>
          </table:table-cell>
          <table:table-cell office:value-type="float" office:value="-1.2197" calcext:value-type="float">
            <text:p>-1.2197</text:p>
          </table:table-cell>
          <table:table-cell office:value-type="float" office:value="0.75239" calcext:value-type="float">
            <text:p>0.75239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0.20381" calcext:value-type="float">
            <text:p>0.20381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3583" calcext:value-type="float">
            <text:p>0.53583</text:p>
          </table:table-cell>
          <table:table-cell office:value-type="float" office:value="-0.31386" calcext:value-type="float">
            <text:p>-0.31386</text:p>
          </table:table-cell>
          <table:table-cell office:value-type="float" office:value="-0.41705" calcext:value-type="float">
            <text:p>-0.41705</text:p>
          </table:table-cell>
          <table:table-cell office:value-type="float" office:value="0.98646" calcext:value-type="float">
            <text:p>0.98646</text:p>
          </table:table-cell>
          <table:table-cell office:value-type="float" office:value="0.3244" calcext:value-type="float">
            <text:p>0.3244</text:p>
          </table:table-cell>
          <table:table-cell office:value-type="float" office:value="-0.89517" calcext:value-type="float">
            <text:p>-0.89517</text:p>
          </table:table-cell>
          <table:table-cell office:value-type="float" office:value="0.79843" calcext:value-type="float">
            <text:p>0.79843</text:p>
          </table:table-cell>
          <table:table-cell office:value-type="float" office:value="-0.41032" calcext:value-type="float">
            <text:p>-0.41032</text:p>
          </table:table-cell>
          <table:table-cell office:value-type="float" office:value="-0.062033" calcext:value-type="float">
            <text:p>-0.062033</text:p>
          </table:table-cell>
          <table:table-cell office:value-type="float" office:value="-0.18925" calcext:value-type="float">
            <text:p>-0.18925</text:p>
          </table:table-cell>
        </table:table-row>
        <table:table-row table:style-name="ro1" table:visibility="collapse">
          <table:table-cell office:value-type="string" calcext:value-type="string">
            <text:p>phenol</text:p>
          </table:table-cell>
          <table:table-cell office:value-type="float" office:value="1.1008" calcext:value-type="float">
            <text:p>1.1008</text:p>
          </table:table-cell>
          <table:table-cell office:value-type="float" office:value="-0.7184" calcext:value-type="float">
            <text:p>-0.7184</text:p>
          </table:table-cell>
          <table:table-cell office:value-type="float" office:value="-0.6936" calcext:value-type="float">
            <text:p>-0.6936</text:p>
          </table:table-cell>
          <table:table-cell office:value-type="float" office:value="-0.1325" calcext:value-type="float">
            <text:p>-0.1325</text:p>
          </table:table-cell>
          <table:table-cell office:value-type="float" office:value="-0.40785" calcext:value-type="float">
            <text:p>-0.40785</text:p>
          </table:table-cell>
          <table:table-cell office:value-type="float" office:value="0.43114" calcext:value-type="float">
            <text:p>0.43114</text:p>
          </table:table-cell>
          <table:table-cell office:value-type="float" office:value="0.70734" calcext:value-type="float">
            <text:p>0.70734</text:p>
          </table:table-cell>
          <table:table-cell office:value-type="float" office:value="-0.58346" calcext:value-type="float">
            <text:p>-0.58346</text:p>
          </table:table-cell>
          <table:table-cell office:value-type="float" office:value="-0.33144" calcext:value-type="float">
            <text:p>-0.33144</text:p>
          </table:table-cell>
          <table:table-cell office:value-type="float" office:value="1.5857" calcext:value-type="float">
            <text:p>1.5857</text:p>
          </table:table-cell>
          <table:table-cell office:value-type="float" office:value="1.3897" calcext:value-type="float">
            <text:p>1.3897</text:p>
          </table:table-cell>
          <table:table-cell office:value-type="float" office:value="0.24933" calcext:value-type="float">
            <text:p>0.24933</text:p>
          </table:table-cell>
          <table:table-cell office:value-type="float" office:value="0.47632" calcext:value-type="float">
            <text:p>0.47632</text:p>
          </table:table-cell>
          <table:table-cell office:value-type="float" office:value="-0.44617" calcext:value-type="float">
            <text:p>-0.44617</text:p>
          </table:table-cell>
          <table:table-cell office:value-type="float" office:value="0.019067" calcext:value-type="float">
            <text:p>0.019067</text:p>
          </table:table-cell>
          <table:table-cell office:value-type="float" office:value="0.23824" calcext:value-type="float">
            <text:p>0.23824</text:p>
          </table:table-cell>
          <table:table-cell office:value-type="float" office:value="0.67019" calcext:value-type="float">
            <text:p>0.67019</text:p>
          </table:table-cell>
          <table:table-cell office:value-type="float" office:value="0.20857" calcext:value-type="float">
            <text:p>0.20857</text:p>
          </table:table-cell>
          <table:table-cell office:value-type="float" office:value="-0.38079" calcext:value-type="float">
            <text:p>-0.38079</text:p>
          </table:table-cell>
          <table:table-cell office:value-type="float" office:value="-0.27251" calcext:value-type="float">
            <text:p>-0.27251</text:p>
          </table:table-cell>
          <table:table-cell office:value-type="float" office:value="0.019509" calcext:value-type="float">
            <text:p>0.019509</text:p>
          </table:table-cell>
          <table:table-cell office:value-type="float" office:value="-0.60011" calcext:value-type="float">
            <text:p>-0.60011</text:p>
          </table:table-cell>
          <table:table-cell office:value-type="float" office:value="0.12217" calcext:value-type="float">
            <text:p>0.12217</text:p>
          </table:table-cell>
          <table:table-cell office:value-type="float" office:value="0.10243" calcext:value-type="float">
            <text:p>0.10243</text:p>
          </table:table-cell>
          <table:table-cell office:value-type="float" office:value="-1.1134" calcext:value-type="float">
            <text:p>-1.1134</text:p>
          </table:table-cell>
          <table:table-cell office:value-type="float" office:value="0.90403" calcext:value-type="float">
            <text:p>0.90403</text:p>
          </table:table-cell>
          <table:table-cell office:value-type="float" office:value="0.60139" calcext:value-type="float">
            <text:p>0.60139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032922" calcext:value-type="float">
            <text:p>0.032922</text:p>
          </table:table-cell>
          <table:table-cell office:value-type="float" office:value="0.0033676" calcext:value-type="float">
            <text:p>0.0033676</text:p>
          </table:table-cell>
          <table:table-cell office:value-type="float" office:value="-0.78589" calcext:value-type="float">
            <text:p>-0.78589</text:p>
          </table:table-cell>
          <table:table-cell office:value-type="float" office:value="0.076038" calcext:value-type="float">
            <text:p>0.076038</text:p>
          </table:table-cell>
          <table:table-cell office:value-type="float" office:value="0.00033513" calcext:value-type="float">
            <text:p>0.00033513</text:p>
          </table:table-cell>
          <table:table-cell office:value-type="float" office:value="0.34185" calcext:value-type="float">
            <text:p>0.34185</text:p>
          </table:table-cell>
          <table:table-cell office:value-type="float" office:value="0.62556" calcext:value-type="float">
            <text:p>0.62556</text:p>
          </table:table-cell>
          <table:table-cell office:value-type="float" office:value="0.24043" calcext:value-type="float">
            <text:p>0.24043</text:p>
          </table:table-cell>
          <table:table-cell office:value-type="float" office:value="-0.60511" calcext:value-type="float">
            <text:p>-0.60511</text:p>
          </table:table-cell>
          <table:table-cell office:value-type="float" office:value="0.84714" calcext:value-type="float">
            <text:p>0.84714</text:p>
          </table:table-cell>
          <table:table-cell office:value-type="float" office:value="0.60394" calcext:value-type="float">
            <text:p>0.60394</text:p>
          </table:table-cell>
          <table:table-cell office:value-type="float" office:value="0.99499" calcext:value-type="float">
            <text:p>0.99499</text:p>
          </table:table-cell>
          <table:table-cell office:value-type="float" office:value="-0.10928" calcext:value-type="float">
            <text:p>-0.10928</text:p>
          </table:table-cell>
          <table:table-cell office:value-type="float" office:value="0.4226" calcext:value-type="float">
            <text:p>0.4226</text:p>
          </table:table-cell>
          <table:table-cell office:value-type="float" office:value="-0.58132" calcext:value-type="float">
            <text:p>-0.58132</text:p>
          </table:table-cell>
          <table:table-cell office:value-type="float" office:value="0.90822" calcext:value-type="float">
            <text:p>0.90822</text:p>
          </table:table-cell>
          <table:table-cell office:value-type="float" office:value="-0.14586" calcext:value-type="float">
            <text:p>-0.14586</text:p>
          </table:table-cell>
          <table:table-cell office:value-type="float" office:value="0.21377" calcext:value-type="float">
            <text:p>0.21377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91019" calcext:value-type="float">
            <text:p>0.91019</text:p>
          </table:table-cell>
          <table:table-cell office:value-type="float" office:value="-0.82957" calcext:value-type="float">
            <text:p>-0.82957</text:p>
          </table:table-cell>
        </table:table-row>
        <table:table-row table:style-name="ro1" table:visibility="collapse">
          <table:table-cell office:value-type="string" calcext:value-type="string">
            <text:p>alcohol</text:p>
          </table:table-cell>
          <table:table-cell office:value-type="float" office:value="-0.55204" calcext:value-type="float">
            <text:p>-0.55204</text:p>
          </table:table-cell>
          <table:table-cell office:value-type="float" office:value="-0.27756" calcext:value-type="float">
            <text:p>-0.27756</text:p>
          </table:table-cell>
          <table:table-cell office:value-type="float" office:value="-0.77571" calcext:value-type="float">
            <text:p>-0.77571</text:p>
          </table:table-cell>
          <table:table-cell office:value-type="float" office:value="-0.7338" calcext:value-type="float">
            <text:p>-0.7338</text:p>
          </table:table-cell>
          <table:table-cell office:value-type="float" office:value="-0.31033" calcext:value-type="float">
            <text:p>-0.31033</text:p>
          </table:table-cell>
          <table:table-cell office:value-type="float" office:value="1.3552" calcext:value-type="float">
            <text:p>1.3552</text:p>
          </table:table-cell>
          <table:table-cell office:value-type="float" office:value="0.094901" calcext:value-type="float">
            <text:p>0.094901</text:p>
          </table:table-cell>
          <table:table-cell office:value-type="float" office:value="-0.50057" calcext:value-type="float">
            <text:p>-0.50057</text:p>
          </table:table-cell>
          <table:table-cell office:value-type="float" office:value="1.3001" calcext:value-type="float">
            <text:p>1.3001</text:p>
          </table:table-cell>
          <table:table-cell office:value-type="float" office:value="1.6229" calcext:value-type="float">
            <text:p>1.6229</text:p>
          </table:table-cell>
          <table:table-cell office:value-type="float" office:value="0.9734" calcext:value-type="float">
            <text:p>0.9734</text:p>
          </table:table-cell>
          <table:table-cell office:value-type="float" office:value="-0.34555" calcext:value-type="float">
            <text:p>-0.34555</text:p>
          </table:table-cell>
          <table:table-cell office:value-type="float" office:value="0.56112" calcext:value-type="float">
            <text:p>0.56112</text:p>
          </table:table-cell>
          <table:table-cell office:value-type="float" office:value="-0.75714" calcext:value-type="float">
            <text:p>-0.75714</text:p>
          </table:table-cell>
          <table:table-cell office:value-type="float" office:value="1.1654" calcext:value-type="float">
            <text:p>1.1654</text:p>
          </table:table-cell>
          <table:table-cell office:value-type="float" office:value="0.291" calcext:value-type="float">
            <text:p>0.291</text:p>
          </table:table-cell>
          <table:table-cell office:value-type="float" office:value="-0.71868" calcext:value-type="float">
            <text:p>-0.71868</text:p>
          </table:table-cell>
          <table:table-cell office:value-type="float" office:value="0.3652" calcext:value-type="float">
            <text:p>0.3652</text:p>
          </table:table-cell>
          <table:table-cell office:value-type="float" office:value="-0.097133" calcext:value-type="float">
            <text:p>-0.097133</text:p>
          </table:table-cell>
          <table:table-cell office:value-type="float" office:value="-0.88939" calcext:value-type="float">
            <text:p>-0.88939</text:p>
          </table:table-cell>
          <table:table-cell office:value-type="float" office:value="0.76108" calcext:value-type="float">
            <text:p>0.76108</text:p>
          </table:table-cell>
          <table:table-cell office:value-type="float" office:value="0.41079" calcext:value-type="float">
            <text:p>0.41079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89865" calcext:value-type="float">
            <text:p>0.89865</text:p>
          </table:table-cell>
          <table:table-cell office:value-type="float" office:value="-0.89094" calcext:value-type="float">
            <text:p>-0.89094</text:p>
          </table:table-cell>
          <table:table-cell office:value-type="float" office:value="-1.4978" calcext:value-type="float">
            <text:p>-1.4978</text:p>
          </table:table-cell>
          <table:table-cell office:value-type="float" office:value="0.63349" calcext:value-type="float">
            <text:p>0.63349</text:p>
          </table:table-cell>
          <table:table-cell office:value-type="float" office:value="0.21739" calcext:value-type="float">
            <text:p>0.21739</text:p>
          </table:table-cell>
          <table:table-cell office:value-type="float" office:value="1.2996" calcext:value-type="float">
            <text:p>1.2996</text:p>
          </table:table-cell>
          <table:table-cell office:value-type="float" office:value="0.60376" calcext:value-type="float">
            <text:p>0.60376</text:p>
          </table:table-cell>
          <table:table-cell office:value-type="float" office:value="2.0146" calcext:value-type="float">
            <text:p>2.0146</text:p>
          </table:table-cell>
          <table:table-cell office:value-type="float" office:value="0.5042" calcext:value-type="float">
            <text:p>0.5042</text:p>
          </table:table-cell>
          <table:table-cell office:value-type="float" office:value="-0.41384" calcext:value-type="float">
            <text:p>-0.41384</text:p>
          </table:table-cell>
          <table:table-cell office:value-type="float" office:value="-0.75703" calcext:value-type="float">
            <text:p>-0.75703</text:p>
          </table:table-cell>
          <table:table-cell office:value-type="float" office:value="0.61193" calcext:value-type="float">
            <text:p>0.61193</text:p>
          </table:table-cell>
          <table:table-cell office:value-type="float" office:value="-0.095683" calcext:value-type="float">
            <text:p>-0.095683</text:p>
          </table:table-cell>
          <table:table-cell office:value-type="float" office:value="-0.16715" calcext:value-type="float">
            <text:p>-0.16715</text:p>
          </table:table-cell>
          <table:table-cell office:value-type="float" office:value="0.0073518" calcext:value-type="float">
            <text:p>0.0073518</text:p>
          </table:table-cell>
          <table:table-cell office:value-type="float" office:value="1.0113" calcext:value-type="float">
            <text:p>1.0113</text:p>
          </table:table-cell>
          <table:table-cell office:value-type="float" office:value="0.96521" calcext:value-type="float">
            <text:p>0.96521</text:p>
          </table:table-cell>
          <table:table-cell office:value-type="float" office:value="-0.011456" calcext:value-type="float">
            <text:p>-0.011456</text:p>
          </table:table-cell>
          <table:table-cell office:value-type="float" office:value="0.41148" calcext:value-type="float">
            <text:p>0.41148</text:p>
          </table:table-cell>
          <table:table-cell office:value-type="float" office:value="0.3263" calcext:value-type="float">
            <text:p>0.3263</text:p>
          </table:table-cell>
          <table:table-cell office:value-type="float" office:value="1.1399" calcext:value-type="float">
            <text:p>1.1399</text:p>
          </table:table-cell>
          <table:table-cell office:value-type="float" office:value="0.67236" calcext:value-type="float">
            <text:p>0.67236</text:p>
          </table:table-cell>
          <table:table-cell office:value-type="float" office:value="-0.38587" calcext:value-type="float">
            <text:p>-0.38587</text:p>
          </table:table-cell>
          <table:table-cell office:value-type="float" office:value="-0.37075" calcext:value-type="float">
            <text:p>-0.37075</text:p>
          </table:table-cell>
          <table:table-cell office:value-type="float" office:value="0.14582" calcext:value-type="float">
            <text:p>0.14582</text:p>
          </table:table-cell>
          <table:table-cell office:value-type="float" office:value="0.74933" calcext:value-type="float">
            <text:p>0.74933</text:p>
          </table:table-cell>
          <table:table-cell office:value-type="float" office:value="-0.051442" calcext:value-type="float">
            <text:p>-0.051442</text:p>
          </table:table-cell>
        </table:table-row>
        <table:table-row table:style-name="ro1" table:visibility="collapse">
          <table:table-cell office:value-type="string" calcext:value-type="string">
            <text:p>covalent</text:p>
          </table:table-cell>
          <table:table-cell office:value-type="float" office:value="0.89198" calcext:value-type="float">
            <text:p>0.89198</text:p>
          </table:table-cell>
          <table:table-cell office:value-type="float" office:value="1.5832" calcext:value-type="float">
            <text:p>1.5832</text:p>
          </table:table-cell>
          <table:table-cell office:value-type="float" office:value="-0.15951" calcext:value-type="float">
            <text:p>-0.15951</text:p>
          </table:table-cell>
          <table:table-cell office:value-type="float" office:value="0.4926" calcext:value-type="float">
            <text:p>0.4926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7122" calcext:value-type="float">
            <text:p>1.7122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23593" calcext:value-type="float">
            <text:p>0.23593</text:p>
          </table:table-cell>
          <table:table-cell office:value-type="float" office:value="-1.354" calcext:value-type="float">
            <text:p>-1.354</text:p>
          </table:table-cell>
          <table:table-cell office:value-type="float" office:value="1.5411" calcext:value-type="float">
            <text:p>1.5411</text:p>
          </table:table-cell>
          <table:table-cell office:value-type="float" office:value="0.92211" calcext:value-type="float">
            <text:p>0.92211</text:p>
          </table:table-cell>
          <table:table-cell office:value-type="float" office:value="1.183" calcext:value-type="float">
            <text:p>1.183</text:p>
          </table:table-cell>
          <table:table-cell office:value-type="float" office:value="0.13172" calcext:value-type="float">
            <text:p>0.13172</text:p>
          </table:table-cell>
          <table:table-cell office:value-type="float" office:value="1.9099" calcext:value-type="float">
            <text:p>1.9099</text:p>
          </table:table-cell>
          <table:table-cell office:value-type="float" office:value="-0.86308" calcext:value-type="float">
            <text:p>-0.86308</text:p>
          </table:table-cell>
          <table:table-cell office:value-type="float" office:value="0.57286" calcext:value-type="float">
            <text:p>0.57286</text:p>
          </table:table-cell>
          <table:table-cell office:value-type="float" office:value="0.8288" calcext:value-type="float">
            <text:p>0.8288</text:p>
          </table:table-cell>
          <table:table-cell office:value-type="float" office:value="-0.60306" calcext:value-type="float">
            <text:p>-0.60306</text:p>
          </table:table-cell>
          <table:table-cell office:value-type="float" office:value="-0.19702" calcext:value-type="float">
            <text:p>-0.19702</text:p>
          </table:table-cell>
          <table:table-cell office:value-type="float" office:value="0.24118" calcext:value-type="float">
            <text:p>0.24118</text:p>
          </table:table-cell>
          <table:table-cell office:value-type="float" office:value="0.3918" calcext:value-type="float">
            <text:p>0.3918</text:p>
          </table:table-cell>
          <table:table-cell office:value-type="float" office:value="-1.1608" calcext:value-type="float">
            <text:p>-1.1608</text:p>
          </table:table-cell>
          <table:table-cell office:value-type="float" office:value="-0.40125" calcext:value-type="float">
            <text:p>-0.40125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-1.0154" calcext:value-type="float">
            <text:p>-1.0154</text:p>
          </table:table-cell>
          <table:table-cell office:value-type="float" office:value="0.80624" calcext:value-type="float">
            <text:p>0.80624</text:p>
          </table:table-cell>
          <table:table-cell office:value-type="float" office:value="1.5574" calcext:value-type="float">
            <text:p>1.5574</text:p>
          </table:table-cell>
          <table:table-cell office:value-type="float" office:value="0.10721" calcext:value-type="float">
            <text:p>0.10721</text:p>
          </table:table-cell>
          <table:table-cell office:value-type="float" office:value="0.99412" calcext:value-type="float">
            <text:p>0.99412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0.52499" calcext:value-type="float">
            <text:p>0.52499</text:p>
          </table:table-cell>
          <table:table-cell office:value-type="float" office:value="-1.0718" calcext:value-type="float">
            <text:p>-1.0718</text:p>
          </table:table-cell>
          <table:table-cell office:value-type="float" office:value="0.75958" calcext:value-type="float">
            <text:p>0.75958</text:p>
          </table:table-cell>
          <table:table-cell office:value-type="float" office:value="-0.3814" calcext:value-type="float">
            <text:p>-0.3814</text:p>
          </table:table-cell>
          <table:table-cell office:value-type="float" office:value="0.75615" calcext:value-type="float">
            <text:p>0.75615</text:p>
          </table:table-cell>
          <table:table-cell office:value-type="float" office:value="-0.3167" calcext:value-type="float">
            <text:p>-0.3167</text:p>
          </table:table-cell>
          <table:table-cell office:value-type="float" office:value="-0.71355" calcext:value-type="float">
            <text:p>-0.71355</text:p>
          </table:table-cell>
          <table:table-cell office:value-type="float" office:value="-0.83475" calcext:value-type="float">
            <text:p>-0.83475</text:p>
          </table:table-cell>
          <table:table-cell office:value-type="float" office:value="-0.023727" calcext:value-type="float">
            <text:p>-0.023727</text:p>
          </table:table-cell>
          <table:table-cell office:value-type="float" office:value="0.45878" calcext:value-type="float">
            <text:p>0.45878</text:p>
          </table:table-cell>
          <table:table-cell office:value-type="float" office:value="-0.14223" calcext:value-type="float">
            <text:p>-0.14223</text:p>
          </table:table-cell>
          <table:table-cell office:value-type="float" office:value="-0.9691" calcext:value-type="float">
            <text:p>-0.9691</text:p>
          </table:table-cell>
          <table:table-cell office:value-type="float" office:value="0.29999" calcext:value-type="float">
            <text:p>0.29999</text:p>
          </table:table-cell>
          <table:table-cell office:value-type="float" office:value="1.01" calcext:value-type="float">
            <text:p>1.01</text:p>
          </table:table-cell>
          <table:table-cell office:value-type="float" office:value="0.35191" calcext:value-type="float">
            <text:p>0.35191</text:p>
          </table:table-cell>
          <table:table-cell office:value-type="float" office:value="-1.7448" calcext:value-type="float">
            <text:p>-1.7448</text:p>
          </table:table-cell>
          <table:table-cell office:value-type="float" office:value="1.0451" calcext:value-type="float">
            <text:p>1.0451</text:p>
          </table:table-cell>
          <table:table-cell office:value-type="float" office:value="0.54238" calcext:value-type="float">
            <text:p>0.54238</text:p>
          </table:table-cell>
          <table:table-cell office:value-type="float" office:value="-0.15064" calcext:value-type="float">
            <text:p>-0.15064</text:p>
          </table:table-cell>
          <table:table-cell office:value-type="float" office:value="-0.0013189" calcext:value-type="float">
            <text:p>-0.0013189</text:p>
          </table:table-cell>
        </table:table-row>
        <table:table-row table:style-name="ro1" table:visibility="collapse">
          <table:table-cell office:value-type="string" calcext:value-type="string">
            <text:p>ionic</text:p>
          </table:table-cell>
          <table:table-cell office:value-type="float" office:value="0.79803" calcext:value-type="float">
            <text:p>0.79803</text:p>
          </table:table-cell>
          <table:table-cell office:value-type="float" office:value="1.7658" calcext:value-type="float">
            <text:p>1.7658</text:p>
          </table:table-cell>
          <table:table-cell office:value-type="float" office:value="-0.41375" calcext:value-type="float">
            <text:p>-0.41375</text:p>
          </table:table-cell>
          <table:table-cell office:value-type="float" office:value="-0.30822" calcext:value-type="float">
            <text:p>-0.30822</text:p>
          </table:table-cell>
          <table:table-cell office:value-type="float" office:value="0.83521" calcext:value-type="float">
            <text:p>0.83521</text:p>
          </table:table-cell>
          <table:table-cell office:value-type="float" office:value="-0.037172" calcext:value-type="float">
            <text:p>-0.037172</text:p>
          </table:table-cell>
          <table:table-cell office:value-type="float" office:value="1.4822" calcext:value-type="float">
            <text:p>1.4822</text:p>
          </table:table-cell>
          <table:table-cell office:value-type="float" office:value="0.19763" calcext:value-type="float">
            <text:p>0.19763</text:p>
          </table:table-cell>
          <table:table-cell office:value-type="float" office:value="-1.837" calcext:value-type="float">
            <text:p>-1.837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1.1292" calcext:value-type="float">
            <text:p>1.1292</text:p>
          </table:table-cell>
          <table:table-cell office:value-type="float" office:value="0.87373" calcext:value-type="float">
            <text:p>0.87373</text:p>
          </table:table-cell>
          <table:table-cell office:value-type="float" office:value="1.0997" calcext:value-type="float">
            <text:p>1.0997</text:p>
          </table:table-cell>
          <table:table-cell office:value-type="float" office:value="-1.5678" calcext:value-type="float">
            <text:p>-1.5678</text:p>
          </table:table-cell>
          <table:table-cell office:value-type="float" office:value="0.08686" calcext:value-type="float">
            <text:p>0.08686</text:p>
          </table:table-cell>
          <table:table-cell office:value-type="float" office:value="0.26409" calcext:value-type="float">
            <text:p>0.26409</text:p>
          </table:table-cell>
          <table:table-cell office:value-type="float" office:value="-0.20068" calcext:value-type="float">
            <text:p>-0.20068</text:p>
          </table:table-cell>
          <table:table-cell office:value-type="float" office:value="-0.52356" calcext:value-type="float">
            <text:p>-0.52356</text:p>
          </table:table-cell>
          <table:table-cell office:value-type="float" office:value="-1.0603" calcext:value-type="float">
            <text:p>-1.0603</text:p>
          </table:table-cell>
          <table:table-cell office:value-type="float" office:value="0.15434" calcext:value-type="float">
            <text:p>0.15434</text:p>
          </table:table-cell>
          <table:table-cell office:value-type="float" office:value="-0.9995" calcext:value-type="float">
            <text:p>-0.9995</text:p>
          </table:table-cell>
          <table:table-cell office:value-type="float" office:value="-0.14313" calcext:value-type="float">
            <text:p>-0.14313</text:p>
          </table:table-cell>
          <table:table-cell office:value-type="float" office:value="-0.3903" calcext:value-type="float">
            <text:p>-0.3903</text:p>
          </table:table-cell>
          <table:table-cell office:value-type="float" office:value="-0.64639" calcext:value-type="float">
            <text:p>-0.64639</text:p>
          </table:table-cell>
          <table:table-cell office:value-type="float" office:value="0.82497" calcext:value-type="float">
            <text:p>0.82497</text:p>
          </table:table-cell>
          <table:table-cell office:value-type="float" office:value="0.96739" calcext:value-type="float">
            <text:p>0.96739</text:p>
          </table:table-cell>
          <table:table-cell office:value-type="float" office:value="0.96444" calcext:value-type="float">
            <text:p>0.96444</text:p>
          </table:table-cell>
          <table:table-cell office:value-type="float" office:value="0.2378" calcext:value-type="float">
            <text:p>0.2378</text:p>
          </table:table-cell>
          <table:table-cell office:value-type="float" office:value="1.1582" calcext:value-type="float">
            <text:p>1.1582</text:p>
          </table:table-cell>
          <table:table-cell office:value-type="float" office:value="1.4087" calcext:value-type="float">
            <text:p>1.4087</text:p>
          </table:table-cell>
          <table:table-cell office:value-type="float" office:value="-0.41265" calcext:value-type="float">
            <text:p>-0.41265</text:p>
          </table:table-cell>
          <table:table-cell office:value-type="float" office:value="1.0692" calcext:value-type="float">
            <text:p>1.0692</text:p>
          </table:table-cell>
          <table:table-cell office:value-type="float" office:value="-0.2121" calcext:value-type="float">
            <text:p>-0.2121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0.64046" calcext:value-type="float">
            <text:p>0.64046</text:p>
          </table:table-cell>
          <table:table-cell office:value-type="float" office:value="-0.27831" calcext:value-type="float">
            <text:p>-0.27831</text:p>
          </table:table-cell>
          <table:table-cell office:value-type="float" office:value="-0.71905" calcext:value-type="float">
            <text:p>-0.71905</text:p>
          </table:table-cell>
          <table:table-cell office:value-type="float" office:value="-0.28109" calcext:value-type="float">
            <text:p>-0.28109</text:p>
          </table:table-cell>
          <table:table-cell office:value-type="float" office:value="0.97529" calcext:value-type="float">
            <text:p>0.97529</text:p>
          </table:table-cell>
          <table:table-cell office:value-type="float" office:value="1.4455" calcext:value-type="float">
            <text:p>1.4455</text:p>
          </table:table-cell>
          <table:table-cell office:value-type="float" office:value="0.031561" calcext:value-type="float">
            <text:p>0.031561</text:p>
          </table:table-cell>
          <table:table-cell office:value-type="float" office:value="0.058804" calcext:value-type="float">
            <text:p>0.058804</text:p>
          </table:table-cell>
          <table:table-cell office:value-type="float" office:value="0.74873" calcext:value-type="float">
            <text:p>0.74873</text:p>
          </table:table-cell>
          <table:table-cell office:value-type="float" office:value="0.044132" calcext:value-type="float">
            <text:p>0.044132</text:p>
          </table:table-cell>
          <table:table-cell office:value-type="float" office:value="-0.20731" calcext:value-type="float">
            <text:p>-0.20731</text:p>
          </table:table-cell>
          <table:table-cell office:value-type="float" office:value="0.32831" calcext:value-type="float">
            <text:p>0.32831</text:p>
          </table:table-cell>
          <table:table-cell office:value-type="float" office:value="0.5717" calcext:value-type="float">
            <text:p>0.5717</text:p>
          </table:table-cell>
          <table:table-cell office:value-type="float" office:value="-0.17718" calcext:value-type="float">
            <text:p>-0.17718</text:p>
          </table:table-cell>
          <table:table-cell office:value-type="float" office:value="-1.0433" calcext:value-type="float">
            <text:p>-1.0433</text:p>
          </table:table-cell>
        </table:table-row>
        <table:table-row table:style-name="ro1" table:visibility="collapse">
          <table:table-cell office:value-type="string" calcext:value-type="string">
            <text:p>carbon</text:p>
          </table:table-cell>
          <table:table-cell office:value-type="float" office:value="0.17686" calcext:value-type="float">
            <text:p>0.17686</text:p>
          </table:table-cell>
          <table:table-cell office:value-type="float" office:value="0.87444" calcext:value-type="float">
            <text:p>0.87444</text:p>
          </table:table-cell>
          <table:table-cell office:value-type="float" office:value="1.2914" calcext:value-type="float">
            <text:p>1.2914</text:p>
          </table:table-cell>
          <table:table-cell office:value-type="float" office:value="-0.6437" calcext:value-type="float">
            <text:p>-0.6437</text:p>
          </table:table-cell>
          <table:table-cell office:value-type="float" office:value="-0.39458" calcext:value-type="float">
            <text:p>-0.39458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87036" calcext:value-type="float">
            <text:p>0.87036</text:p>
          </table:table-cell>
          <table:table-cell office:value-type="float" office:value="-1.3345" calcext:value-type="float">
            <text:p>-1.3345</text:p>
          </table:table-cell>
          <table:table-cell office:value-type="float" office:value="0.7867" calcext:value-type="float">
            <text:p>0.7867</text:p>
          </table:table-cell>
          <table:table-cell office:value-type="float" office:value="1.2488" calcext:value-type="float">
            <text:p>1.2488</text:p>
          </table:table-cell>
          <table:table-cell office:value-type="float" office:value="0.85351" calcext:value-type="float">
            <text:p>0.85351</text:p>
          </table:table-cell>
          <table:table-cell office:value-type="float" office:value="0.0091923" calcext:value-type="float">
            <text:p>0.0091923</text:p>
          </table:table-cell>
          <table:table-cell office:value-type="float" office:value="0.39408" calcext:value-type="float">
            <text:p>0.39408</text:p>
          </table:table-cell>
          <table:table-cell office:value-type="float" office:value="1.0672" calcext:value-type="float">
            <text:p>1.0672</text:p>
          </table:table-cell>
          <table:table-cell office:value-type="float" office:value="0.066767" calcext:value-type="float">
            <text:p>0.066767</text:p>
          </table:table-cell>
          <table:table-cell office:value-type="float" office:value="0.89117" calcext:value-type="float">
            <text:p>0.89117</text:p>
          </table:table-cell>
          <table:table-cell office:value-type="float" office:value="1.3838" calcext:value-type="float">
            <text:p>1.3838</text:p>
          </table:table-cell>
          <table:table-cell office:value-type="float" office:value="0.38502" calcext:value-type="float">
            <text:p>0.38502</text:p>
          </table:table-cell>
          <table:table-cell office:value-type="float" office:value="-0.10261" calcext:value-type="float">
            <text:p>-0.10261</text:p>
          </table:table-cell>
          <table:table-cell office:value-type="float" office:value="-1.3723" calcext:value-type="float">
            <text:p>-1.3723</text:p>
          </table:table-cell>
          <table:table-cell office:value-type="float" office:value="0.81683" calcext:value-type="float">
            <text:p>0.81683</text:p>
          </table:table-cell>
          <table:table-cell office:value-type="float" office:value="-1.4755" calcext:value-type="float">
            <text:p>-1.4755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-0.81497" calcext:value-type="float">
            <text:p>-0.81497</text:p>
          </table:table-cell>
          <table:table-cell office:value-type="float" office:value="-0.70624" calcext:value-type="float">
            <text:p>-0.70624</text:p>
          </table:table-cell>
          <table:table-cell office:value-type="float" office:value="-0.66065" calcext:value-type="float">
            <text:p>-0.66065</text:p>
          </table:table-cell>
          <table:table-cell office:value-type="float" office:value="0.15819" calcext:value-type="float">
            <text:p>0.15819</text:p>
          </table:table-cell>
          <table:table-cell office:value-type="float" office:value="0.85705" calcext:value-type="float">
            <text:p>0.85705</text:p>
          </table:table-cell>
          <table:table-cell office:value-type="float" office:value="0.55978" calcext:value-type="float">
            <text:p>0.55978</text:p>
          </table:table-cell>
          <table:table-cell office:value-type="float" office:value="0.6783" calcext:value-type="float">
            <text:p>0.6783</text:p>
          </table:table-cell>
          <table:table-cell office:value-type="float" office:value="2.0496" calcext:value-type="float">
            <text:p>2.0496</text:p>
          </table:table-cell>
          <table:table-cell office:value-type="float" office:value="-0.72016" calcext:value-type="float">
            <text:p>-0.72016</text:p>
          </table:table-cell>
          <table:table-cell office:value-type="float" office:value="-0.38198" calcext:value-type="float">
            <text:p>-0.38198</text:p>
          </table:table-cell>
          <table:table-cell office:value-type="float" office:value="-1.1333" calcext:value-type="float">
            <text:p>-1.1333</text:p>
          </table:table-cell>
          <table:table-cell office:value-type="float" office:value="0.14834" calcext:value-type="float">
            <text:p>0.14834</text:p>
          </table:table-cell>
          <table:table-cell office:value-type="float" office:value="-0.17904" calcext:value-type="float">
            <text:p>-0.17904</text:p>
          </table:table-cell>
          <table:table-cell office:value-type="float" office:value="0.31626" calcext:value-type="float">
            <text:p>0.31626</text:p>
          </table:table-cell>
          <table:table-cell office:value-type="float" office:value="0.26273" calcext:value-type="float">
            <text:p>0.26273</text:p>
          </table:table-cell>
          <table:table-cell office:value-type="float" office:value="0.83067" calcext:value-type="float">
            <text:p>0.83067</text:p>
          </table:table-cell>
          <table:table-cell office:value-type="float" office:value="0.265" calcext:value-type="float">
            <text:p>0.265</text:p>
          </table:table-cell>
          <table:table-cell office:value-type="float" office:value="-0.555" calcext:value-type="float">
            <text:p>-0.555</text:p>
          </table:table-cell>
          <table:table-cell office:value-type="float" office:value="-0.78036" calcext:value-type="float">
            <text:p>-0.78036</text:p>
          </table:table-cell>
          <table:table-cell office:value-type="float" office:value="1.1623" calcext:value-type="float">
            <text:p>1.1623</text:p>
          </table:table-cell>
          <table:table-cell office:value-type="float" office:value="-0.41912" calcext:value-type="float">
            <text:p>-0.41912</text:p>
          </table:table-cell>
          <table:table-cell office:value-type="float" office:value="0.22041" calcext:value-type="float">
            <text:p>0.22041</text:p>
          </table:table-cell>
          <table:table-cell office:value-type="float" office:value="0.22503" calcext:value-type="float">
            <text:p>0.22503</text:p>
          </table:table-cell>
          <table:table-cell office:value-type="float" office:value="-0.097236" calcext:value-type="float">
            <text:p>-0.097236</text:p>
          </table:table-cell>
          <table:table-cell office:value-type="float" office:value="-0.35889" calcext:value-type="float">
            <text:p>-0.35889</text:p>
          </table:table-cell>
          <table:table-cell office:value-type="float" office:value="0.36076" calcext:value-type="float">
            <text:p>0.36076</text:p>
          </table:table-cell>
          <table:table-cell office:value-type="float" office:value="-0.31111" calcext:value-type="float">
            <text:p>-0.31111</text:p>
          </table:table-cell>
        </table:table-row>
        <table:table-row table:style-name="ro1" table:visibility="collapse">
          <table:table-cell office:value-type="string" calcext:value-type="string">
            <text:p>hydrogen</text:p>
          </table:table-cell>
          <table:table-cell office:value-type="float" office:value="1.2793" calcext:value-type="float">
            <text:p>1.2793</text:p>
          </table:table-cell>
          <table:table-cell office:value-type="float" office:value="0.9083" calcext:value-type="float">
            <text:p>0.9083</text:p>
          </table:table-cell>
          <table:table-cell office:value-type="float" office:value="1.77" calcext:value-type="float">
            <text:p>1.77</text:p>
          </table:table-cell>
          <table:table-cell office:value-type="float" office:value="-0.34124" calcext:value-type="float">
            <text:p>-0.34124</text:p>
          </table:table-cell>
          <table:table-cell office:value-type="float" office:value="-0.1367" calcext:value-type="float">
            <text:p>-0.1367</text:p>
          </table:table-cell>
          <table:table-cell office:value-type="float" office:value="1.4748" calcext:value-type="float">
            <text:p>1.4748</text:p>
          </table:table-cell>
          <table:table-cell office:value-type="float" office:value="0.7426" calcext:value-type="float">
            <text:p>0.7426</text:p>
          </table:table-cell>
          <table:table-cell office:value-type="float" office:value="-0.13524" calcext:value-type="float">
            <text:p>-0.13524</text:p>
          </table:table-cell>
          <table:table-cell office:value-type="float" office:value="-0.46832" calcext:value-type="float">
            <text:p>-0.46832</text:p>
          </table:table-cell>
          <table:table-cell office:value-type="float" office:value="2.1466" calcext:value-type="float">
            <text:p>2.1466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886" calcext:value-type="float">
            <text:p>0.09886</text:p>
          </table:table-cell>
          <table:table-cell office:value-type="float" office:value="0.34068" calcext:value-type="float">
            <text:p>0.34068</text:p>
          </table:table-cell>
          <table:table-cell office:value-type="float" office:value="1.3489" calcext:value-type="float">
            <text:p>1.3489</text:p>
          </table:table-cell>
          <table:table-cell office:value-type="float" office:value="-0.67705" calcext:value-type="float">
            <text:p>-0.67705</text:p>
          </table:table-cell>
          <table:table-cell office:value-type="float" office:value="0.87369" calcext:value-type="float">
            <text:p>0.87369</text:p>
          </table:table-cell>
          <table:table-cell office:value-type="float" office:value="0.73419" calcext:value-type="float">
            <text:p>0.73419</text:p>
          </table:table-cell>
          <table:table-cell office:value-type="float" office:value="1.4476" calcext:value-type="float">
            <text:p>1.4476</text:p>
          </table:table-cell>
          <table:table-cell office:value-type="float" office:value="-0.64691" calcext:value-type="float">
            <text:p>-0.64691</text:p>
          </table:table-cell>
          <table:table-cell office:value-type="float" office:value="-1.1191" calcext:value-type="float">
            <text:p>-1.1191</text:p>
          </table:table-cell>
          <table:table-cell office:value-type="float" office:value="1.0949" calcext:value-type="float">
            <text:p>1.0949</text:p>
          </table:table-cell>
          <table:table-cell office:value-type="float" office:value="-0.89777" calcext:value-type="float">
            <text:p>-0.89777</text:p>
          </table:table-cell>
          <table:table-cell office:value-type="float" office:value="1.2055" calcext:value-type="float">
            <text:p>1.2055</text:p>
          </table:table-cell>
          <table:table-cell office:value-type="float" office:value="0.16634" calcext:value-type="float">
            <text:p>0.16634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2079" calcext:value-type="float">
            <text:p>-0.2079</text:p>
          </table:table-cell>
          <table:table-cell office:value-type="float" office:value="0.35957" calcext:value-type="float">
            <text:p>0.35957</text:p>
          </table:table-cell>
          <table:table-cell office:value-type="float" office:value="0.89737" calcext:value-type="float">
            <text:p>0.89737</text:p>
          </table:table-cell>
          <table:table-cell office:value-type="float" office:value="1.1548" calcext:value-type="float">
            <text:p>1.1548</text:p>
          </table:table-cell>
          <table:table-cell office:value-type="float" office:value="1.1026" calcext:value-type="float">
            <text:p>1.1026</text:p>
          </table:table-cell>
          <table:table-cell office:value-type="float" office:value="1.6123" calcext:value-type="float">
            <text:p>1.6123</text:p>
          </table:table-cell>
          <table:table-cell office:value-type="float" office:value="-0.55807" calcext:value-type="float">
            <text:p>-0.55807</text:p>
          </table:table-cell>
          <table:table-cell office:value-type="float" office:value="-0.4279" calcext:value-type="float">
            <text:p>-0.4279</text:p>
          </table:table-cell>
          <table:table-cell office:value-type="float" office:value="-1.1369" calcext:value-type="float">
            <text:p>-1.1369</text:p>
          </table:table-cell>
          <table:table-cell office:value-type="float" office:value="0.90757" calcext:value-type="float">
            <text:p>0.90757</text:p>
          </table:table-cell>
          <table:table-cell office:value-type="float" office:value="-0.0076944" calcext:value-type="float">
            <text:p>-0.0076944</text:p>
          </table:table-cell>
          <table:table-cell office:value-type="float" office:value="0.064419" calcext:value-type="float">
            <text:p>0.064419</text:p>
          </table:table-cell>
          <table:table-cell office:value-type="float" office:value="0.17437" calcext:value-type="float">
            <text:p>0.17437</text:p>
          </table:table-cell>
          <table:table-cell office:value-type="float" office:value="0.65794" calcext:value-type="float">
            <text:p>0.65794</text:p>
          </table:table-cell>
          <table:table-cell office:value-type="float" office:value="0.61347" calcext:value-type="float">
            <text:p>0.61347</text:p>
          </table:table-cell>
          <table:table-cell office:value-type="float" office:value="0.7479" calcext:value-type="float">
            <text:p>0.7479</text:p>
          </table:table-cell>
          <table:table-cell office:value-type="float" office:value="-0.69879" calcext:value-type="float">
            <text:p>-0.69879</text:p>
          </table:table-cell>
          <table:table-cell office:value-type="float" office:value="-0.19078" calcext:value-type="float">
            <text:p>-0.19078</text:p>
          </table:table-cell>
          <table:table-cell office:value-type="float" office:value="-0.64758" calcext:value-type="float">
            <text:p>-0.64758</text:p>
          </table:table-cell>
          <table:table-cell office:value-type="float" office:value="0.47832" calcext:value-type="float">
            <text:p>0.47832</text:p>
          </table:table-cell>
          <table:table-cell office:value-type="float" office:value="0.14998" calcext:value-type="float">
            <text:p>0.14998</text:p>
          </table:table-cell>
          <table:table-cell office:value-type="float" office:value="0.27132" calcext:value-type="float">
            <text:p>0.27132</text:p>
          </table:table-cell>
          <table:table-cell office:value-type="float" office:value="0.35706" calcext:value-type="float">
            <text:p>0.35706</text:p>
          </table:table-cell>
          <table:table-cell office:value-type="float" office:value="0.35151" calcext:value-type="float">
            <text:p>0.35151</text:p>
          </table:table-cell>
          <table:table-cell office:value-type="float" office:value="-0.52624" calcext:value-type="float">
            <text:p>-0.52624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topics/biochemistry.txt</text:p>
          </table:table-cell>
          <table:table-cell office:value-type="float" office:value="0.913356" calcext:value-type="float">
            <text:p>0.913356</text:p>
          </table:table-cell>
          <table:table-cell office:value-type="float" office:value="-0.065358" calcext:value-type="float">
            <text:p>-0.065358</text:p>
          </table:table-cell>
          <table:table-cell office:value-type="float" office:value="0.256394" calcext:value-type="float">
            <text:p>0.256394</text:p>
          </table:table-cell>
          <table:table-cell office:value-type="float" office:value="0.136807" calcext:value-type="float">
            <text:p>0.136807</text:p>
          </table:table-cell>
          <table:table-cell office:value-type="float" office:value="0.647683" calcext:value-type="float">
            <text:p>0.647683</text:p>
          </table:table-cell>
          <table:table-cell office:value-type="float" office:value="0.977623" calcext:value-type="float">
            <text:p>0.977623</text:p>
          </table:table-cell>
          <table:table-cell office:value-type="float" office:value="1.28944" calcext:value-type="float">
            <text:p>1.28944</text:p>
          </table:table-cell>
          <table:table-cell office:value-type="float" office:value="-0.36878" calcext:value-type="float">
            <text:p>-0.36878</text:p>
          </table:table-cell>
          <table:table-cell office:value-type="float" office:value="1.28923" calcext:value-type="float">
            <text:p>1.28923</text:p>
          </table:table-cell>
          <table:table-cell office:value-type="float" office:value="1.03548" calcext:value-type="float">
            <text:p>1.03548</text:p>
          </table:table-cell>
          <table:table-cell office:value-type="float" office:value="1.25708" calcext:value-type="float">
            <text:p>1.25708</text:p>
          </table:table-cell>
          <table:table-cell office:value-type="float" office:value="-0.201184" calcext:value-type="float">
            <text:p>-0.201184</text:p>
          </table:table-cell>
          <table:table-cell office:value-type="float" office:value="0.140749" calcext:value-type="float">
            <text:p>0.140749</text:p>
          </table:table-cell>
          <table:table-cell office:value-type="float" office:value="0.608752" calcext:value-type="float">
            <text:p>0.608752</text:p>
          </table:table-cell>
          <table:table-cell office:value-type="float" office:value="-0.53091" calcext:value-type="float">
            <text:p>-0.53091</text:p>
          </table:table-cell>
          <table:table-cell office:value-type="float" office:value="0.650931" calcext:value-type="float">
            <text:p>0.650931</text:p>
          </table:table-cell>
          <table:table-cell office:value-type="float" office:value="0.0343263" calcext:value-type="float">
            <text:p>0.0343263</text:p>
          </table:table-cell>
          <table:table-cell office:value-type="float" office:value="0.13271" calcext:value-type="float">
            <text:p>0.13271</text:p>
          </table:table-cell>
          <table:table-cell office:value-type="float" office:value="0.0825209" calcext:value-type="float">
            <text:p>0.0825209</text:p>
          </table:table-cell>
          <table:table-cell office:value-type="float" office:value="-0.207612" calcext:value-type="float">
            <text:p>-0.207612</text:p>
          </table:table-cell>
          <table:table-cell office:value-type="float" office:value="-0.0052946" calcext:value-type="float">
            <text:p>-0.0052946</text:p>
          </table:table-cell>
          <table:table-cell office:value-type="float" office:value="-0.668019" calcext:value-type="float">
            <text:p>-0.668019</text:p>
          </table:table-cell>
          <table:table-cell office:value-type="float" office:value="1.08656" calcext:value-type="float">
            <text:p>1.08656</text:p>
          </table:table-cell>
          <table:table-cell office:value-type="float" office:value="0.362949" calcext:value-type="float">
            <text:p>0.362949</text:p>
          </table:table-cell>
          <table:table-cell office:value-type="float" office:value="-0.29846" calcext:value-type="float">
            <text:p>-0.29846</text:p>
          </table:table-cell>
          <table:table-cell office:value-type="float" office:value="-0.105341" calcext:value-type="float">
            <text:p>-0.105341</text:p>
          </table:table-cell>
          <table:table-cell office:value-type="float" office:value="0.300368" calcext:value-type="float">
            <text:p>0.300368</text:p>
          </table:table-cell>
          <table:table-cell office:value-type="float" office:value="0.302671" calcext:value-type="float">
            <text:p>0.302671</text:p>
          </table:table-cell>
          <table:table-cell office:value-type="float" office:value="0.068788" calcext:value-type="float">
            <text:p>0.068788</text:p>
          </table:table-cell>
          <table:table-cell office:value-type="float" office:value="-0.135569" calcext:value-type="float">
            <text:p>-0.135569</text:p>
          </table:table-cell>
          <table:table-cell office:value-type="float" office:value="1.53257" calcext:value-type="float">
            <text:p>1.53257</text:p>
          </table:table-cell>
          <table:table-cell office:value-type="float" office:value="-0.458264" calcext:value-type="float">
            <text:p>-0.458264</text:p>
          </table:table-cell>
          <table:table-cell office:value-type="float" office:value="0.144595" calcext:value-type="float">
            <text:p>0.144595</text:p>
          </table:table-cell>
          <table:table-cell office:value-type="float" office:value="-0.709256" calcext:value-type="float">
            <text:p>-0.709256</text:p>
          </table:table-cell>
          <table:table-cell office:value-type="float" office:value="0.450561" calcext:value-type="float">
            <text:p>0.450561</text:p>
          </table:table-cell>
          <table:table-cell office:value-type="float" office:value="0.107508" calcext:value-type="float">
            <text:p>0.107508</text:p>
          </table:table-cell>
          <table:table-cell office:value-type="float" office:value="0.503975" calcext:value-type="float">
            <text:p>0.503975</text:p>
          </table:table-cell>
          <table:table-cell office:value-type="float" office:value="0.377387" calcext:value-type="float">
            <text:p>0.377387</text:p>
          </table:table-cell>
          <table:table-cell office:value-type="float" office:value="0.494931" calcext:value-type="float">
            <text:p>0.494931</text:p>
          </table:table-cell>
          <table:table-cell office:value-type="float" office:value="0.651183" calcext:value-type="float">
            <text:p>0.651183</text:p>
          </table:table-cell>
          <table:table-cell office:value-type="float" office:value="0.293896" calcext:value-type="float">
            <text:p>0.293896</text:p>
          </table:table-cell>
          <table:table-cell office:value-type="float" office:value="-0.461907" calcext:value-type="float">
            <text:p>-0.461907</text:p>
          </table:table-cell>
          <table:table-cell office:value-type="float" office:value="-0.566947" calcext:value-type="float">
            <text:p>-0.566947</text:p>
          </table:table-cell>
          <table:table-cell office:value-type="float" office:value="0.307773" calcext:value-type="float">
            <text:p>0.307773</text:p>
          </table:table-cell>
          <table:table-cell office:value-type="float" office:value="0.576924" calcext:value-type="float">
            <text:p>0.576924</text:p>
          </table:table-cell>
          <table:table-cell office:value-type="float" office:value="-0.044539" calcext:value-type="float">
            <text:p>-0.044539</text:p>
          </table:table-cell>
          <table:table-cell office:value-type="float" office:value="0.962509" calcext:value-type="float">
            <text:p>0.962509</text:p>
          </table:table-cell>
          <table:table-cell office:value-type="float" office:value="-0.369771" calcext:value-type="float">
            <text:p>-0.369771</text:p>
          </table:table-cell>
          <table:table-cell office:value-type="float" office:value="-0.2961" calcext:value-type="float">
            <text:p>-0.2961</text:p>
          </table:table-cell>
          <table:table-cell office:value-type="float" office:value="-0.0616454" calcext:value-type="float">
            <text:p>-0.0616454</text:p>
          </table:table-cell>
        </table:table-row>
        <table:table-row table:style-name="ro1" table:visibility="collapse">
          <table:table-cell office:value-type="string" calcext:value-type="string">
            <text:p>protein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20162" calcext:value-type="float">
            <text:p>0.20162</text:p>
          </table:table-cell>
          <table:table-cell office:value-type="float" office:value="0.74268" calcext:value-type="float">
            <text:p>0.74268</text:p>
          </table:table-cell>
          <table:table-cell office:value-type="float" office:value="0.67632" calcext:value-type="float">
            <text:p>0.67632</text:p>
          </table:table-cell>
          <table:table-cell office:value-type="float" office:value="1.7799" calcext:value-type="float">
            <text:p>1.7799</text:p>
          </table:table-cell>
          <table:table-cell office:value-type="float" office:value="1.7606" calcext:value-type="float">
            <text:p>1.7606</text:p>
          </table:table-cell>
          <table:table-cell office:value-type="float" office:value="1.5616" calcext:value-type="float">
            <text:p>1.5616</text:p>
          </table:table-cell>
          <table:table-cell office:value-type="float" office:value="-1.3663" calcext:value-type="float">
            <text:p>-1.366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0018" calcext:value-type="float">
            <text:p>1.0018</text:p>
          </table:table-cell>
          <table:table-cell office:value-type="float" office:value="1.0947" calcext:value-type="float">
            <text:p>1.0947</text:p>
          </table:table-cell>
          <table:table-cell office:value-type="float" office:value="-0.13998" calcext:value-type="float">
            <text:p>-0.13998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90419" calcext:value-type="float">
            <text:p>0.90419</text:p>
          </table:table-cell>
          <table:table-cell office:value-type="float" office:value="-0.4675" calcext:value-type="float">
            <text:p>-0.4675</text:p>
          </table:table-cell>
          <table:table-cell office:value-type="float" office:value="0.71016" calcext:value-type="float">
            <text:p>0.71016</text:p>
          </table:table-cell>
          <table:table-cell office:value-type="float" office:value="-0.40165" calcext:value-type="float">
            <text:p>-0.40165</text:p>
          </table:table-cell>
          <table:table-cell office:value-type="float" office:value="0.14637" calcext:value-type="float">
            <text:p>0.14637</text:p>
          </table:table-cell>
          <table:table-cell office:value-type="float" office:value="0.16859" calcext:value-type="float">
            <text:p>0.16859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18143" calcext:value-type="float">
            <text:p>0.18143</text:p>
          </table:table-cell>
          <table:table-cell office:value-type="float" office:value="-1.4972" calcext:value-type="float">
            <text:p>-1.4972</text:p>
          </table:table-cell>
          <table:table-cell office:value-type="float" office:value="2.6346" calcext:value-type="float">
            <text:p>2.6346</text:p>
          </table:table-cell>
          <table:table-cell office:value-type="float" office:value="0.80667" calcext:value-type="float">
            <text:p>0.80667</text:p>
          </table:table-cell>
          <table:table-cell office:value-type="float" office:value="-0.39974" calcext:value-type="float">
            <text:p>-0.39974</text:p>
          </table:table-cell>
          <table:table-cell office:value-type="float" office:value="0.23169" calcext:value-type="float">
            <text:p>0.23169</text:p>
          </table:table-cell>
          <table:table-cell office:value-type="float" office:value="0.11142" calcext:value-type="float">
            <text:p>0.11142</text:p>
          </table:table-cell>
          <table:table-cell office:value-type="float" office:value="0.21533" calcext:value-type="float">
            <text:p>0.21533</text:p>
          </table:table-cell>
          <table:table-cell office:value-type="float" office:value="0.83184" calcext:value-type="float">
            <text:p>0.83184</text:p>
          </table:table-cell>
          <table:table-cell office:value-type="float" office:value="-0.21805" calcext:value-type="float">
            <text:p>-0.21805</text:p>
          </table:table-cell>
          <table:table-cell office:value-type="float" office:value="1.9804" calcext:value-type="float">
            <text:p>1.9804</text:p>
          </table:table-cell>
          <table:table-cell office:value-type="float" office:value="-0.2726" calcext:value-type="float">
            <text:p>-0.2726</text:p>
          </table:table-cell>
          <table:table-cell office:value-type="float" office:value="0.20391" calcext:value-type="float">
            <text:p>0.20391</text:p>
          </table:table-cell>
          <table:table-cell office:value-type="float" office:value="-0.60179" calcext:value-type="float">
            <text:p>-0.60179</text:p>
          </table:table-cell>
          <table:table-cell office:value-type="float" office:value="1.098" calcext:value-type="float">
            <text:p>1.098</text:p>
          </table:table-cell>
          <table:table-cell office:value-type="float" office:value="-0.015921" calcext:value-type="float">
            <text:p>-0.015921</text:p>
          </table:table-cell>
          <table:table-cell office:value-type="float" office:value="0.52545" calcext:value-type="float">
            <text:p>0.52545</text:p>
          </table:table-cell>
          <table:table-cell office:value-type="float" office:value="1.1012" calcext:value-type="float">
            <text:p>1.1012</text:p>
          </table:table-cell>
          <table:table-cell office:value-type="float" office:value="0.76725" calcext:value-type="float">
            <text:p>0.76725</text:p>
          </table:table-cell>
          <table:table-cell office:value-type="float" office:value="1.7808" calcext:value-type="float">
            <text:p>1.7808</text:p>
          </table:table-cell>
          <table:table-cell office:value-type="float" office:value="-0.021315" calcext:value-type="float">
            <text:p>-0.021315</text:p>
          </table:table-cell>
          <table:table-cell office:value-type="float" office:value="-0.68267" calcext:value-type="float">
            <text:p>-0.68267</text:p>
          </table:table-cell>
          <table:table-cell office:value-type="float" office:value="-0.82121" calcext:value-type="float">
            <text:p>-0.82121</text:p>
          </table:table-cell>
          <table:table-cell office:value-type="float" office:value="0.086806" calcext:value-type="float">
            <text:p>0.086806</text:p>
          </table:table-cell>
          <table:table-cell office:value-type="float" office:value="0.57399" calcext:value-type="float">
            <text:p>0.57399</text:p>
          </table:table-cell>
          <table:table-cell office:value-type="float" office:value="0.79363" calcext:value-type="float">
            <text:p>0.79363</text:p>
          </table:table-cell>
          <table:table-cell office:value-type="float" office:value="0.70141" calcext:value-type="float">
            <text:p>0.7014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55307" calcext:value-type="float">
            <text:p>0.55307</text:p>
          </table:table-cell>
          <table:table-cell office:value-type="float" office:value="0.62865" calcext:value-type="float">
            <text:p>0.62865</text:p>
          </table:table-cell>
        </table:table-row>
        <table:table-row table:style-name="ro1" table:visibility="collapse">
          <table:table-cell office:value-type="string" calcext:value-type="string">
            <text:p>glucose</text:p>
          </table:table-cell>
          <table:table-cell office:value-type="float" office:value="-0.082396" calcext:value-type="float">
            <text:p>-0.082396</text:p>
          </table:table-cell>
          <table:table-cell office:value-type="float" office:value="-0.88883" calcext:value-type="float">
            <text:p>-0.88883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-0.96973" calcext:value-type="float">
            <text:p>-0.96973</text:p>
          </table:table-cell>
          <table:table-cell office:value-type="float" office:value="0.43329" calcext:value-type="float">
            <text:p>0.43329</text:p>
          </table:table-cell>
          <table:table-cell office:value-type="float" office:value="0.38338" calcext:value-type="float">
            <text:p>0.38338</text:p>
          </table:table-cell>
          <table:table-cell office:value-type="float" office:value="2.0258" calcext:value-type="float">
            <text:p>2.0258</text:p>
          </table:table-cell>
          <table:table-cell office:value-type="float" office:value="-0.28678" calcext:value-type="float">
            <text:p>-0.28678</text:p>
          </table:table-cell>
          <table:table-cell office:value-type="float" office:value="2.3076" calcext:value-type="float">
            <text:p>2.3076</text:p>
          </table:table-cell>
          <table:table-cell office:value-type="float" office:value="1.7451" calcext:value-type="float">
            <text:p>1.7451</text:p>
          </table:table-cell>
          <table:table-cell office:value-type="float" office:value="2.1988" calcext:value-type="float">
            <text:p>2.1988</text:p>
          </table:table-cell>
          <table:table-cell office:value-type="float" office:value="-0.4952" calcext:value-type="float">
            <text:p>-0.4952</text:p>
          </table:table-cell>
          <table:table-cell office:value-type="float" office:value="0.45255" calcext:value-type="float">
            <text:p>0.45255</text:p>
          </table:table-cell>
          <table:table-cell office:value-type="float" office:value="-0.17513" calcext:value-type="float">
            <text:p>-0.17513</text:p>
          </table:table-cell>
          <table:table-cell office:value-type="float" office:value="-0.20039" calcext:value-type="float">
            <text:p>-0.20039</text:p>
          </table:table-cell>
          <table:table-cell office:value-type="float" office:value="1.3674" calcext:value-type="float">
            <text:p>1.3674</text:p>
          </table:table-cell>
          <table:table-cell office:value-type="float" office:value="-0.040873" calcext:value-type="float">
            <text:p>-0.040873</text:p>
          </table:table-cell>
          <table:table-cell office:value-type="float" office:value="-0.36738" calcext:value-type="float">
            <text:p>-0.36738</text:p>
          </table:table-cell>
          <table:table-cell office:value-type="float" office:value="0.61213" calcext:value-type="float">
            <text:p>0.61213</text:p>
          </table:table-cell>
          <table:table-cell office:value-type="float" office:value="-0.86258" calcext:value-type="float">
            <text:p>-0.86258</text:p>
          </table:table-cell>
          <table:table-cell office:value-type="float" office:value="0.043737" calcext:value-type="float">
            <text:p>0.043737</text:p>
          </table:table-cell>
          <table:table-cell office:value-type="float" office:value="-0.28429" calcext:value-type="float">
            <text:p>-0.28429</text:p>
          </table:table-cell>
          <table:table-cell office:value-type="float" office:value="1.3799" calcext:value-type="float">
            <text:p>1.3799</text:p>
          </table:table-cell>
          <table:table-cell office:value-type="float" office:value="0.73602" calcext:value-type="float">
            <text:p>0.73602</text:p>
          </table:table-cell>
          <table:table-cell office:value-type="float" office:value="-0.21565" calcext:value-type="float">
            <text:p>-0.21565</text:p>
          </table:table-cell>
          <table:table-cell office:value-type="float" office:value="0.41754" calcext:value-type="float">
            <text:p>0.41754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15131" calcext:value-type="float">
            <text:p>0.15131</text:p>
          </table:table-cell>
          <table:table-cell office:value-type="float" office:value="-0.086619" calcext:value-type="float">
            <text:p>-0.086619</text:p>
          </table:table-cell>
          <table:table-cell office:value-type="float" office:value="1.082" calcext:value-type="float">
            <text:p>1.082</text:p>
          </table:table-cell>
          <table:table-cell office:value-type="float" office:value="1.525" calcext:value-type="float">
            <text:p>1.52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30462" calcext:value-type="float">
            <text:p>0.30462</text:p>
          </table:table-cell>
          <table:table-cell office:value-type="float" office:value="-0.20758" calcext:value-type="float">
            <text:p>-0.20758</text:p>
          </table:table-cell>
          <table:table-cell office:value-type="float" office:value="0.65831" calcext:value-type="float">
            <text:p>0.65831</text:p>
          </table:table-cell>
          <table:table-cell office:value-type="float" office:value="-0.10237" calcext:value-type="float">
            <text:p>-0.10237</text:p>
          </table:table-cell>
          <table:table-cell office:value-type="float" office:value="0.81558" calcext:value-type="float">
            <text:p>0.81558</text:p>
          </table:table-cell>
          <table:table-cell office:value-type="float" office:value="0.35548" calcext:value-type="float">
            <text:p>0.35548</text:p>
          </table:table-cell>
          <table:table-cell office:value-type="float" office:value="1.3274" calcext:value-type="float">
            <text:p>1.3274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81808" calcext:value-type="float">
            <text:p>0.81808</text:p>
          </table:table-cell>
          <table:table-cell office:value-type="float" office:value="0.059523" calcext:value-type="float">
            <text:p>0.059523</text:p>
          </table:table-cell>
          <table:table-cell office:value-type="float" office:value="-0.67545" calcext:value-type="float">
            <text:p>-0.67545</text:p>
          </table:table-cell>
          <table:table-cell office:value-type="float" office:value="0.72366" calcext:value-type="float">
            <text:p>0.72366</text:p>
          </table:table-cell>
          <table:table-cell office:value-type="float" office:value="0.35634" calcext:value-type="float">
            <text:p>0.35634</text:p>
          </table:table-cell>
          <table:table-cell office:value-type="float" office:value="0.71227" calcext:value-type="float">
            <text:p>0.71227</text:p>
          </table:table-cell>
          <table:table-cell office:value-type="float" office:value="1.0838" calcext:value-type="float">
            <text:p>1.0838</text:p>
          </table:table-cell>
          <table:table-cell office:value-type="float" office:value="-0.94149" calcext:value-type="float">
            <text:p>-0.94149</text:p>
          </table:table-cell>
          <table:table-cell office:value-type="float" office:value="-0.24353" calcext:value-type="float">
            <text:p>-0.24353</text:p>
          </table:table-cell>
          <table:table-cell office:value-type="float" office:value="-0.6404" calcext:value-type="float">
            <text:p>-0.6404</text:p>
          </table:table-cell>
        </table:table-row>
        <table:table-row table:style-name="ro1" table:visibility="collapse">
          <table:table-cell office:value-type="string" calcext:value-type="string">
            <text:p>dna</text:p>
          </table:table-cell>
          <table:table-cell office:value-type="float" office:value="1.5254" calcext:value-type="float">
            <text:p>1.5254</text:p>
          </table:table-cell>
          <table:table-cell office:value-type="float" office:value="-0.62415" calcext:value-type="float">
            <text:p>-0.62415</text:p>
          </table:table-cell>
          <table:table-cell office:value-type="float" office:value="0.46343" calcext:value-type="float">
            <text:p>0.46343</text:p>
          </table:table-cell>
          <table:table-cell office:value-type="float" office:value="0.86997" calcext:value-type="float">
            <text:p>0.86997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36667" calcext:value-type="float">
            <text:p>0.36667</text:p>
          </table:table-cell>
          <table:table-cell office:value-type="float" office:value="-0.18018" calcext:value-type="float">
            <text:p>-0.18018</text:p>
          </table:table-cell>
          <table:table-cell office:value-type="float" office:value="1.7664" calcext:value-type="float">
            <text:p>1.7664</text:p>
          </table:table-cell>
          <table:table-cell office:value-type="float" office:value="0.68529" calcext:value-type="float">
            <text:p>0.68529</text:p>
          </table:table-cell>
          <table:table-cell office:value-type="float" office:value="0.93934" calcext:value-type="float">
            <text:p>0.93934</text:p>
          </table:table-cell>
          <table:table-cell office:value-type="float" office:value="-0.59654" calcext:value-type="float">
            <text:p>-0.59654</text:p>
          </table:table-cell>
          <table:table-cell office:value-type="float" office:value="-0.012565" calcext:value-type="float">
            <text:p>-0.012565</text:p>
          </table:table-cell>
          <table:table-cell office:value-type="float" office:value="0.19657" calcext:value-type="float">
            <text:p>0.19657</text:p>
          </table:table-cell>
          <table:table-cell office:value-type="float" office:value="0.57104" calcext:value-type="float">
            <text:p>0.57104</text:p>
          </table:table-cell>
          <table:table-cell office:value-type="float" office:value="0.48641" calcext:value-type="float">
            <text:p>0.48641</text:p>
          </table:table-cell>
          <table:table-cell office:value-type="float" office:value="-0.28174" calcext:value-type="float">
            <text:p>-0.28174</text:p>
          </table:table-cell>
          <table:table-cell office:value-type="float" office:value="-1.2343" calcext:value-type="float">
            <text:p>-1.2343</text:p>
          </table:table-cell>
          <table:table-cell office:value-type="float" office:value="0.47888" calcext:value-type="float">
            <text:p>0.47888</text:p>
          </table:table-cell>
          <table:table-cell office:value-type="float" office:value="-0.24682" calcext:value-type="float">
            <text:p>-0.24682</text:p>
          </table:table-cell>
          <table:table-cell office:value-type="float" office:value="-0.086103" calcext:value-type="float">
            <text:p>-0.086103</text:p>
          </table:table-cell>
          <table:table-cell office:value-type="float" office:value="-0.52538" calcext:value-type="float">
            <text:p>-0.52538</text:p>
          </table:table-cell>
          <table:table-cell office:value-type="float" office:value="0.81786" calcext:value-type="float">
            <text:p>0.81786</text:p>
          </table:table-cell>
          <table:table-cell office:value-type="float" office:value="0.23602" calcext:value-type="float">
            <text:p>0.23602</text:p>
          </table:table-cell>
          <table:table-cell office:value-type="float" office:value="-0.031694" calcext:value-type="float">
            <text:p>-0.031694</text:p>
          </table:table-cell>
          <table:table-cell office:value-type="float" office:value="-0.9552" calcext:value-type="float">
            <text:p>-0.9552</text:p>
          </table:table-cell>
          <table:table-cell office:value-type="float" office:value="-0.83327" calcext:value-type="float">
            <text:p>-0.83327</text:p>
          </table:table-cell>
          <table:table-cell office:value-type="float" office:value="-0.43082" calcext:value-type="float">
            <text:p>-0.43082</text:p>
          </table:table-cell>
          <table:table-cell office:value-type="float" office:value="-0.29061" calcext:value-type="float">
            <text:p>-0.29061</text:p>
          </table:table-cell>
          <table:table-cell office:value-type="float" office:value="-1.5646" calcext:value-type="float">
            <text:p>-1.5646</text:p>
          </table:table-cell>
          <table:table-cell office:value-type="float" office:value="1.8458" calcext:value-type="float">
            <text:p>1.8458</text:p>
          </table:table-cell>
          <table:table-cell office:value-type="float" office:value="-1.7926" calcext:value-type="float">
            <text:p>-1.7926</text:p>
          </table:table-cell>
          <table:table-cell office:value-type="float" office:value="-0.27685" calcext:value-type="float">
            <text:p>-0.27685</text:p>
          </table:table-cell>
          <table:table-cell office:value-type="float" office:value="-1.1984" calcext:value-type="float">
            <text:p>-1.1984</text:p>
          </table:table-cell>
          <table:table-cell office:value-type="float" office:value="1.0755" calcext:value-type="float">
            <text:p>1.0755</text:p>
          </table:table-cell>
          <table:table-cell office:value-type="float" office:value="0.20317" calcext:value-type="float">
            <text:p>0.20317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82424" calcext:value-type="float">
            <text:p>0.82424</text:p>
          </table:table-cell>
          <table:table-cell office:value-type="float" office:value="0.38877" calcext:value-type="float">
            <text:p>0.38877</text:p>
          </table:table-cell>
          <table:table-cell office:value-type="float" office:value="0.29694" calcext:value-type="float">
            <text:p>0.29694</text:p>
          </table:table-cell>
          <table:table-cell office:value-type="float" office:value="0.12745" calcext:value-type="float">
            <text:p>0.12745</text:p>
          </table:table-cell>
          <table:table-cell office:value-type="float" office:value="-0.33873" calcext:value-type="float">
            <text:p>-0.33873</text:p>
          </table:table-cell>
          <table:table-cell office:value-type="float" office:value="0.24523" calcext:value-type="float">
            <text:p>0.24523</text:p>
          </table:table-cell>
          <table:table-cell office:value-type="float" office:value="0.51359" calcext:value-type="float">
            <text:p>0.51359</text:p>
          </table:table-cell>
          <table:table-cell office:value-type="float" office:value="0.66725" calcext:value-type="float">
            <text:p>0.66725</text:p>
          </table:table-cell>
          <table:table-cell office:value-type="float" office:value="-0.48271" calcext:value-type="float">
            <text:p>-0.48271</text:p>
          </table:table-cell>
          <table:table-cell office:value-type="float" office:value="1.5093" calcext:value-type="float">
            <text:p>1.5093</text:p>
          </table:table-cell>
          <table:table-cell office:value-type="float" office:value="0.16717" calcext:value-type="float">
            <text:p>0.16717</text:p>
          </table:table-cell>
          <table:table-cell office:value-type="float" office:value="-0.50899" calcext:value-type="float">
            <text:p>-0.50899</text:p>
          </table:table-cell>
          <table:table-cell office:value-type="float" office:value="-0.66316" calcext:value-type="float">
            <text:p>-0.66316</text:p>
          </table:table-cell>
        </table:table-row>
        <table:table-row table:style-name="ro1" table:visibility="collapse">
          <table:table-cell office:value-type="string" calcext:value-type="string">
            <text:p>acid</text:p>
          </table:table-cell>
          <table:table-cell office:value-type="float" office:value="0.9009" calcext:value-type="float">
            <text:p>0.9009</text:p>
          </table:table-cell>
          <table:table-cell office:value-type="float" office:value="-0.60531" calcext:value-type="float">
            <text:p>-0.60531</text:p>
          </table:table-cell>
          <table:table-cell office:value-type="float" office:value="-0.66085" calcext:value-type="float">
            <text:p>-0.66085</text:p>
          </table:table-cell>
          <table:table-cell office:value-type="float" office:value="-0.6966" calcext:value-type="float">
            <text:p>-0.6966</text:p>
          </table:table-cell>
          <table:table-cell office:value-type="float" office:value="-0.33301" calcext:value-type="float">
            <text:p>-0.33301</text:p>
          </table:table-cell>
          <table:table-cell office:value-type="float" office:value="1.5834" calcext:value-type="float">
            <text:p>1.5834</text:p>
          </table:table-cell>
          <table:table-cell office:value-type="float" office:value="1.4175" calcext:value-type="float">
            <text:p>1.4175</text:p>
          </table:table-cell>
          <table:table-cell office:value-type="float" office:value="-0.13336" calcext:value-type="float">
            <text:p>-0.13336</text:p>
          </table:table-cell>
          <table:table-cell office:value-type="float" office:value="0.75595" calcext:value-type="float">
            <text:p>0.75595</text:p>
          </table:table-cell>
          <table:table-cell office:value-type="float" office:value="1.9965" calcext:value-type="float">
            <text:p>1.9965</text:p>
          </table:table-cell>
          <table:table-cell office:value-type="float" office:value="1.0266" calcext:value-type="float">
            <text:p>1.0266</text:p>
          </table:table-cell>
          <table:table-cell office:value-type="float" office:value="0.27829" calcext:value-type="float">
            <text:p>0.27829</text:p>
          </table:table-cell>
          <table:table-cell office:value-type="float" office:value="0.22465" calcext:value-type="float">
            <text:p>0.22465</text:p>
          </table:table-cell>
          <table:table-cell office:value-type="float" office:value="-0.73563" calcext:value-type="float">
            <text:p>-0.73563</text:p>
          </table:table-cell>
          <table:table-cell office:value-type="float" office:value="-0.68329" calcext:value-type="float">
            <text:p>-0.68329</text:p>
          </table:table-cell>
          <table:table-cell office:value-type="float" office:value="0.61814" calcext:value-type="float">
            <text:p>0.61814</text:p>
          </table:table-cell>
          <table:table-cell office:value-type="float" office:value="1.1697" calcext:value-type="float">
            <text:p>1.1697</text:p>
          </table:table-cell>
          <table:table-cell office:value-type="float" office:value="0.087963" calcext:value-type="float">
            <text:p>0.087963</text:p>
          </table:table-cell>
          <table:table-cell office:value-type="float" office:value="0.018513" calcext:value-type="float">
            <text:p>0.018513</text:p>
          </table:table-cell>
          <table:table-cell office:value-type="float" office:value="-0.87816" calcext:value-type="float">
            <text:p>-0.87816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-0.29492" calcext:value-type="float">
            <text:p>-0.29492</text:p>
          </table:table-cell>
          <table:table-cell office:value-type="float" office:value="2.1029" calcext:value-type="float">
            <text:p>2.1029</text:p>
          </table:table-cell>
          <table:table-cell office:value-type="float" office:value="0.55538" calcext:value-type="float">
            <text:p>0.55538</text:p>
          </table:table-cell>
          <table:table-cell office:value-type="float" office:value="-0.59372" calcext:value-type="float">
            <text:p>-0.59372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89391" calcext:value-type="float">
            <text:p>0.089391</text:p>
          </table:table-cell>
          <table:table-cell office:value-type="float" office:value="0.90357" calcext:value-type="float">
            <text:p>0.90357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35314" calcext:value-type="float">
            <text:p>0.35314</text:p>
          </table:table-cell>
          <table:table-cell office:value-type="float" office:value="2.4369" calcext:value-type="float">
            <text:p>2.4369</text:p>
          </table:table-cell>
          <table:table-cell office:value-type="float" office:value="-1.2839" calcext:value-type="float">
            <text:p>-1.2839</text:p>
          </table:table-cell>
          <table:table-cell office:value-type="float" office:value="0.29306" calcext:value-type="float">
            <text:p>0.29306</text:p>
          </table:table-cell>
          <table:table-cell office:value-type="float" office:value="-0.1389" calcext:value-type="float">
            <text:p>-0.1389</text:p>
          </table:table-cell>
          <table:table-cell office:value-type="float" office:value="1.7339" calcext:value-type="float">
            <text:p>1.7339</text:p>
          </table:table-cell>
          <table:table-cell office:value-type="float" office:value="0.24735" calcext:value-type="float">
            <text:p>0.24735</text:p>
          </table:table-cell>
          <table:table-cell office:value-type="float" office:value="0.40881" calcext:value-type="float">
            <text:p>0.40881</text:p>
          </table:table-cell>
          <table:table-cell office:value-type="float" office:value="-0.89665" calcext:value-type="float">
            <text:p>-0.89665</text:p>
          </table:table-cell>
          <table:table-cell office:value-type="float" office:value="1.4681" calcext:value-type="float">
            <text:p>1.4681</text:p>
          </table:table-cell>
          <table:table-cell office:value-type="float" office:value="0.57123" calcext:value-type="float">
            <text:p>0.57123</text:p>
          </table:table-cell>
          <table:table-cell office:value-type="float" office:value="0.47125" calcext:value-type="float">
            <text:p>0.47125</text:p>
          </table:table-cell>
          <table:table-cell office:value-type="float" office:value="-0.23574" calcext:value-type="float">
            <text:p>-0.23574</text:p>
          </table:table-cell>
          <table:table-cell office:value-type="float" office:value="-0.5416" calcext:value-type="float">
            <text:p>-0.5416</text:p>
          </table:table-cell>
          <table:table-cell office:value-type="float" office:value="-0.55583" calcext:value-type="float">
            <text:p>-0.55583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24911" calcext:value-type="float">
            <text:p>0.24911</text:p>
          </table:table-cell>
          <table:table-cell office:value-type="float" office:value="0.73782" calcext:value-type="float">
            <text:p>0.73782</text:p>
          </table:table-cell>
          <table:table-cell office:value-type="float" office:value="-0.050326" calcext:value-type="float">
            <text:p>-0.050326</text:p>
          </table:table-cell>
          <table:table-cell office:value-type="float" office:value="0.65584" calcext:value-type="float">
            <text:p>0.65584</text:p>
          </table:table-cell>
          <table:table-cell office:value-type="float" office:value="-0.38483" calcext:value-type="float">
            <text:p>-0.38483</text:p>
          </table:table-cell>
        </table:table-row>
        <table:table-row table:style-name="ro1" table:visibility="collapse">
          <table:table-cell office:value-type="string" calcext:value-type="string">
            <text:p>cell</text:p>
          </table:table-cell>
          <table:table-cell office:value-type="float" office:value="1.4761" calcext:value-type="float">
            <text:p>1.4761</text:p>
          </table:table-cell>
          <table:table-cell office:value-type="float" office:value="0.42424" calcext:value-type="float">
            <text:p>0.42424</text:p>
          </table:table-cell>
          <table:table-cell office:value-type="float" office:value="1.4387" calcext:value-type="float">
            <text:p>1.4387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68466" calcext:value-type="float">
            <text:p>0.68466</text:p>
          </table:table-cell>
          <table:table-cell office:value-type="float" office:value="1.0248" calcext:value-type="float">
            <text:p>1.0248</text:p>
          </table:table-cell>
          <table:table-cell office:value-type="float" office:value="0.42836" calcext:value-type="float">
            <text:p>0.42836</text:p>
          </table:table-cell>
          <table:table-cell office:value-type="float" office:value="-0.43636" calcext:value-type="float">
            <text:p>-0.43636</text:p>
          </table:table-cell>
          <table:table-cell office:value-type="float" office:value="0.93776" calcext:value-type="float">
            <text:p>0.93776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76628" calcext:value-type="float">
            <text:p>0.76628</text:p>
          </table:table-cell>
          <table:table-cell office:value-type="float" office:value="-0.6257" calcext:value-type="float">
            <text:p>-0.6257</text:p>
          </table:table-cell>
          <table:table-cell office:value-type="float" office:value="0.11867" calcext:value-type="float">
            <text:p>0.11867</text:p>
          </table:table-cell>
          <table:table-cell office:value-type="float" office:value="0.76455" calcext:value-type="float">
            <text:p>0.76455</text:p>
          </table:table-cell>
          <table:table-cell office:value-type="float" office:value="-0.41856" calcext:value-type="float">
            <text:p>-0.41856</text:p>
          </table:table-cell>
          <table:table-cell office:value-type="float" office:value="0.80716" calcext:value-type="float">
            <text:p>0.80716</text:p>
          </table:table-cell>
          <table:table-cell office:value-type="float" office:value="-1.145" calcext:value-type="float">
            <text:p>-1.145</text:p>
          </table:table-cell>
          <table:table-cell office:value-type="float" office:value="-0.075398" calcext:value-type="float">
            <text:p>-0.075398</text:p>
          </table:table-cell>
          <table:table-cell office:value-type="float" office:value="0.47328" calcext:value-type="float">
            <text:p>0.47328</text:p>
          </table:table-cell>
          <table:table-cell office:value-type="float" office:value="0.16632" calcext:value-type="float">
            <text:p>0.16632</text:p>
          </table:table-cell>
          <table:table-cell office:value-type="float" office:value="0.25749" calcext:value-type="float">
            <text:p>0.25749</text:p>
          </table:table-cell>
          <table:table-cell office:value-type="float" office:value="-0.41617" calcext:value-type="float">
            <text:p>-0.41617</text:p>
          </table:table-cell>
          <table:table-cell office:value-type="float" office:value="0.45851" calcext:value-type="float">
            <text:p>0.45851</text:p>
          </table:table-cell>
          <table:table-cell office:value-type="float" office:value="0.65778" calcext:value-type="float">
            <text:p>0.65778</text:p>
          </table:table-cell>
          <table:table-cell office:value-type="float" office:value="-0.47289" calcext:value-type="float">
            <text:p>-0.47289</text:p>
          </table:table-cell>
          <table:table-cell office:value-type="float" office:value="-1.4163" calcext:value-type="float">
            <text:p>-1.4163</text:p>
          </table:table-cell>
          <table:table-cell office:value-type="float" office:value="0.4418" calcext:value-type="float">
            <text:p>0.4418</text:p>
          </table:table-cell>
          <table:table-cell office:value-type="float" office:value="-0.25573" calcext:value-type="float">
            <text:p>-0.25573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2.5676" calcext:value-type="float">
            <text:p>2.5676</text:p>
          </table:table-cell>
          <table:table-cell office:value-type="float" office:value="-0.31983" calcext:value-type="float">
            <text:p>-0.31983</text:p>
          </table:table-cell>
          <table:table-cell office:value-type="float" office:value="-0.44509" calcext:value-type="float">
            <text:p>-0.44509</text:p>
          </table:table-cell>
          <table:table-cell office:value-type="float" office:value="-1.2688" calcext:value-type="float">
            <text:p>-1.2688</text:p>
          </table:table-cell>
          <table:table-cell office:value-type="float" office:value="-0.073922" calcext:value-type="float">
            <text:p>-0.073922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35743" calcext:value-type="float">
            <text:p>0.35743</text:p>
          </table:table-cell>
          <table:table-cell office:value-type="float" office:value="0.44641" calcext:value-type="float">
            <text:p>0.44641</text:p>
          </table:table-cell>
          <table:table-cell office:value-type="float" office:value="0.26805" calcext:value-type="float">
            <text:p>0.26805</text:p>
          </table:table-cell>
          <table:table-cell office:value-type="float" office:value="0.38776" calcext:value-type="float">
            <text:p>0.38776</text:p>
          </table:table-cell>
          <table:table-cell office:value-type="float" office:value="0.44051" calcext:value-type="float">
            <text:p>0.44051</text:p>
          </table:table-cell>
          <table:table-cell office:value-type="float" office:value="-0.26319" calcext:value-type="float">
            <text:p>-0.26319</text:p>
          </table:table-cell>
          <table:table-cell office:value-type="float" office:value="-0.48449" calcext:value-type="float">
            <text:p>-0.48449</text:p>
          </table:table-cell>
          <table:table-cell office:value-type="float" office:value="0.78691" calcext:value-type="float">
            <text:p>0.78691</text:p>
          </table:table-cell>
          <table:table-cell office:value-type="float" office:value="1.4343" calcext:value-type="float">
            <text:p>1.4343</text:p>
          </table:table-cell>
          <table:table-cell office:value-type="float" office:value="-0.34328" calcext:value-type="float">
            <text:p>-0.34328</text:p>
          </table:table-cell>
          <table:table-cell office:value-type="float" office:value="0.60773" calcext:value-type="float">
            <text:p>0.60773</text:p>
          </table:table-cell>
          <table:table-cell office:value-type="float" office:value="-0.9809" calcext:value-type="float">
            <text:p>-0.9809</text:p>
          </table:table-cell>
          <table:table-cell office:value-type="float" office:value="-0.47391" calcext:value-type="float">
            <text:p>-0.47391</text:p>
          </table:table-cell>
          <table:table-cell office:value-type="float" office:value="-0.0090641" calcext:value-type="float">
            <text:p>-0.0090641</text:p>
          </table:table-cell>
        </table:table-row>
        <table:table-row table:style-name="ro1" table:visibility="collapse">
          <table:table-cell office:value-type="string" calcext:value-type="string">
            <text:p>membrane</text:p>
          </table:table-cell>
          <table:table-cell office:value-type="float" office:value="1.3573" calcext:value-type="float">
            <text:p>1.3573</text:p>
          </table:table-cell>
          <table:table-cell office:value-type="float" office:value="0.66721" calcext:value-type="float">
            <text:p>0.66721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86606" calcext:value-type="float">
            <text:p>0.86606</text:p>
          </table:table-cell>
          <table:table-cell office:value-type="float" office:value="0.41474" calcext:value-type="float">
            <text:p>0.41474</text:p>
          </table:table-cell>
          <table:table-cell office:value-type="float" office:value="0.98999" calcext:value-type="float">
            <text:p>0.98999</text:p>
          </table:table-cell>
          <table:table-cell office:value-type="float" office:value="2.2146" calcext:value-type="float">
            <text:p>2.2146</text:p>
          </table:table-cell>
          <table:table-cell office:value-type="float" office:value="-0.074692" calcext:value-type="float">
            <text:p>-0.074692</text:p>
          </table:table-cell>
          <table:table-cell office:value-type="float" office:value="1.5298" calcext:value-type="float">
            <text:p>1.5298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3858" calcext:value-type="float">
            <text:p>1.3858</text:p>
          </table:table-cell>
          <table:table-cell office:value-type="float" office:value="-0.088649" calcext:value-type="float">
            <text:p>-0.088649</text:p>
          </table:table-cell>
          <table:table-cell office:value-type="float" office:value="-0.080556" calcext:value-type="float">
            <text:p>-0.080556</text:p>
          </table:table-cell>
          <table:table-cell office:value-type="float" office:value="1.5948" calcext:value-type="float">
            <text:p>1.5948</text:p>
          </table:table-cell>
          <table:table-cell office:value-type="float" office:value="-1.1146" calcext:value-type="float">
            <text:p>-1.1146</text:p>
          </table:table-cell>
          <table:table-cell office:value-type="float" office:value="1.7158" calcext:value-type="float">
            <text:p>1.7158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-0.19045" calcext:value-type="float">
            <text:p>-0.19045</text:p>
          </table:table-cell>
          <table:table-cell office:value-type="float" office:value="0.50429" calcext:value-type="float">
            <text:p>0.504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85512" calcext:value-type="float">
            <text:p>0.85512</text:p>
          </table:table-cell>
          <table:table-cell office:value-type="float" office:value="-0.74819" calcext:value-type="float">
            <text:p>-0.74819</text:p>
          </table:table-cell>
          <table:table-cell office:value-type="float" office:value="1.0883" calcext:value-type="float">
            <text:p>1.0883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-0.65976" calcext:value-type="float">
            <text:p>-0.65976</text:p>
          </table:table-cell>
          <table:table-cell office:value-type="float" office:value="0.15857" calcext:value-type="float">
            <text:p>0.15857</text:p>
          </table:table-cell>
          <table:table-cell office:value-type="float" office:value="0.6389" calcext:value-type="float">
            <text:p>0.6389</text:p>
          </table:table-cell>
          <table:table-cell office:value-type="float" office:value="1.1886" calcext:value-type="float">
            <text:p>1.1886</text:p>
          </table:table-cell>
          <table:table-cell office:value-type="float" office:value="0.74193" calcext:value-type="float">
            <text:p>0.74193</text:p>
          </table:table-cell>
          <table:table-cell office:value-type="float" office:value="0.020334" calcext:value-type="float">
            <text:p>0.020334</text:p>
          </table:table-cell>
          <table:table-cell office:value-type="float" office:value="1.5413" calcext:value-type="float">
            <text:p>1.5413</text:p>
          </table:table-cell>
          <table:table-cell office:value-type="float" office:value="-0.45279" calcext:value-type="float">
            <text:p>-0.45279</text:p>
          </table:table-cell>
          <table:table-cell office:value-type="float" office:value="0.90534" calcext:value-type="float">
            <text:p>0.90534</text:p>
          </table:table-cell>
          <table:table-cell office:value-type="float" office:value="-0.90656" calcext:value-type="float">
            <text:p>-0.90656</text:p>
          </table:table-cell>
          <table:table-cell office:value-type="float" office:value="-0.58774" calcext:value-type="float">
            <text:p>-0.58774</text:p>
          </table:table-cell>
          <table:table-cell office:value-type="float" office:value="0.57343" calcext:value-type="float">
            <text:p>0.57343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.64731" calcext:value-type="float">
            <text:p>0.64731</text:p>
          </table:table-cell>
          <table:table-cell office:value-type="float" office:value="0.17889" calcext:value-type="float">
            <text:p>0.17889</text:p>
          </table:table-cell>
          <table:table-cell office:value-type="float" office:value="1.0352" calcext:value-type="float">
            <text:p>1.0352</text:p>
          </table:table-cell>
          <table:table-cell office:value-type="float" office:value="0.92451" calcext:value-type="float">
            <text:p>0.92451</text:p>
          </table:table-cell>
          <table:table-cell office:value-type="float" office:value="0.016628" calcext:value-type="float">
            <text:p>0.016628</text:p>
          </table:table-cell>
          <table:table-cell office:value-type="float" office:value="-0.36227" calcext:value-type="float">
            <text:p>-0.36227</text:p>
          </table:table-cell>
          <table:table-cell office:value-type="float" office:value="0.4313" calcext:value-type="float">
            <text:p>0.4313</text:p>
          </table:table-cell>
          <table:table-cell office:value-type="float" office:value="0.37275" calcext:value-type="float">
            <text:p>0.37275</text:p>
          </table:table-cell>
          <table:table-cell office:value-type="float" office:value="-0.13814" calcext:value-type="float">
            <text:p>-0.13814</text:p>
          </table:table-cell>
          <table:table-cell office:value-type="float" office:value="1.2857" calcext:value-type="float">
            <text:p>1.2857</text:p>
          </table:table-cell>
          <table:table-cell office:value-type="float" office:value="-1.1118" calcext:value-type="float">
            <text:p>-1.1118</text:p>
          </table:table-cell>
          <table:table-cell office:value-type="float" office:value="-0.53211" calcext:value-type="float">
            <text:p>-0.53211</text:p>
          </table:table-cell>
          <table:table-cell office:value-type="float" office:value="-0.55848" calcext:value-type="float">
            <text:p>-0.55848</text:p>
          </table:table-cell>
        </table:table-row>
        <table:table-row table:style-name="ro1" table:visibility="collapse">
          <table:table-cell office:value-type="string" calcext:value-type="string">
            <text:p>nucleus</text:p>
          </table:table-cell>
          <table:table-cell office:value-type="float" office:value="1.1944" calcext:value-type="float">
            <text:p>1.1944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1.4707" calcext:value-type="float">
            <text:p>1.4707</text:p>
          </table:table-cell>
          <table:table-cell office:value-type="float" office:value="1.1407" calcext:value-type="float">
            <text:p>1.1407</text:p>
          </table:table-cell>
          <table:table-cell office:value-type="float" office:value="0.61442" calcext:value-type="float">
            <text:p>0.61442</text:p>
          </table:table-cell>
          <table:table-cell office:value-type="float" office:value="0.86681" calcext:value-type="float">
            <text:p>0.86681</text:p>
          </table:table-cell>
          <table:table-cell office:value-type="float" office:value="0.19413" calcext:value-type="float">
            <text:p>0.19413</text:p>
          </table:table-cell>
          <table:table-cell office:value-type="float" office:value="0.39311" calcext:value-type="float">
            <text:p>0.39311</text:p>
          </table:table-cell>
          <table:table-cell office:value-type="float" office:value="1.8326" calcext:value-type="float">
            <text:p>1.8326</text:p>
          </table:table-cell>
          <table:table-cell office:value-type="float" office:value="-0.16361" calcext:value-type="float">
            <text:p>-0.16361</text:p>
          </table:table-cell>
          <table:table-cell office:value-type="float" office:value="0.50293" calcext:value-type="float">
            <text:p>0.50293</text:p>
          </table:table-cell>
          <table:table-cell office:value-type="float" office:value="1.1403" calcext:value-type="float">
            <text:p>1.1403</text:p>
          </table:table-cell>
          <table:table-cell office:value-type="float" office:value="-0.98376" calcext:value-type="float">
            <text:p>-0.98376</text:p>
          </table:table-cell>
          <table:table-cell office:value-type="float" office:value="0.42133" calcext:value-type="float">
            <text:p>0.42133</text:p>
          </table:table-cell>
          <table:table-cell office:value-type="float" office:value="0.46818" calcext:value-type="float">
            <text:p>0.46818</text:p>
          </table:table-cell>
          <table:table-cell office:value-type="float" office:value="0.99196" calcext:value-type="float">
            <text:p>0.99196</text:p>
          </table:table-cell>
          <table:table-cell office:value-type="float" office:value="-0.067914" calcext:value-type="float">
            <text:p>-0.067914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-0.8147" calcext:value-type="float">
            <text:p>-0.8147</text:p>
          </table:table-cell>
          <table:table-cell office:value-type="float" office:value="-0.98823" calcext:value-type="float">
            <text:p>-0.98823</text:p>
          </table:table-cell>
          <table:table-cell office:value-type="float" office:value="0.57802" calcext:value-type="float">
            <text:p>0.57802</text:p>
          </table:table-cell>
          <table:table-cell office:value-type="float" office:value="0.17496" calcext:value-type="float">
            <text:p>0.17496</text:p>
          </table:table-cell>
          <table:table-cell office:value-type="float" office:value="-0.089528" calcext:value-type="float">
            <text:p>-0.089528</text:p>
          </table:table-cell>
          <table:table-cell office:value-type="float" office:value="0.038073" calcext:value-type="float">
            <text:p>0.038073</text:p>
          </table:table-cell>
          <table:table-cell office:value-type="float" office:value="0.039188" calcext:value-type="float">
            <text:p>0.039188</text:p>
          </table:table-cell>
          <table:table-cell office:value-type="float" office:value="0.55089" calcext:value-type="float">
            <text:p>0.55089</text:p>
          </table:table-cell>
          <table:table-cell office:value-type="float" office:value="0.028729" calcext:value-type="float">
            <text:p>0.028729</text:p>
          </table:table-cell>
          <table:table-cell office:value-type="float" office:value="-0.66419" calcext:value-type="float">
            <text:p>-0.66419</text:p>
          </table:table-cell>
          <table:table-cell office:value-type="float" office:value="1.3897" calcext:value-type="float">
            <text:p>1.3897</text:p>
          </table:table-cell>
          <table:table-cell office:value-type="float" office:value="-0.51226" calcext:value-type="float">
            <text:p>-0.51226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-1.2032" calcext:value-type="float">
            <text:p>-1.2032</text:p>
          </table:table-cell>
          <table:table-cell office:value-type="float" office:value="-0.061372" calcext:value-type="float">
            <text:p>-0.061372</text:p>
          </table:table-cell>
          <table:table-cell office:value-type="float" office:value="0.48004" calcext:value-type="float">
            <text:p>0.48004</text:p>
          </table:table-cell>
          <table:table-cell office:value-type="float" office:value="-0.0047692" calcext:value-type="float">
            <text:p>-0.0047692</text:p>
          </table:table-cell>
          <table:table-cell office:value-type="float" office:value="-0.050158" calcext:value-type="float">
            <text:p>-0.050158</text:p>
          </table:table-cell>
          <table:table-cell office:value-type="float" office:value="0.71558" calcext:value-type="float">
            <text:p>0.71558</text:p>
          </table:table-cell>
          <table:table-cell office:value-type="float" office:value="-0.041639" calcext:value-type="float">
            <text:p>-0.041639</text:p>
          </table:table-cell>
          <table:table-cell office:value-type="float" office:value="0.13202" calcext:value-type="float">
            <text:p>0.13202</text:p>
          </table:table-cell>
          <table:table-cell office:value-type="float" office:value="-1.3639" calcext:value-type="float">
            <text:p>-1.3639</text:p>
          </table:table-cell>
          <table:table-cell office:value-type="float" office:value="-0.93377" calcext:value-type="float">
            <text:p>-0.93377</text:p>
          </table:table-cell>
          <table:table-cell office:value-type="float" office:value="-0.38466" calcext:value-type="float">
            <text:p>-0.38466</text:p>
          </table:table-cell>
          <table:table-cell office:value-type="float" office:value="-0.25751" calcext:value-type="float">
            <text:p>-0.25751</text:p>
          </table:table-cell>
          <table:table-cell office:value-type="float" office:value="-0.23493" calcext:value-type="float">
            <text:p>-0.23493</text:p>
          </table:table-cell>
          <table:table-cell office:value-type="float" office:value="0.69908" calcext:value-type="float">
            <text:p>0.69908</text:p>
          </table:table-cell>
          <table:table-cell office:value-type="float" office:value="0.22678" calcext:value-type="float">
            <text:p>0.22678</text:p>
          </table:table-cell>
          <table:table-cell office:value-type="float" office:value="-1.2707" calcext:value-type="float">
            <text:p>-1.2707</text:p>
          </table:table-cell>
          <table:table-cell office:value-type="float" office:value="-0.26322" calcext:value-type="float">
            <text:p>-0.26322</text:p>
          </table:table-cell>
        </table:table-row>
        <table:table-row table:style-name="ro1" table:visibility="collapse">
          <table:table-cell office:value-type="string" calcext:value-type="string">
            <text:p>aerobic</text:p>
          </table:table-cell>
          <table:table-cell office:value-type="float" office:value="-0.56773" calcext:value-type="float">
            <text:p>-0.56773</text:p>
          </table:table-cell>
          <table:table-cell office:value-type="float" office:value="0.11267" calcext:value-type="float">
            <text:p>0.11267</text:p>
          </table:table-cell>
          <table:table-cell office:value-type="float" office:value="-1.0181" calcext:value-type="float">
            <text:p>-1.0181</text:p>
          </table:table-cell>
          <table:table-cell office:value-type="float" office:value="0.32698" calcext:value-type="float">
            <text:p>0.32698</text:p>
          </table:table-cell>
          <table:table-cell office:value-type="float" office:value="-0.13657" calcext:value-type="float">
            <text:p>-0.13657</text:p>
          </table:table-cell>
          <table:table-cell office:value-type="float" office:value="-0.687" calcext:value-type="float">
            <text:p>-0.687</text:p>
          </table:table-cell>
          <table:table-cell office:value-type="float" office:value="1.833" calcext:value-type="float">
            <text:p>1.833</text:p>
          </table:table-cell>
          <table:table-cell office:value-type="float" office:value="-0.20054" calcext:value-type="float">
            <text:p>-0.20054</text:p>
          </table:table-cell>
          <table:table-cell office:value-type="float" office:value="1.6277" calcext:value-type="float">
            <text:p>1.6277</text:p>
          </table:table-cell>
          <table:table-cell office:value-type="float" office:value="1.031" calcext:value-type="float">
            <text:p>1.031</text:p>
          </table:table-cell>
          <table:table-cell office:value-type="float" office:value="1.4613" calcext:value-type="float">
            <text:p>1.4613</text:p>
          </table:table-cell>
          <table:table-cell office:value-type="float" office:value="-0.88228" calcext:value-type="float">
            <text:p>-0.88228</text:p>
          </table:table-cell>
          <table:table-cell office:value-type="float" office:value="0.40726" calcext:value-type="float">
            <text:p>0.40726</text:p>
          </table:table-cell>
          <table:table-cell office:value-type="float" office:value="0.8026" calcext:value-type="float">
            <text:p>0.8026</text:p>
          </table:table-cell>
          <table:table-cell office:value-type="float" office:value="-0.060379" calcext:value-type="float">
            <text:p>-0.060379</text:p>
          </table:table-cell>
          <table:table-cell office:value-type="float" office:value="-0.061684" calcext:value-type="float">
            <text:p>-0.061684</text:p>
          </table:table-cell>
          <table:table-cell office:value-type="float" office:value="0.15257" calcext:value-type="float">
            <text:p>0.15257</text:p>
          </table:table-cell>
          <table:table-cell office:value-type="float" office:value="1.3213" calcext:value-type="float">
            <text:p>1.3213</text:p>
          </table:table-cell>
          <table:table-cell office:value-type="float" office:value="-0.20781" calcext:value-type="float">
            <text:p>-0.20781</text:p>
          </table:table-cell>
          <table:table-cell office:value-type="float" office:value="-1.2361" calcext:value-type="float">
            <text:p>-1.2361</text:p>
          </table:table-cell>
          <table:table-cell office:value-type="float" office:value="-0.6096" calcext:value-type="float">
            <text:p>-0.6096</text:p>
          </table:table-cell>
          <table:table-cell office:value-type="float" office:value="-0.19656" calcext:value-type="float">
            <text:p>-0.19656</text:p>
          </table:table-cell>
          <table:table-cell office:value-type="float" office:value="0.86924" calcext:value-type="float">
            <text:p>0.86924</text:p>
          </table:table-cell>
          <table:table-cell office:value-type="float" office:value="-0.29147" calcext:value-type="float">
            <text:p>-0.29147</text:p>
          </table:table-cell>
          <table:table-cell office:value-type="float" office:value="0.14634" calcext:value-type="float">
            <text:p>0.14634</text:p>
          </table:table-cell>
          <table:table-cell office:value-type="float" office:value="0.59873" calcext:value-type="float">
            <text:p>0.59873</text:p>
          </table:table-cell>
          <table:table-cell office:value-type="float" office:value="0.69388" calcext:value-type="float">
            <text:p>0.69388</text:p>
          </table:table-cell>
          <table:table-cell office:value-type="float" office:value="-0.21156" calcext:value-type="float">
            <text:p>-0.21156</text:p>
          </table:table-cell>
          <table:table-cell office:value-type="float" office:value="0.82436" calcext:value-type="float">
            <text:p>0.82436</text:p>
          </table:table-cell>
          <table:table-cell office:value-type="float" office:value="1.2277" calcext:value-type="float">
            <text:p>1.2277</text:p>
          </table:table-cell>
          <table:table-cell office:value-type="float" office:value="1.3093" calcext:value-type="float">
            <text:p>1.3093</text:p>
          </table:table-cell>
          <table:table-cell office:value-type="float" office:value="0.84591" calcext:value-type="float">
            <text:p>0.84591</text:p>
          </table:table-cell>
          <table:table-cell office:value-type="float" office:value="-0.71025" calcext:value-type="float">
            <text:p>-0.71025</text:p>
          </table:table-cell>
          <table:table-cell office:value-type="float" office:value="-0.36386" calcext:value-type="float">
            <text:p>-0.36386</text:p>
          </table:table-cell>
          <table:table-cell office:value-type="float" office:value="-0.47613" calcext:value-type="float">
            <text:p>-0.47613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0.71242" calcext:value-type="float">
            <text:p>0.71242</text:p>
          </table:table-cell>
          <table:table-cell office:value-type="float" office:value="1.1899" calcext:value-type="float">
            <text:p>1.1899</text:p>
          </table:table-cell>
          <table:table-cell office:value-type="float" office:value="-0.078333" calcext:value-type="float">
            <text:p>-0.078333</text:p>
          </table:table-cell>
          <table:table-cell office:value-type="float" office:value="1.4391" calcext:value-type="float">
            <text:p>1.4391</text:p>
          </table:table-cell>
          <table:table-cell office:value-type="float" office:value="-0.51603" calcext:value-type="float">
            <text:p>-0.51603</text:p>
          </table:table-cell>
          <table:table-cell office:value-type="float" office:value="-0.82335" calcext:value-type="float">
            <text:p>-0.82335</text:p>
          </table:table-cell>
          <table:table-cell office:value-type="float" office:value="-0.69015" calcext:value-type="float">
            <text:p>-0.69015</text:p>
          </table:table-cell>
          <table:table-cell office:value-type="float" office:value="1.0978" calcext:value-type="float">
            <text:p>1.0978</text:p>
          </table:table-cell>
          <table:table-cell office:value-type="float" office:value="1.0255" calcext:value-type="float">
            <text:p>1.0255</text:p>
          </table:table-cell>
          <table:table-cell office:value-type="float" office:value="-0.75748" calcext:value-type="float">
            <text:p>-0.75748</text:p>
          </table:table-cell>
          <table:table-cell office:value-type="float" office:value="0.56362" calcext:value-type="float">
            <text:p>0.56362</text:p>
          </table:table-cell>
          <table:table-cell office:value-type="float" office:value="-1.164" calcext:value-type="float">
            <text:p>-1.164</text:p>
          </table:table-cell>
          <table:table-cell office:value-type="float" office:value="-1.0535" calcext:value-type="float">
            <text:p>-1.0535</text:p>
          </table:table-cell>
          <table:table-cell office:value-type="float" office:value="1.4766" calcext:value-type="float">
            <text:p>1.4766</text:p>
          </table:table-cell>
        </table:table-row>
        <table:table-row table:style-name="ro1" table:visibility="collapse">
          <table:table-cell office:value-type="string" calcext:value-type="string">
            <text:p>antibody</text:p>
          </table:table-cell>
          <table:table-cell office:value-type="float" office:value="1.7061" calcext:value-type="float">
            <text:p>1.7061</text:p>
          </table:table-cell>
          <table:table-cell office:value-type="float" office:value="-0.5641" calcext:value-type="float">
            <text:p>-0.5641</text:p>
          </table:table-cell>
          <table:table-cell office:value-type="float" office:value="0.13746" calcext:value-type="float">
            <text:p>0.13746</text:p>
          </table:table-cell>
          <table:table-cell office:value-type="float" office:value="-0.66834" calcext:value-type="float">
            <text:p>-0.66834</text:p>
          </table:table-cell>
          <table:table-cell office:value-type="float" office:value="0.42171" calcext:value-type="float">
            <text:p>0.42171</text:p>
          </table:table-cell>
          <table:table-cell office:value-type="float" office:value="1.1922" calcext:value-type="float">
            <text:p>1.1922</text:p>
          </table:table-cell>
          <table:table-cell office:value-type="float" office:value="1.7408" calcext:value-type="float">
            <text:p>1.7408</text:p>
          </table:table-cell>
          <table:table-cell office:value-type="float" office:value="-1.4151" calcext:value-type="float">
            <text:p>-1.4151</text:p>
          </table:table-cell>
          <table:table-cell office:value-type="float" office:value="1.4812" calcext:value-type="float">
            <text:p>1.4812</text:p>
          </table:table-cell>
          <table:table-cell office:value-type="float" office:value="2.0958" calcext:value-type="float">
            <text:p>2.0958</text:p>
          </table:table-cell>
          <table:table-cell office:value-type="float" office:value="1.2848" calcext:value-type="float">
            <text:p>1.2848</text:p>
          </table:table-cell>
          <table:table-cell office:value-type="float" office:value="-0.17742" calcext:value-type="float">
            <text:p>-0.17742</text:p>
          </table:table-cell>
          <table:table-cell office:value-type="float" office:value="0.32305" calcext:value-type="float">
            <text:p>0.32305</text:p>
          </table:table-cell>
          <table:table-cell office:value-type="float" office:value="0.078567" calcext:value-type="float">
            <text:p>0.078567</text:p>
          </table:table-cell>
          <table:table-cell office:value-type="float" office:value="-1.1435" calcext:value-type="float">
            <text:p>-1.1435</text:p>
          </table:table-cell>
          <table:table-cell office:value-type="float" office:value="0.59753" calcext:value-type="float">
            <text:p>0.59753</text:p>
          </table:table-cell>
          <table:table-cell office:value-type="float" office:value="-0.052664" calcext:value-type="float">
            <text:p>-0.052664</text:p>
          </table:table-cell>
          <table:table-cell office:value-type="float" office:value="0.046814" calcext:value-type="float">
            <text:p>0.046814</text:p>
          </table:table-cell>
          <table:table-cell office:value-type="float" office:value="-0.62943" calcext:value-type="float">
            <text:p>-0.62943</text:p>
          </table:table-cell>
          <table:table-cell office:value-type="float" office:value="-0.28497" calcext:value-type="float">
            <text:p>-0.28497</text:p>
          </table:table-cell>
          <table:table-cell office:value-type="float" office:value="-0.24043" calcext:value-type="float">
            <text:p>-0.24043</text:p>
          </table:table-cell>
          <table:table-cell office:value-type="float" office:value="-0.51365" calcext:value-type="float">
            <text:p>-0.51365</text:p>
          </table:table-cell>
          <table:table-cell office:value-type="float" office:value="0.56991" calcext:value-type="float">
            <text:p>0.56991</text:p>
          </table:table-cell>
          <table:table-cell office:value-type="float" office:value="0.047282" calcext:value-type="float">
            <text:p>0.047282</text:p>
          </table:table-cell>
          <table:table-cell office:value-type="float" office:value="-0.4422" calcext:value-type="float">
            <text:p>-0.4422</text:p>
          </table:table-cell>
          <table:table-cell office:value-type="float" office:value="-0.44598" calcext:value-type="float">
            <text:p>-0.44598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38312" calcext:value-type="float">
            <text:p>0.38312</text:p>
          </table:table-cell>
          <table:table-cell office:value-type="float" office:value="-1.181" calcext:value-type="float">
            <text:p>-1.181</text:p>
          </table:table-cell>
          <table:table-cell office:value-type="float" office:value="-0.48371" calcext:value-type="float">
            <text:p>-0.48371</text:p>
          </table:table-cell>
          <table:table-cell office:value-type="float" office:value="0.13061" calcext:value-type="float">
            <text:p>0.13061</text:p>
          </table:table-cell>
          <table:table-cell office:value-type="float" office:value="-0.060373" calcext:value-type="float">
            <text:p>-0.060373</text:p>
          </table:table-cell>
          <table:table-cell office:value-type="float" office:value="0.064253" calcext:value-type="float">
            <text:p>0.064253</text:p>
          </table:table-cell>
          <table:table-cell office:value-type="float" office:value="-1.7438" calcext:value-type="float">
            <text:p>-1.7438</text:p>
          </table:table-cell>
          <table:table-cell office:value-type="float" office:value="0.81682" calcext:value-type="float">
            <text:p>0.81682</text:p>
          </table:table-cell>
          <table:table-cell office:value-type="float" office:value="-0.42035" calcext:value-type="float">
            <text:p>-0.42035</text:p>
          </table:table-cell>
          <table:table-cell office:value-type="float" office:value="1.3532" calcext:value-type="float">
            <text:p>1.3532</text:p>
          </table:table-cell>
          <table:table-cell office:value-type="float" office:value="0.48747" calcext:value-type="float">
            <text:p>0.48747</text:p>
          </table:table-cell>
          <table:table-cell office:value-type="float" office:value="-0.79826" calcext:value-type="float">
            <text:p>-0.79826</text:p>
          </table:table-cell>
          <table:table-cell office:value-type="float" office:value="-0.18019" calcext:value-type="float">
            <text:p>-0.18019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-0.12911" calcext:value-type="float">
            <text:p>-0.12911</text:p>
          </table:table-cell>
          <table:table-cell office:value-type="float" office:value="-0.43444" calcext:value-type="float">
            <text:p>-0.43444</text:p>
          </table:table-cell>
          <table:table-cell office:value-type="float" office:value="-0.070359" calcext:value-type="float">
            <text:p>-0.070359</text:p>
          </table:table-cell>
          <table:table-cell office:value-type="float" office:value="1.2043" calcext:value-type="float">
            <text:p>1.2043</text:p>
          </table:table-cell>
          <table:table-cell office:value-type="float" office:value="0.48738" calcext:value-type="float">
            <text:p>0.48738</text:p>
          </table:table-cell>
          <table:table-cell office:value-type="float" office:value="0.86483" calcext:value-type="float">
            <text:p>0.86483</text:p>
          </table:table-cell>
          <table:table-cell office:value-type="float" office:value="0.063867" calcext:value-type="float">
            <text:p>0.063867</text:p>
          </table:table-cell>
          <table:table-cell office:value-type="float" office:value="0.30217" calcext:value-type="float">
            <text:p>0.30217</text:p>
          </table:table-cell>
          <table:table-cell office:value-type="float" office:value="0.20803" calcext:value-type="float">
            <text:p>0.20803</text:p>
          </table:table-cell>
        </table:table-row>
        <table:table-row table:style-name="ro1" table:visibility="collapse">
          <table:table-cell office:value-type="string" calcext:value-type="string">
            <text:p>helix</text:p>
          </table:table-cell>
          <table:table-cell office:value-type="float" office:value="0.61299" calcext:value-type="float">
            <text:p>0.61299</text:p>
          </table:table-cell>
          <table:table-cell office:value-type="float" office:value="0.17547" calcext:value-type="float">
            <text:p>0.17547</text:p>
          </table:table-cell>
          <table:table-cell office:value-type="float" office:value="0.33427" calcext:value-type="float">
            <text:p>0.33427</text:p>
          </table:table-cell>
          <table:table-cell office:value-type="float" office:value="0.37325" calcext:value-type="float">
            <text:p>0.37325</text:p>
          </table:table-cell>
          <table:table-cell office:value-type="float" office:value="0.67621" calcext:value-type="float">
            <text:p>0.67621</text:p>
          </table:table-cell>
          <table:table-cell office:value-type="float" office:value="0.69626" calcext:value-type="float">
            <text:p>0.69626</text:p>
          </table:table-cell>
          <table:table-cell office:value-type="float" office:value="0.6916" calcext:value-type="float">
            <text:p>0.6916</text:p>
          </table:table-cell>
          <table:table-cell office:value-type="float" office:value="-0.4613" calcext:value-type="float">
            <text:p>-0.4613</text:p>
          </table:table-cell>
          <table:table-cell office:value-type="float" office:value="0.75566" calcext:value-type="float">
            <text:p>0.75566</text:p>
          </table:table-cell>
          <table:table-cell office:value-type="float" office:value="0.68764" calcext:value-type="float">
            <text:p>0.68764</text:p>
          </table:table-cell>
          <table:table-cell office:value-type="float" office:value="0.58063" calcext:value-type="float">
            <text:p>0.58063</text:p>
          </table:table-cell>
          <table:table-cell office:value-type="float" office:value="0.87925" calcext:value-type="float">
            <text:p>0.87925</text:p>
          </table:table-cell>
          <table:table-cell office:value-type="float" office:value="-0.6979" calcext:value-type="float">
            <text:p>-0.6979</text:p>
          </table:table-cell>
          <table:table-cell office:value-type="float" office:value="1.5167" calcext:value-type="float">
            <text:p>1.5167</text:p>
          </table:table-cell>
          <table:table-cell office:value-type="float" office:value="-0.80816" calcext:value-type="float">
            <text:p>-0.80816</text:p>
          </table:table-cell>
          <table:table-cell office:value-type="float" office:value="-0.15294" calcext:value-type="float">
            <text:p>-0.15294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0022" calcext:value-type="float">
            <text:p>0.60022</text:p>
          </table:table-cell>
          <table:table-cell office:value-type="float" office:value="-0.52532" calcext:value-type="float">
            <text:p>-0.52532</text:p>
          </table:table-cell>
          <table:table-cell office:value-type="float" office:value="0.11471" calcext:value-type="float">
            <text:p>0.11471</text:p>
          </table:table-cell>
          <table:table-cell office:value-type="float" office:value="0.16428" calcext:value-type="float">
            <text:p>0.16428</text:p>
          </table:table-cell>
          <table:table-cell office:value-type="float" office:value="-1.2156" calcext:value-type="float">
            <text:p>-1.2156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.14352" calcext:value-type="float">
            <text:p>0.14352</text:p>
          </table:table-cell>
          <table:table-cell office:value-type="float" office:value="-0.22576" calcext:value-type="float">
            <text:p>-0.2257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9819" calcext:value-type="float">
            <text:p>0.089819</text:p>
          </table:table-cell>
          <table:table-cell office:value-type="float" office:value="0.532" calcext:value-type="float">
            <text:p>0.532</text:p>
          </table:table-cell>
          <table:table-cell office:value-type="float" office:value="-0.66348" calcext:value-type="float">
            <text:p>-0.66348</text:p>
          </table:table-cell>
          <table:table-cell office:value-type="float" office:value="-0.81991" calcext:value-type="float">
            <text:p>-0.81991</text:p>
          </table:table-cell>
          <table:table-cell office:value-type="float" office:value="0.59904" calcext:value-type="float">
            <text:p>0.59904</text:p>
          </table:table-cell>
          <table:table-cell office:value-type="float" office:value="-1.043" calcext:value-type="float">
            <text:p>-1.043</text:p>
          </table:table-cell>
          <table:table-cell office:value-type="float" office:value="0.72145" calcext:value-type="float">
            <text:p>0.72145</text:p>
          </table:table-cell>
          <table:table-cell office:value-type="float" office:value="0.54033" calcext:value-type="float">
            <text:p>0.54033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-0.10682" calcext:value-type="float">
            <text:p>-0.10682</text:p>
          </table:table-cell>
          <table:table-cell office:value-type="float" office:value="0.0077499" calcext:value-type="float">
            <text:p>0.0077499</text:p>
          </table:table-cell>
          <table:table-cell office:value-type="float" office:value="-0.33133" calcext:value-type="float">
            <text:p>-0.33133</text:p>
          </table:table-cell>
          <table:table-cell office:value-type="float" office:value="0.71186" calcext:value-type="float">
            <text:p>0.71186</text:p>
          </table:table-cell>
          <table:table-cell office:value-type="float" office:value="0.18023" calcext:value-type="float">
            <text:p>0.18023</text:p>
          </table:table-cell>
          <table:table-cell office:value-type="float" office:value="-0.31474" calcext:value-type="float">
            <text:p>-0.31474</text:p>
          </table:table-cell>
          <table:table-cell office:value-type="float" office:value="-0.85853" calcext:value-type="float">
            <text:p>-0.85853</text:p>
          </table:table-cell>
          <table:table-cell office:value-type="float" office:value="-0.97132" calcext:value-type="float">
            <text:p>-0.97132</text:p>
          </table:table-cell>
          <table:table-cell office:value-type="float" office:value="0.44851" calcext:value-type="float">
            <text:p>0.44851</text:p>
          </table:table-cell>
          <table:table-cell office:value-type="float" office:value="-0.72328" calcext:value-type="float">
            <text:p>-0.72328</text:p>
          </table:table-cell>
          <table:table-cell office:value-type="float" office:value="-0.73124" calcext:value-type="float">
            <text:p>-0.73124</text:p>
          </table:table-cell>
          <table:table-cell office:value-type="float" office:value="1.5718" calcext:value-type="float">
            <text:p>1.5718</text:p>
          </table:table-cell>
          <table:table-cell office:value-type="float" office:value="-0.15697" calcext:value-type="float">
            <text:p>-0.15697</text:p>
          </table:table-cell>
          <table:table-cell office:value-type="float" office:value="-0.38934" calcext:value-type="float">
            <text:p>-0.38934</text:p>
          </table:table-cell>
          <table:table-cell office:value-type="float" office:value="-0.41058" calcext:value-type="float">
            <text:p>-0.41058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topics/names.txt</text:p>
          </table:table-cell>
          <table:table-cell office:value-type="float" office:value="-0.657586" calcext:value-type="float">
            <text:p>-0.657586</text:p>
          </table:table-cell>
          <table:table-cell office:value-type="float" office:value="1.00443" calcext:value-type="float">
            <text:p>1.00443</text:p>
          </table:table-cell>
          <table:table-cell office:value-type="float" office:value="-0.768079" calcext:value-type="float">
            <text:p>-0.76807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2484" calcext:value-type="float">
            <text:p>0.192484</text:p>
          </table:table-cell>
          <table:table-cell office:value-type="float" office:value="0.498112" calcext:value-type="float">
            <text:p>0.498112</text:p>
          </table:table-cell>
          <table:table-cell office:value-type="float" office:value="0.582236" calcext:value-type="float">
            <text:p>0.582236</text:p>
          </table:table-cell>
          <table:table-cell office:value-type="float" office:value="-0.867938" calcext:value-type="float">
            <text:p>-0.867938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222776" calcext:value-type="float">
            <text:p>0.222776</text:p>
          </table:table-cell>
          <table:table-cell office:value-type="float" office:value="1.04686" calcext:value-type="float">
            <text:p>1.04686</text:p>
          </table:table-cell>
          <table:table-cell office:value-type="float" office:value="0.16005" calcext:value-type="float">
            <text:p>0.16005</text:p>
          </table:table-cell>
          <table:table-cell office:value-type="float" office:value="-0.135144" calcext:value-type="float">
            <text:p>-0.135144</text:p>
          </table:table-cell>
          <table:table-cell office:value-type="float" office:value="0.261708" calcext:value-type="float">
            <text:p>0.261708</text:p>
          </table:table-cell>
          <table:table-cell office:value-type="float" office:value="-0.226228" calcext:value-type="float">
            <text:p>-0.226228</text:p>
          </table:table-cell>
          <table:table-cell office:value-type="float" office:value="0.12948" calcext:value-type="float">
            <text:p>0.12948</text:p>
          </table:table-cell>
          <table:table-cell office:value-type="float" office:value="-0.185794" calcext:value-type="float">
            <text:p>-0.185794</text:p>
          </table:table-cell>
          <table:table-cell office:value-type="float" office:value="1.02423" calcext:value-type="float">
            <text:p>1.02423</text:p>
          </table:table-cell>
          <table:table-cell office:value-type="float" office:value="-0.319486" calcext:value-type="float">
            <text:p>-0.319486</text:p>
          </table:table-cell>
          <table:table-cell office:value-type="float" office:value="0.316928" calcext:value-type="float">
            <text:p>0.316928</text:p>
          </table:table-cell>
          <table:table-cell office:value-type="float" office:value="0.857534" calcext:value-type="float">
            <text:p>0.857534</text:p>
          </table:table-cell>
          <table:table-cell office:value-type="float" office:value="0.161816" calcext:value-type="float">
            <text:p>0.161816</text:p>
          </table:table-cell>
          <table:table-cell office:value-type="float" office:value="0.693612" calcext:value-type="float">
            <text:p>0.693612</text:p>
          </table:table-cell>
          <table:table-cell office:value-type="float" office:value="-0.183948" calcext:value-type="float">
            <text:p>-0.183948</text:p>
          </table:table-cell>
          <table:table-cell office:value-type="float" office:value="0.129326" calcext:value-type="float">
            <text:p>0.129326</text:p>
          </table:table-cell>
          <table:table-cell office:value-type="float" office:value="-0.740248" calcext:value-type="float">
            <text:p>-0.740248</text:p>
          </table:table-cell>
          <table:table-cell office:value-type="float" office:value="-0.363001" calcext:value-type="float">
            <text:p>-0.363001</text:p>
          </table:table-cell>
          <table:table-cell office:value-type="float" office:value="-0.656534" calcext:value-type="float">
            <text:p>-0.656534</text:p>
          </table:table-cell>
          <table:table-cell office:value-type="float" office:value="-0.749854" calcext:value-type="float">
            <text:p>-0.749854</text:p>
          </table:table-cell>
          <table:table-cell office:value-type="float" office:value="0.0817644" calcext:value-type="float">
            <text:p>0.0817644</text:p>
          </table:table-cell>
          <table:table-cell office:value-type="float" office:value="1.00906" calcext:value-type="float">
            <text:p>1.00906</text:p>
          </table:table-cell>
          <table:table-cell office:value-type="float" office:value="-0.870952" calcext:value-type="float">
            <text:p>-0.870952</text:p>
          </table:table-cell>
          <table:table-cell office:value-type="float" office:value="-0.481926" calcext:value-type="float">
            <text:p>-0.481926</text:p>
          </table:table-cell>
          <table:table-cell office:value-type="float" office:value="-2.09182" calcext:value-type="float">
            <text:p>-2.09182</text:p>
          </table:table-cell>
          <table:table-cell office:value-type="float" office:value="0.216222" calcext:value-type="float">
            <text:p>0.216222</text:p>
          </table:table-cell>
          <table:table-cell office:value-type="float" office:value="0.18469" calcext:value-type="float">
            <text:p>0.18469</text:p>
          </table:table-cell>
          <table:table-cell office:value-type="float" office:value="-0.727546" calcext:value-type="float">
            <text:p>-0.727546</text:p>
          </table:table-cell>
          <table:table-cell office:value-type="float" office:value="1.66116" calcext:value-type="float">
            <text:p>1.66116</text:p>
          </table:table-cell>
          <table:table-cell office:value-type="float" office:value="1.70164" calcext:value-type="float">
            <text:p>1.70164</text:p>
          </table:table-cell>
          <table:table-cell office:value-type="float" office:value="0.788336" calcext:value-type="float">
            <text:p>0.788336</text:p>
          </table:table-cell>
          <table:table-cell office:value-type="float" office:value="0.0231494" calcext:value-type="float">
            <text:p>0.0231494</text:p>
          </table:table-cell>
          <table:table-cell office:value-type="float" office:value="-0.759476" calcext:value-type="float">
            <text:p>-0.759476</text:p>
          </table:table-cell>
          <table:table-cell office:value-type="float" office:value="0.19925" calcext:value-type="float">
            <text:p>0.19925</text:p>
          </table:table-cell>
          <table:table-cell office:value-type="float" office:value="0.750164" calcext:value-type="float">
            <text:p>0.750164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31663" calcext:value-type="float">
            <text:p>0.31663</text:p>
          </table:table-cell>
          <table:table-cell office:value-type="float" office:value="1.66102" calcext:value-type="float">
            <text:p>1.66102</text:p>
          </table:table-cell>
          <table:table-cell office:value-type="float" office:value="0.399674" calcext:value-type="float">
            <text:p>0.399674</text:p>
          </table:table-cell>
          <table:table-cell office:value-type="float" office:value="-0.477698" calcext:value-type="float">
            <text:p>-0.477698</text:p>
          </table:table-cell>
          <table:table-cell office:value-type="float" office:value="0.083586" calcext:value-type="float">
            <text:p>0.083586</text:p>
          </table:table-cell>
        </table:table-row>
        <table:table-row table:style-name="ro1">
          <table:table-cell office:value-type="string" calcext:value-type="string">
            <text:p>biophysics</text:p>
          </table:table-cell>
          <table:table-cell office:value-type="float" office:value="-0.54596" calcext:value-type="float">
            <text:p>-0.54596</text:p>
          </table:table-cell>
          <table:table-cell office:value-type="float" office:value="0.67754" calcext:value-type="float">
            <text:p>0.67754</text:p>
          </table:table-cell>
          <table:table-cell office:value-type="float" office:value="-1.0267" calcext:value-type="float">
            <text:p>-1.0267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22034" calcext:value-type="float">
            <text:p>0.22034</text:p>
          </table:table-cell>
          <table:table-cell office:value-type="float" office:value="0.64902" calcext:value-type="float">
            <text:p>0.64902</text:p>
          </table:table-cell>
          <table:table-cell office:value-type="float" office:value="0.91813" calcext:value-type="float">
            <text:p>0.91813</text:p>
          </table:table-cell>
          <table:table-cell office:value-type="float" office:value="-0.57561" calcext:value-type="float">
            <text:p>-0.57561</text:p>
          </table:table-cell>
          <table:table-cell office:value-type="float" office:value="0.60437" calcext:value-type="float">
            <text:p>0.60437</text:p>
          </table:table-cell>
          <table:table-cell office:value-type="float" office:value="-0.31991" calcext:value-type="float">
            <text:p>-0.31991</text:p>
          </table:table-cell>
          <table:table-cell office:value-type="float" office:value="1.2568" calcext:value-type="float">
            <text:p>1.2568</text:p>
          </table:table-cell>
          <table:table-cell office:value-type="float" office:value="-0.15497" calcext:value-type="float">
            <text:p>-0.15497</text:p>
          </table:table-cell>
          <table:table-cell office:value-type="float" office:value="-0.1657" calcext:value-type="float">
            <text:p>-0.1657</text:p>
          </table:table-cell>
          <table:table-cell office:value-type="float" office:value="0.28022" calcext:value-type="float">
            <text:p>0.28022</text:p>
          </table:table-cell>
          <table:table-cell office:value-type="float" office:value="-0.36851" calcext:value-type="float">
            <text:p>-0.36851</text:p>
          </table:table-cell>
          <table:table-cell office:value-type="float" office:value="-0.0019312" calcext:value-type="float">
            <text:p>-0.0019312</text:p>
          </table:table-cell>
          <table:table-cell office:value-type="float" office:value="-0.84663" calcext:value-type="float">
            <text:p>-0.84663</text:p>
          </table:table-cell>
          <table:table-cell office:value-type="float" office:value="0.96534" calcext:value-type="float">
            <text:p>0.96534</text:p>
          </table:table-cell>
          <table:table-cell office:value-type="float" office:value="-0.10427" calcext:value-type="float">
            <text:p>-0.10427</text:p>
          </table:table-cell>
          <table:table-cell office:value-type="float" office:value="0.31457" calcext:value-type="float">
            <text:p>0.31457</text:p>
          </table:table-cell>
          <table:table-cell office:value-type="float" office:value="1.4177" calcext:value-type="float">
            <text:p>1.4177</text:p>
          </table:table-cell>
          <table:table-cell office:value-type="float" office:value="-0.032832" calcext:value-type="float">
            <text:p>-0.032832</text:p>
          </table:table-cell>
          <table:table-cell office:value-type="float" office:value="0.57439" calcext:value-type="float">
            <text:p>0.57439</text:p>
          </table:table-cell>
          <table:table-cell office:value-type="float" office:value="-0.088523" calcext:value-type="float">
            <text:p>-0.088523</text:p>
          </table:table-cell>
          <table:table-cell office:value-type="float" office:value="-0.61643" calcext:value-type="float">
            <text:p>-0.61643</text:p>
          </table:table-cell>
          <table:table-cell office:value-type="float" office:value="-0.42777" calcext:value-type="float">
            <text:p>-0.42777</text:p>
          </table:table-cell>
          <table:table-cell office:value-type="float" office:value="0.080379" calcext:value-type="float">
            <text:p>0.080379</text:p>
          </table:table-cell>
          <table:table-cell office:value-type="float" office:value="-0.22508" calcext:value-type="float">
            <text:p>-0.22508</text:p>
          </table:table-cell>
          <table:table-cell office:value-type="float" office:value="-0.90795" calcext:value-type="float">
            <text:p>-0.90795</text:p>
          </table:table-cell>
          <table:table-cell office:value-type="float" office:value="0.013763" calcext:value-type="float">
            <text:p>0.013763</text:p>
          </table:table-cell>
          <table:table-cell office:value-type="float" office:value="-0.20611" calcext:value-type="float">
            <text:p>-0.20611</text:p>
          </table:table-cell>
          <table:table-cell office:value-type="float" office:value="-0.89398" calcext:value-type="float">
            <text:p>-0.89398</text:p>
          </table:table-cell>
          <table:table-cell office:value-type="float" office:value="-0.27944" calcext:value-type="float">
            <text:p>-0.27944</text:p>
          </table:table-cell>
          <table:table-cell office:value-type="float" office:value="-1.955" calcext:value-type="float">
            <text:p>-1.955</text:p>
          </table:table-cell>
          <table:table-cell office:value-type="float" office:value="-0.24936" calcext:value-type="float">
            <text:p>-0.24936</text:p>
          </table:table-cell>
          <table:table-cell office:value-type="float" office:value="0.032938" calcext:value-type="float">
            <text:p>0.032938</text:p>
          </table:table-cell>
          <table:table-cell office:value-type="float" office:value="-1.1324" calcext:value-type="float">
            <text:p>-1.1324</text:p>
          </table:table-cell>
          <table:table-cell office:value-type="float" office:value="1.4245" calcext:value-type="float">
            <text:p>1.4245</text:p>
          </table:table-cell>
          <table:table-cell office:value-type="float" office:value="1.781" calcext:value-type="float">
            <text:p>1.781</text:p>
          </table:table-cell>
          <table:table-cell office:value-type="float" office:value="0.98229" calcext:value-type="float">
            <text:p>0.98229</text:p>
          </table:table-cell>
          <table:table-cell office:value-type="float" office:value="0.19645" calcext:value-type="float">
            <text:p>0.19645</text:p>
          </table:table-cell>
          <table:table-cell office:value-type="float" office:value="-0.68874" calcext:value-type="float">
            <text:p>-0.68874</text:p>
          </table:table-cell>
          <table:table-cell office:value-type="float" office:value="0.081864" calcext:value-type="float">
            <text:p>0.081864</text:p>
          </table:table-cell>
          <table:table-cell office:value-type="float" office:value="0.51597" calcext:value-type="float">
            <text:p>0.51597</text:p>
          </table:table-cell>
          <table:table-cell office:value-type="float" office:value="0.2131" calcext:value-type="float">
            <text:p>0.2131</text:p>
          </table:table-cell>
          <table:table-cell office:value-type="float" office:value="-0.3463" calcext:value-type="float">
            <text:p>-0.3463</text:p>
          </table:table-cell>
          <table:table-cell office:value-type="float" office:value="1.8733" calcext:value-type="float">
            <text:p>1.8733</text:p>
          </table:table-cell>
          <table:table-cell office:value-type="float" office:value="-0.028331" calcext:value-type="float">
            <text:p>-0.028331</text:p>
          </table:table-cell>
          <table:table-cell office:value-type="float" office:value="-0.75124" calcext:value-type="float">
            <text:p>-0.75124</text:p>
          </table:table-cell>
          <table:table-cell office:value-type="float" office:value="-0.13376" calcext:value-type="float">
            <text:p>-0.13376</text:p>
          </table:table-cell>
        </table:table-row>
        <table:table-row table:style-name="ro1">
          <table:table-cell office:value-type="string" calcext:value-type="string">
            <text:p>physics</text:p>
          </table:table-cell>
          <table:table-cell office:value-type="float" office:value="-0.76028" calcext:value-type="float">
            <text:p>-0.76028</text:p>
          </table:table-cell>
          <table:table-cell office:value-type="float" office:value="1.3048" calcext:value-type="float">
            <text:p>1.3048</text:p>
          </table:table-cell>
          <table:table-cell office:value-type="float" office:value="-0.086416" calcext:value-type="float">
            <text:p>-0.086416</text:p>
          </table:table-cell>
          <table:table-cell office:value-type="float" office:value="-0.092512" calcext:value-type="float">
            <text:p>-0.092512</text:p>
          </table:table-cell>
          <table:table-cell office:value-type="float" office:value="-0.19359" calcext:value-type="float">
            <text:p>-0.19359</text:p>
          </table:table-cell>
          <table:table-cell office:value-type="float" office:value="0.10563" calcext:value-type="float">
            <text:p>0.10563</text:p>
          </table:table-cell>
          <table:table-cell office:value-type="float" office:value="0.70074" calcext:value-type="float">
            <text:p>0.70074</text:p>
          </table:table-cell>
          <table:table-cell office:value-type="float" office:value="-0.97941" calcext:value-type="float">
            <text:p>-0.97941</text:p>
          </table:table-cell>
          <table:table-cell office:value-type="float" office:value="-0.57269" calcext:value-type="float">
            <text:p>-0.57269</text:p>
          </table:table-cell>
          <table:table-cell office:value-type="float" office:value="0.68583" calcext:value-type="float">
            <text:p>0.68583</text:p>
          </table:table-cell>
          <table:table-cell office:value-type="float" office:value="0.91511" calcext:value-type="float">
            <text:p>0.91511</text:p>
          </table:table-cell>
          <table:table-cell office:value-type="float" office:value="0.28773" calcext:value-type="float">
            <text:p>0.28773</text:p>
          </table:table-cell>
          <table:table-cell office:value-type="float" office:value="-0.50195" calcext:value-type="float">
            <text:p>-0.50195</text:p>
          </table:table-cell>
          <table:table-cell office:value-type="float" office:value="0.68386" calcext:value-type="float">
            <text:p>0.68386</text:p>
          </table:table-cell>
          <table:table-cell office:value-type="float" office:value="-0.11504" calcext:value-type="float">
            <text:p>-0.11504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28243" calcext:value-type="float">
            <text:p>0.28243</text:p>
          </table:table-cell>
          <table:table-cell office:value-type="float" office:value="1.404" calcext:value-type="float">
            <text:p>1.404</text:p>
          </table:table-cell>
          <table:table-cell office:value-type="float" office:value="-1.0323" calcext:value-type="float">
            <text:p>-1.0323</text:p>
          </table:table-cell>
          <table:table-cell office:value-type="float" office:value="-0.1534" calcext:value-type="float">
            <text:p>-0.1534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25864" calcext:value-type="float">
            <text:p>0.25864</text:p>
          </table:table-cell>
          <table:table-cell office:value-type="float" office:value="0.53605" calcext:value-type="float">
            <text:p>0.53605</text:p>
          </table:table-cell>
          <table:table-cell office:value-type="float" office:value="-0.44312" calcext:value-type="float">
            <text:p>-0.44312</text:p>
          </table:table-cell>
          <table:table-cell office:value-type="float" office:value="0.81973" calcext:value-type="float">
            <text:p>0.81973</text:p>
          </table:table-cell>
          <table:table-cell office:value-type="float" office:value="-1.1146" calcext:value-type="float">
            <text:p>-1.1146</text:p>
          </table:table-cell>
          <table:table-cell office:value-type="float" office:value="-0.71439" calcext:value-type="float">
            <text:p>-0.71439</text:p>
          </table:table-cell>
          <table:table-cell office:value-type="float" office:value="-0.78889" calcext:value-type="float">
            <text:p>-0.78889</text:p>
          </table:table-cell>
          <table:table-cell office:value-type="float" office:value="-1.0154" calcext:value-type="float">
            <text:p>-1.0154</text:p>
          </table:table-cell>
          <table:table-cell office:value-type="float" office:value="0.40448" calcext:value-type="float">
            <text:p>0.40448</text:p>
          </table:table-cell>
          <table:table-cell office:value-type="float" office:value="1.5148" calcext:value-type="float">
            <text:p>1.5148</text:p>
          </table:table-cell>
          <table:table-cell office:value-type="float" office:value="-1.1208" calcext:value-type="float">
            <text:p>-1.1208</text:p>
          </table:table-cell>
          <table:table-cell office:value-type="float" office:value="-0.94428" calcext:value-type="float">
            <text:p>-0.94428</text:p>
          </table:table-cell>
          <table:table-cell office:value-type="float" office:value="-2.2462" calcext:value-type="float">
            <text:p>-2.2462</text:p>
          </table:table-cell>
          <table:table-cell office:value-type="float" office:value="0.20003" calcext:value-type="float">
            <text:p>0.20003</text:p>
          </table:table-cell>
          <table:table-cell office:value-type="float" office:value="-0.1727" calcext:value-type="float">
            <text:p>-0.1727</text:p>
          </table:table-cell>
          <table:table-cell office:value-type="float" office:value="-0.20429" calcext:value-type="float">
            <text:p>-0.20429</text:p>
          </table:table-cell>
          <table:table-cell office:value-type="float" office:value="1.6377" calcext:value-type="float">
            <text:p>1.6377</text:p>
          </table:table-cell>
          <table:table-cell office:value-type="float" office:value="1.3617" calcext:value-type="float">
            <text:p>1.3617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21541" calcext:value-type="float">
            <text:p>0.21541</text:p>
          </table:table-cell>
          <table:table-cell office:value-type="float" office:value="-0.50015" calcext:value-type="float">
            <text:p>-0.50015</text:p>
          </table:table-cell>
          <table:table-cell office:value-type="float" office:value="0.26245" calcext:value-type="float">
            <text:p>0.26245</text:p>
          </table:table-cell>
          <table:table-cell office:value-type="float" office:value="0.96734" calcext:value-type="float">
            <text:p>0.96734</text:p>
          </table:table-cell>
          <table:table-cell office:value-type="float" office:value="-0.35057" calcext:value-type="float">
            <text:p>-0.3505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1.5572" calcext:value-type="float">
            <text:p>1.5572</text:p>
          </table:table-cell>
          <table:table-cell office:value-type="float" office:value="0.76885" calcext:value-type="float">
            <text:p>0.76885</text:p>
          </table:table-cell>
          <table:table-cell office:value-type="float" office:value="-0.54687" calcext:value-type="float">
            <text:p>-0.54687</text:p>
          </table:table-cell>
          <table:table-cell office:value-type="float" office:value="-0.2338" calcext:value-type="float">
            <text:p>-0.2338</text:p>
          </table:table-cell>
        </table:table-row>
        <table:table-row table:style-name="ro1">
          <table:table-cell office:value-type="string" calcext:value-type="string">
            <text:p>biology</text:p>
          </table:table-cell>
          <table:table-cell office:value-type="float" office:value="-0.32519" calcext:value-type="float">
            <text:p>-0.32519</text:p>
          </table:table-cell>
          <table:table-cell office:value-type="float" office:value="1.0813" calcext:value-type="float">
            <text:p>1.0813</text:p>
          </table:table-cell>
          <table:table-cell office:value-type="float" office:value="-0.73782" calcext:value-type="float">
            <text:p>-0.73782</text:p>
          </table:table-cell>
          <table:table-cell office:value-type="float" office:value="0.087665" calcext:value-type="float">
            <text:p>0.087665</text:p>
          </table:table-cell>
          <table:table-cell office:value-type="float" office:value="0.22888" calcext:value-type="float">
            <text:p>0.22888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13426" calcext:value-type="float">
            <text:p>0.13426</text:p>
          </table:table-cell>
          <table:table-cell office:value-type="float" office:value="-1.5758" calcext:value-type="float">
            <text:p>-1.5758</text:p>
          </table:table-cell>
          <table:table-cell office:value-type="float" office:value="0.51152" calcext:value-type="float">
            <text:p>0.51152</text:p>
          </table:table-cell>
          <table:table-cell office:value-type="float" office:value="-0.087914" calcext:value-type="float">
            <text:p>-0.087914</text:p>
          </table:table-cell>
          <table:table-cell office:value-type="float" office:value="0.93531" calcext:value-type="float">
            <text:p>0.93531</text:p>
          </table:table-cell>
          <table:table-cell office:value-type="float" office:value="0.20949" calcext:value-type="float">
            <text:p>0.20949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051" calcext:value-type="float">
            <text:p>0.2051</text:p>
          </table:table-cell>
          <table:table-cell office:value-type="float" office:value="-0.45107" calcext:value-type="float">
            <text:p>-0.45107</text:p>
          </table:table-cell>
          <table:table-cell office:value-type="float" office:value="0.13479" calcext:value-type="float">
            <text:p>0.13479</text:p>
          </table:table-cell>
          <table:table-cell office:value-type="float" office:value="-0.19415" calcext:value-type="float">
            <text:p>-0.19415</text:p>
          </table:table-cell>
          <table:table-cell office:value-type="float" office:value="0.86683" calcext:value-type="float">
            <text:p>0.86683</text:p>
          </table:table-cell>
          <table:table-cell office:value-type="float" office:value="-0.28273" calcext:value-type="float">
            <text:p>-0.28273</text:p>
          </table:table-cell>
          <table:table-cell office:value-type="float" office:value="0.77492" calcext:value-type="float">
            <text:p>0.77492</text:p>
          </table:table-cell>
          <table:table-cell office:value-type="float" office:value="-0.032939" calcext:value-type="float">
            <text:p>-0.032939</text:p>
          </table:table-cell>
          <table:table-cell office:value-type="float" office:value="0.0015082" calcext:value-type="float">
            <text:p>0.0015082</text:p>
          </table:table-cell>
          <table:table-cell office:value-type="float" office:value="0.59856" calcext:value-type="float">
            <text:p>0.59856</text:p>
          </table:table-cell>
          <table:table-cell office:value-type="float" office:value="0.027327" calcext:value-type="float">
            <text:p>0.027327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-0.92576" calcext:value-type="float">
            <text:p>-0.92576</text:p>
          </table:table-cell>
          <table:table-cell office:value-type="float" office:value="-0.32665" calcext:value-type="float">
            <text:p>-0.32665</text:p>
          </table:table-cell>
          <table:table-cell office:value-type="float" office:value="-1.0078" calcext:value-type="float">
            <text:p>-1.0078</text:p>
          </table:table-cell>
          <table:table-cell office:value-type="float" office:value="-0.70243" calcext:value-type="float">
            <text:p>-0.70243</text:p>
          </table:table-cell>
          <table:table-cell office:value-type="float" office:value="-0.043362" calcext:value-type="float">
            <text:p>-0.043362</text:p>
          </table:table-cell>
          <table:table-cell office:value-type="float" office:value="1.7215" calcext:value-type="float">
            <text:p>1.7215</text:p>
          </table:table-cell>
          <table:table-cell office:value-type="float" office:value="-1.0031" calcext:value-type="float">
            <text:p>-1.0031</text:p>
          </table:table-cell>
          <table:table-cell office:value-type="float" office:value="-0.41169" calcext:value-type="float">
            <text:p>-0.41169</text:p>
          </table:table-cell>
          <table:table-cell office:value-type="float" office:value="-2.1112" calcext:value-type="float">
            <text:p>-2.1112</text:p>
          </table:table-cell>
          <table:table-cell office:value-type="float" office:value="0.10656" calcext:value-type="float">
            <text:p>0.10656</text:p>
          </table:table-cell>
          <table:table-cell office:value-type="float" office:value="0.20487" calcext:value-type="float">
            <text:p>0.20487</text:p>
          </table:table-cell>
          <table:table-cell office:value-type="float" office:value="-0.85575" calcext:value-type="float">
            <text:p>-0.85575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6879" calcext:value-type="float">
            <text:p>1.6879</text:p>
          </table:table-cell>
          <table:table-cell office:value-type="float" office:value="0.71521" calcext:value-type="float">
            <text:p>0.71521</text:p>
          </table:table-cell>
          <table:table-cell office:value-type="float" office:value="-0.31717" calcext:value-type="float">
            <text:p>-0.31717</text:p>
          </table:table-cell>
          <table:table-cell office:value-type="float" office:value="-1.1002" calcext:value-type="float">
            <text:p>-1.1002</text:p>
          </table:table-cell>
          <table:table-cell office:value-type="float" office:value="0.483" calcext:value-type="float">
            <text:p>0.483</text:p>
          </table:table-cell>
          <table:table-cell office:value-type="float" office:value="1.2608" calcext:value-type="float">
            <text:p>1.2608</text:p>
          </table:table-cell>
          <table:table-cell office:value-type="float" office:value="0.68829" calcext:value-type="float">
            <text:p>0.68829</text:p>
          </table:table-cell>
          <table:table-cell office:value-type="float" office:value="0.53763" calcext:value-type="float">
            <text:p>0.53763</text:p>
          </table:table-cell>
          <table:table-cell office:value-type="float" office:value="1.9542" calcext:value-type="float">
            <text:p>1.9542</text:p>
          </table:table-cell>
          <table:table-cell office:value-type="float" office:value="0.44175" calcext:value-type="float">
            <text:p>0.44175</text:p>
          </table:table-cell>
          <table:table-cell office:value-type="float" office:value="-0.3014" calcext:value-type="float">
            <text:p>-0.3014</text:p>
          </table:table-cell>
          <table:table-cell office:value-type="float" office:value="0.39389" calcext:value-type="float">
            <text:p>0.39389</text:p>
          </table:table-cell>
        </table:table-row>
        <table:table-row table:style-name="ro1">
          <table:table-cell office:value-type="string" calcext:value-type="string">
            <text:p>chemistry</text:p>
          </table:table-cell>
          <table:table-cell office:value-type="float" office:value="-0.97166" calcext:value-type="float">
            <text:p>-0.97166</text:p>
          </table:table-cell>
          <table:table-cell office:value-type="float" office:value="1.3028" calcext:value-type="float">
            <text:p>1.3028</text:p>
          </table:table-cell>
          <table:table-cell office:value-type="float" office:value="-0.87856" calcext:value-type="float">
            <text:p>-0.87856</text:p>
          </table:table-cell>
          <table:table-cell office:value-type="float" office:value="-0.033785" calcext:value-type="float">
            <text:p>-0.033785</text:p>
          </table:table-cell>
          <table:table-cell office:value-type="float" office:value="0.34052" calcext:value-type="float">
            <text:p>0.34052</text:p>
          </table:table-cell>
          <table:table-cell office:value-type="float" office:value="0.39389" calcext:value-type="float">
            <text:p>0.39389</text:p>
          </table:table-cell>
          <table:table-cell office:value-type="float" office:value="0.39536" calcext:value-type="float">
            <text:p>0.39536</text:p>
          </table:table-cell>
          <table:table-cell office:value-type="float" office:value="-0.55126" calcext:value-type="float">
            <text:p>-0.55126</text:p>
          </table:table-cell>
          <table:table-cell office:value-type="float" office:value="-0.45993" calcext:value-type="float">
            <text:p>-0.45993</text:p>
          </table:table-cell>
          <table:table-cell office:value-type="float" office:value="0.81382" calcext:value-type="float">
            <text:p>0.81382</text:p>
          </table:table-cell>
          <table:table-cell office:value-type="float" office:value="0.95248" calcext:value-type="float">
            <text:p>0.95248</text:p>
          </table:table-cell>
          <table:table-cell office:value-type="float" office:value="0.37848" calcext:value-type="float">
            <text:p>0.37848</text:p>
          </table:table-cell>
          <table:table-cell office:value-type="float" office:value="-0.27989" calcext:value-type="float">
            <text:p>-0.27989</text:p>
          </table:table-cell>
          <table:table-cell office:value-type="float" office:value="0.32066" calcext:value-type="float">
            <text:p>0.32066</text:p>
          </table:table-cell>
          <table:table-cell office:value-type="float" office:value="0.065328" calcext:value-type="float">
            <text:p>0.065328</text:p>
          </table:table-cell>
          <table:table-cell office:value-type="float" office:value="0.36477" calcext:value-type="float">
            <text:p>0.36477</text:p>
          </table:table-cell>
          <table:table-cell office:value-type="float" office:value="0.46413" calcext:value-type="float">
            <text:p>0.46413</text:p>
          </table:table-cell>
          <table:table-cell office:value-type="float" office:value="1.0357" calcext:value-type="float">
            <text:p>1.0357</text:p>
          </table:table-cell>
          <table:table-cell office:value-type="float" office:value="-0.37637" calcext:value-type="float">
            <text:p>-0.37637</text:p>
          </table:table-cell>
          <table:table-cell office:value-type="float" office:value="-0.023921" calcext:value-type="float">
            <text:p>-0.0239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84271" calcext:value-type="float">
            <text:p>0.84271</text:p>
          </table:table-cell>
          <table:table-cell office:value-type="float" office:value="-0.37195" calcext:value-type="float">
            <text:p>-0.37195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-0.66352" calcext:value-type="float">
            <text:p>-0.66352</text:p>
          </table:table-cell>
          <table:table-cell office:value-type="float" office:value="-0.85595" calcext:value-type="float">
            <text:p>-0.85595</text:p>
          </table:table-cell>
          <table:table-cell office:value-type="float" office:value="-0.52089" calcext:value-type="float">
            <text:p>-0.52089</text:p>
          </table:table-cell>
          <table:table-cell office:value-type="float" office:value="-0.38831" calcext:value-type="float">
            <text:p>-0.38831</text:p>
          </table:table-cell>
          <table:table-cell office:value-type="float" office:value="0.10169" calcext:value-type="float">
            <text:p>0.10169</text:p>
          </table:table-cell>
          <table:table-cell office:value-type="float" office:value="1.5924" calcext:value-type="float">
            <text:p>1.5924</text:p>
          </table:table-cell>
          <table:table-cell office:value-type="float" office:value="-0.61623" calcext:value-type="float">
            <text:p>-0.61623</text:p>
          </table:table-cell>
          <table:table-cell office:value-type="float" office:value="-0.56693" calcext:value-type="float">
            <text:p>-0.56693</text:p>
          </table:table-cell>
          <table:table-cell office:value-type="float" office:value="-2.1545" calcext:value-type="float">
            <text:p>-2.1545</text:p>
          </table:table-cell>
          <table:table-cell office:value-type="float" office:value="0.63162" calcext:value-type="float">
            <text:p>0.63162</text:p>
          </table:table-cell>
          <table:table-cell office:value-type="float" office:value="0.47784" calcext:value-type="float">
            <text:p>0.47784</text:p>
          </table:table-cell>
          <table:table-cell office:value-type="float" office:value="-0.43869" calcext:value-type="float">
            <text:p>-0.43869</text:p>
          </table:table-cell>
          <table:table-cell office:value-type="float" office:value="1.931" calcext:value-type="float">
            <text:p>1.931</text:p>
          </table:table-cell>
          <table:table-cell office:value-type="float" office:value="1.6746" calcext:value-type="float">
            <text:p>1.6746</text:p>
          </table:table-cell>
          <table:table-cell office:value-type="float" office:value="0.36443" calcext:value-type="float">
            <text:p>0.36443</text:p>
          </table:table-cell>
          <table:table-cell office:value-type="float" office:value="0.095216" calcext:value-type="float">
            <text:p>0.095216</text:p>
          </table:table-cell>
          <table:table-cell office:value-type="float" office:value="-0.68216" calcext:value-type="float">
            <text:p>-0.68216</text:p>
          </table:table-cell>
          <table:table-cell office:value-type="float" office:value="0.054844" calcext:value-type="float">
            <text:p>0.054844</text:p>
          </table:table-cell>
          <table:table-cell office:value-type="float" office:value="0.32969" calcext:value-type="float">
            <text:p>0.32969</text:p>
          </table:table-cell>
          <table:table-cell office:value-type="float" office:value="0.39481" calcext:value-type="float">
            <text:p>0.39481</text:p>
          </table:table-cell>
          <table:table-cell office:value-type="float" office:value="0.56079" calcext:value-type="float">
            <text:p>0.56079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71179" calcext:value-type="float">
            <text:p>0.71179</text:p>
          </table:table-cell>
          <table:table-cell office:value-type="float" office:value="-0.2038" calcext:value-type="float">
            <text:p>-0.2038</text:p>
          </table:table-cell>
          <table:table-cell office:value-type="float" office:value="0.21542" calcext:value-type="float">
            <text:p>0.21542</text:p>
          </table:table-cell>
        </table:table-row>
        <table:table-row table:style-name="ro1">
          <table:table-cell office:value-type="string" calcext:value-type="string">
            <text:p>biochemistry</text:p>
          </table:table-cell>
          <table:table-cell office:value-type="float" office:value="-0.68484" calcext:value-type="float">
            <text:p>-0.68484</text:p>
          </table:table-cell>
          <table:table-cell office:value-type="float" office:value="0.65569" calcext:value-type="float">
            <text:p>0.65569</text:p>
          </table:table-cell>
          <table:table-cell office:value-type="float" office:value="-1.1109" calcext:value-type="float">
            <text:p>-1.1109</text:p>
          </table:table-cell>
          <table:table-cell office:value-type="float" office:value="0.024982" calcext:value-type="float">
            <text:p>0.024982</text:p>
          </table:table-cell>
          <table:table-cell office:value-type="float" office:value="0.36627" calcext:value-type="float">
            <text:p>0.36627</text:p>
          </table:table-cell>
          <table:table-cell office:value-type="float" office:value="0.69452" calcext:value-type="float">
            <text:p>0.69452</text:p>
          </table:table-cell>
          <table:table-cell office:value-type="float" office:value="0.76269" calcext:value-type="float">
            <text:p>0.76269</text:p>
          </table:table-cell>
          <table:table-cell office:value-type="float" office:value="-0.65761" calcext:value-type="float">
            <text:p>-0.65761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022055" calcext:value-type="float">
            <text:p>0.022055</text:p>
          </table:table-cell>
          <table:table-cell office:value-type="float" office:value="1.1746" calcext:value-type="float">
            <text:p>1.1746</text:p>
          </table:table-cell>
          <table:table-cell office:value-type="float" office:value="0.079522" calcext:value-type="float">
            <text:p>0.079522</text:p>
          </table:table-cell>
          <table:table-cell office:value-type="float" office:value="-0.077682" calcext:value-type="float">
            <text:p>-0.077682</text:p>
          </table:table-cell>
          <table:table-cell office:value-type="float" office:value="-0.1813" calcext:value-type="float">
            <text:p>-0.1813</text:p>
          </table:table-cell>
          <table:table-cell office:value-type="float" office:value="-0.26185" calcext:value-type="float">
            <text:p>-0.26185</text:p>
          </table:table-cell>
          <table:table-cell office:value-type="float" office:value="0.070593" calcext:value-type="float">
            <text:p>0.070593</text:p>
          </table:table-cell>
          <table:table-cell office:value-type="float" office:value="-0.63475" calcext:value-type="float">
            <text:p>-0.63475</text:p>
          </table:table-cell>
          <table:table-cell office:value-type="float" office:value="0.84927" calcext:value-type="float">
            <text:p>0.84927</text:p>
          </table:table-cell>
          <table:table-cell office:value-type="float" office:value="0.19824" calcext:value-type="float">
            <text:p>0.19824</text:p>
          </table:table-cell>
          <table:table-cell office:value-type="float" office:value="0.67247" calcext:value-type="float">
            <text:p>0.67247</text:p>
          </table:table-cell>
          <table:table-cell office:value-type="float" office:value="0.99121" calcext:value-type="float">
            <text:p>0.99121</text:p>
          </table:table-cell>
          <table:table-cell office:value-type="float" office:value="0.088013" calcext:value-type="float">
            <text:p>0.088013</text:p>
          </table:table-cell>
          <table:table-cell office:value-type="float" office:value="0.91635" calcext:value-type="float">
            <text:p>0.91635</text:p>
          </table:table-cell>
          <table:table-cell office:value-type="float" office:value="-0.043473" calcext:value-type="float">
            <text:p>-0.043473</text:p>
          </table:table-cell>
          <table:table-cell office:value-type="float" office:value="-0.36434" calcext:value-type="float">
            <text:p>-0.36434</text:p>
          </table:table-cell>
          <table:table-cell office:value-type="float" office:value="-0.56959" calcext:value-type="float">
            <text:p>-0.56959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-0.74001" calcext:value-type="float">
            <text:p>-0.74001</text:p>
          </table:table-cell>
          <table:table-cell office:value-type="float" office:value="-0.73518" calcext:value-type="float">
            <text:p>-0.73518</text:p>
          </table:table-cell>
          <table:table-cell office:value-type="float" office:value="-0.067749" calcext:value-type="float">
            <text:p>-0.067749</text:p>
          </table:table-cell>
          <table:table-cell office:value-type="float" office:value="0.42272" calcext:value-type="float">
            <text:p>0.42272</text:p>
          </table:table-cell>
          <table:table-cell office:value-type="float" office:value="-0.72065" calcext:value-type="float">
            <text:p>-0.72065</text:p>
          </table:table-cell>
          <table:table-cell office:value-type="float" office:value="-0.20729" calcext:value-type="float">
            <text:p>-0.20729</text:p>
          </table:table-cell>
          <table:table-cell office:value-type="float" office:value="-1.9922" calcext:value-type="float">
            <text:p>-1.9922</text:p>
          </table:table-cell>
          <table:table-cell office:value-type="float" office:value="0.39226" calcext:value-type="float">
            <text:p>0.39226</text:p>
          </table:table-cell>
          <table:table-cell office:value-type="float" office:value="0.3805" calcext:value-type="float">
            <text:p>0.3805</text:p>
          </table:table-cell>
          <table:table-cell office:value-type="float" office:value="-1.0066" calcext:value-type="float">
            <text:p>-1.0066</text:p>
          </table:table-cell>
          <table:table-cell office:value-type="float" office:value="1.9048" calcext:value-type="float">
            <text:p>1.9048</text:p>
          </table:table-cell>
          <table:table-cell office:value-type="float" office:value="2.003" calcext:value-type="float">
            <text:p>2.003</text:p>
          </table:table-cell>
          <table:table-cell office:value-type="float" office:value="0.86865" calcext:value-type="float">
            <text:p>0.86865</text:p>
          </table:table-cell>
          <table:table-cell office:value-type="float" office:value="-0.074159" calcext:value-type="float">
            <text:p>-0.074159</text:p>
          </table:table-cell>
          <table:table-cell office:value-type="float" office:value="-0.82613" calcext:value-type="float">
            <text:p>-0.82613</text:p>
          </table:table-cell>
          <table:table-cell office:value-type="float" office:value="0.11409" calcext:value-type="float">
            <text:p>0.11409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39837" calcext:value-type="float">
            <text:p>0.398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1.6538" calcext:value-type="float">
            <text:p>1.6538</text:p>
          </table:table-cell>
          <table:table-cell office:value-type="float" office:value="0.10431" calcext:value-type="float">
            <text:p>0.10431</text:p>
          </table:table-cell>
          <table:table-cell office:value-type="float" office:value="-0.58518" calcext:value-type="float">
            <text:p>-0.58518</text:p>
          </table:table-cell>
          <table:table-cell office:value-type="float" office:value="0.17618" calcext:value-type="float">
            <text:p>0.17618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iochemistry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iolog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hemistr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ochemistry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9-06T16:20:46.599379794</dc:date>
    <meta:editing-duration>PT19M33S</meta:editing-duration>
    <meta:editing-cycles>4</meta:editing-cycles>
    <meta:document-statistic meta:table-count="1" meta:cell-count="2609" meta:object-count="0"/>
  </office:meta>
</office:document-meta>
</file>